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svg:font-family="'Noto Sans', 'Droid Sans Mono', monospace, monospace, 'Droid Sans Fallback', 'Droid Sans Mono', monospace, monospace"/>
  </office:font-face-decls>
  <office:automatic-styles>
    <style:style style:name="P1" style:family="paragraph" style:parent-style-name="Bibliography_20_1">
      <style:paragraph-properties fo:break-before="page"/>
    </style:style>
    <style:style style:name="P2" style:family="paragraph" style:parent-style-name="Author">
      <loext:graphic-properties draw:fill-gradient-name="gradient" draw:fill-hatch-name="hatch"/>
      <style:paragraph-properties fo:margin-left="0mm" fo:margin-right="0mm" fo:margin-top="0mm" fo:margin-bottom="1.99mm" style:contextual-spacing="false" fo:keep-together="always" fo:text-indent="0.49mm" style:auto-text-indent="false" fo:keep-with-next="always"/>
      <style:text-properties style:font-name="Arial" officeooo:paragraph-rsid="000f812d"/>
    </style:style>
    <style:style style:name="P3" style:family="paragraph" style:parent-style-name="Block_20_Text">
      <loext:graphic-properties draw:fill-gradient-name="gradient" draw:fill-hatch-name="hatch"/>
      <style:paragraph-properties fo:margin-left="0mm" fo:margin-right="0mm" fo:margin-top="0mm" fo:margin-bottom="1.99mm" style:contextual-spacing="false" fo:keep-together="always" fo:text-indent="0.49mm" style:auto-text-indent="false" fo:keep-with-next="always"/>
      <style:text-properties style:font-name="Arial" officeooo:paragraph-rsid="000f812d"/>
    </style:style>
    <style:style style:name="P4" style:family="paragraph" style:parent-style-name="Block_20_Text">
      <loext:graphic-properties draw:fill-gradient-name="gradient" draw:fill-hatch-name="hatch"/>
      <style:paragraph-properties fo:margin-left="12.7mm" fo:margin-right="0mm" fo:margin-top="0mm" fo:margin-bottom="1.99mm" style:contextual-spacing="false" fo:keep-together="always" fo:text-indent="0.49mm" style:auto-text-indent="false" fo:keep-with-next="always"/>
      <style:text-properties style:font-name="Arial" officeooo:paragraph-rsid="000f812d"/>
    </style:style>
    <style:style style:name="P5" style:family="paragraph" style:parent-style-name="Block_20_Text">
      <loext:graphic-properties draw:fill-gradient-name="gradient" draw:fill-hatch-name="hatch"/>
      <style:paragraph-properties fo:margin-left="0mm" fo:margin-right="0mm" fo:margin-top="0mm" fo:margin-bottom="1.99mm" style:contextual-spacing="false" fo:text-indent="0.49mm" style:auto-text-indent="false"/>
      <style:text-properties style:font-name="Arial" officeooo:paragraph-rsid="000f812d"/>
    </style:style>
    <style:style style:name="P6" style:family="paragraph" style:parent-style-name="Block_20_Text">
      <loext:graphic-properties draw:fill-gradient-name="gradient" draw:fill-hatch-name="hatch"/>
      <style:paragraph-properties fo:margin-left="12.7mm" fo:margin-right="0mm" fo:margin-top="0mm" fo:margin-bottom="1.99mm" style:contextual-spacing="false" fo:keep-together="always" fo:text-indent="0.49mm" style:auto-text-indent="false" fo:keep-with-next="always"/>
      <style:text-properties style:font-name="Arial" fo:font-style="italic" style:font-style-asian="italic" style:font-style-complex="italic"/>
    </style:style>
    <style:style style:name="P7" style:family="paragraph" style:parent-style-name="First_20_Paragraph">
      <loext:graphic-properties draw:fill-gradient-name="gradient" draw:fill-hatch-name="hatch"/>
      <style:paragraph-properties fo:margin-left="0mm" fo:margin-right="0mm" fo:margin-top="0mm" fo:margin-bottom="1.99mm" style:contextual-spacing="false" fo:keep-together="always" fo:text-indent="0.49mm" style:auto-text-indent="false" fo:keep-with-next="always"/>
      <style:text-properties style:font-name="Arial"/>
    </style:style>
    <style:style style:name="P8" style:family="paragraph" style:parent-style-name="First_20_Paragraph">
      <loext:graphic-properties draw:fill-gradient-name="gradient" draw:fill-hatch-name="hatch"/>
      <style:paragraph-properties fo:margin-left="0mm" fo:margin-right="0mm" fo:margin-top="0mm" fo:margin-bottom="1.99mm" style:contextual-spacing="false" fo:keep-together="always" fo:text-indent="0.49mm" style:auto-text-indent="false" fo:keep-with-next="always"/>
      <style:text-properties style:font-name="Arial" officeooo:paragraph-rsid="000f812d"/>
    </style:style>
    <style:style style:name="P9" style:family="paragraph" style:parent-style-name="First_20_Paragraph">
      <loext:graphic-properties draw:fill-gradient-name="gradient" draw:fill-hatch-name="hatch"/>
      <style:paragraph-properties fo:margin-left="0mm" fo:margin-right="0mm" fo:margin-top="0mm" fo:margin-bottom="1.99mm" style:contextual-spacing="false" fo:keep-together="always" fo:text-indent="0mm" style:auto-text-indent="false" fo:keep-with-next="always"/>
      <style:text-properties style:font-name="Arial" officeooo:paragraph-rsid="000f812d"/>
    </style:style>
    <style:style style:name="P10" style:family="paragraph" style:parent-style-name="First_20_Paragraph">
      <loext:graphic-properties draw:fill-gradient-name="gradient" draw:fill-hatch-name="hatch"/>
      <style:paragraph-properties fo:margin-left="0mm" fo:margin-right="0mm" fo:margin-top="0mm" fo:margin-bottom="1.99mm" style:contextual-spacing="false" fo:text-indent="0.49mm" style:auto-text-indent="false"/>
      <style:text-properties style:font-name="Arial" officeooo:paragraph-rsid="000f812d"/>
    </style:style>
    <style:style style:name="P11" style:family="paragraph" style:parent-style-name="First_20_Paragraph">
      <loext:graphic-properties draw:fill-gradient-name="gradient" draw:fill-hatch-name="hatch"/>
      <style:paragraph-properties fo:margin-left="0mm" fo:margin-right="0mm" fo:margin-top="0mm" fo:margin-bottom="1.99mm" style:contextual-spacing="false" fo:text-indent="0mm" style:auto-text-indent="false"/>
      <style:text-properties style:font-name="Arial" officeooo:paragraph-rsid="000f812d"/>
    </style:style>
    <style:style style:name="P12" style:family="paragraph" style:parent-style-name="First_20_Paragraph">
      <style:text-properties officeooo:paragraph-rsid="000f812d"/>
    </style:style>
    <style:style style:name="P13" style:family="paragraph" style:parent-style-name="Heading_20_1">
      <loext:graphic-properties draw:fill-gradient-name="gradient" draw:fill-hatch-name="hatch"/>
      <style:paragraph-properties fo:margin-left="0mm" fo:margin-right="0mm" fo:margin-top="0mm" fo:margin-bottom="1.99mm" style:contextual-spacing="false" fo:keep-together="always" fo:text-indent="0.49mm" style:auto-text-indent="false" fo:keep-with-next="always"/>
      <style:text-properties style:font-name="Arial"/>
    </style:style>
    <style:style style:name="P14" style:family="paragraph" style:parent-style-name="Heading_20_1">
      <loext:graphic-properties draw:fill-gradient-name="gradient" draw:fill-hatch-name="hatch"/>
      <style:paragraph-properties fo:margin-left="0mm" fo:margin-right="0mm" fo:margin-top="0mm" fo:margin-bottom="1.99mm" style:contextual-spacing="false" fo:keep-together="always" fo:text-indent="0.49mm" style:auto-text-indent="false" fo:keep-with-next="always"/>
      <style:text-properties style:font-name="Arial" officeooo:paragraph-rsid="000f812d"/>
    </style:style>
    <style:style style:name="P15" style:family="paragraph" style:parent-style-name="Heading_20_1">
      <loext:graphic-properties draw:fill-gradient-name="gradient" draw:fill-hatch-name="hatch"/>
      <style:paragraph-properties fo:margin-left="0mm" fo:margin-right="0mm" fo:margin-top="0mm" fo:margin-bottom="1.99mm" style:contextual-spacing="false" fo:keep-together="always" fo:text-indent="0mm" style:auto-text-indent="false" fo:break-before="page" fo:keep-with-next="always"/>
      <style:text-properties style:font-name="Arial" officeooo:paragraph-rsid="000f812d"/>
    </style:style>
    <style:style style:name="P16" style:family="paragraph" style:parent-style-name="Heading_20_2">
      <loext:graphic-properties draw:fill-gradient-name="gradient" draw:fill-hatch-name="hatch"/>
      <style:paragraph-properties fo:margin-left="0mm" fo:margin-right="0mm" fo:margin-top="0mm" fo:margin-bottom="1.99mm" style:contextual-spacing="false" fo:keep-together="always" fo:text-indent="0.49mm" style:auto-text-indent="false" fo:keep-with-next="always"/>
      <style:text-properties style:font-name="Arial"/>
    </style:style>
    <style:style style:name="P17" style:family="paragraph" style:parent-style-name="Heading_20_2">
      <loext:graphic-properties draw:fill-gradient-name="gradient" draw:fill-hatch-name="hatch"/>
      <style:paragraph-properties fo:margin-left="0mm" fo:margin-right="0mm" fo:margin-top="0mm" fo:margin-bottom="1.99mm" style:contextual-spacing="false" fo:keep-together="always" fo:text-indent="0.49mm" style:auto-text-indent="false" fo:keep-with-next="always"/>
      <style:text-properties style:font-name="Arial" officeooo:paragraph-rsid="000f812d"/>
    </style:style>
    <style:style style:name="P18" style:family="paragraph" style:parent-style-name="Heading_20_2">
      <style:text-properties officeooo:paragraph-rsid="000f812d"/>
    </style:style>
    <style:style style:name="P19" style:family="paragraph" style:parent-style-name="Text_20_body">
      <loext:graphic-properties draw:fill-gradient-name="gradient" draw:fill-hatch-name="hatch"/>
      <style:paragraph-properties fo:margin-left="0mm" fo:margin-right="0mm" fo:margin-top="0mm" fo:margin-bottom="1.99mm" style:contextual-spacing="false" fo:keep-together="always" fo:text-indent="0.49mm" style:auto-text-indent="false" fo:keep-with-next="always"/>
      <style:text-properties style:font-name="Arial"/>
    </style:style>
    <style:style style:name="P20" style:family="paragraph" style:parent-style-name="Text_20_body">
      <loext:graphic-properties draw:fill-gradient-name="gradient" draw:fill-hatch-name="hatch"/>
      <style:paragraph-properties fo:margin-left="0mm" fo:margin-right="0mm" fo:margin-top="0mm" fo:margin-bottom="1.99mm" style:contextual-spacing="false" fo:keep-together="always" fo:text-indent="0.49mm" style:auto-text-indent="false" fo:keep-with-next="always"/>
      <style:text-properties style:font-name="Arial" officeooo:paragraph-rsid="000f812d"/>
    </style:style>
    <style:style style:name="P21" style:family="paragraph" style:parent-style-name="Text_20_body">
      <loext:graphic-properties draw:fill-gradient-name="gradient" draw:fill-hatch-name="hatch"/>
      <style:paragraph-properties fo:margin-left="0mm" fo:margin-right="0mm" fo:margin-top="0mm" fo:margin-bottom="1.99mm" style:contextual-spacing="false" fo:text-indent="0.49mm" style:auto-text-indent="false"/>
      <style:text-properties style:font-name="Arial" officeooo:paragraph-rsid="000f812d"/>
    </style:style>
    <style:style style:name="P22" style:family="paragraph" style:parent-style-name="Text_20_body">
      <loext:graphic-properties draw:fill-gradient-name="gradient" draw:fill-hatch-name="hatch"/>
      <style:paragraph-properties fo:margin-left="12.7mm" fo:margin-right="0mm" fo:margin-top="0mm" fo:margin-bottom="1.99mm" style:contextual-spacing="false" fo:text-indent="0.49mm" style:auto-text-indent="false"/>
      <style:text-properties style:font-name="Arial" officeooo:paragraph-rsid="000f812d"/>
    </style:style>
    <style:style style:name="P23" style:family="paragraph" style:parent-style-name="Text_20_body">
      <loext:graphic-properties draw:fill-gradient-name="gradient" draw:fill-hatch-name="hatch"/>
      <style:paragraph-properties fo:margin-left="0mm" fo:margin-right="0mm" fo:margin-top="0mm" fo:margin-bottom="1.99mm" style:contextual-spacing="false" fo:text-indent="0mm" style:auto-text-indent="false"/>
      <style:text-properties style:font-name="Arial" officeooo:paragraph-rsid="000f812d"/>
    </style:style>
    <style:style style:name="P24" style:family="paragraph" style:parent-style-name="Text_20_body">
      <loext:graphic-properties draw:fill-gradient-name="gradient" draw:fill-hatch-name="hatch"/>
      <style:paragraph-properties fo:margin-left="0mm" fo:margin-right="0mm" fo:margin-top="0mm" fo:margin-bottom="1.99mm" style:contextual-spacing="false" fo:text-align="center" style:justify-single-word="false" fo:text-indent="0.49mm" style:auto-text-indent="false"/>
      <style:text-properties style:font-name="Arial" officeooo:rsid="000f812d" officeooo:paragraph-rsid="000f812d"/>
    </style:style>
    <style:style style:name="P25" style:family="paragraph" style:parent-style-name="Text_20_body">
      <style:text-properties style:font-name="Arial" fo:font-size="12pt" fo:font-style="italic" style:font-size-asian="12pt" style:font-style-asian="italic" style:font-size-complex="12pt" style:font-style-complex="italic"/>
    </style:style>
    <style:style style:name="P26" style:family="paragraph" style:parent-style-name="Text_20_body">
      <style:text-properties officeooo:paragraph-rsid="000f812d"/>
    </style:style>
    <style:style style:name="P27" style:family="paragraph" style:parent-style-name="Text_20_body">
      <style:text-properties fo:font-weight="normal" officeooo:paragraph-rsid="000f812d" style:font-weight-asian="normal" style:font-weight-complex="normal"/>
    </style:style>
    <style:style style:name="P28" style:family="paragraph" style:parent-style-name="Text_20_body">
      <loext:graphic-properties draw:fill-gradient-name="gradient" draw:fill-hatch-name="hatch"/>
      <style:paragraph-properties fo:margin-left="0mm" fo:margin-right="0mm" fo:margin-top="0mm" fo:margin-bottom="1.99mm" style:contextual-spacing="false" fo:text-indent="0.49mm" style:auto-text-indent="false"/>
      <style:text-properties fo:color="#000000" loext:opacity="100%" style:font-name="Arial" officeooo:rsid="000f812d" officeooo:paragraph-rsid="000f812d"/>
    </style:style>
    <style:style style:name="P29" style:family="paragraph" style:parent-style-name="Text_20_body">
      <loext:graphic-properties draw:fill-gradient-name="gradient" draw:fill-hatch-name="hatch"/>
      <style:paragraph-properties fo:margin-left="0mm" fo:margin-right="0mm" fo:margin-top="0mm" fo:margin-bottom="1.99mm" style:contextual-spacing="false" fo:text-indent="0.49mm" style:auto-text-indent="false"/>
      <style:text-properties fo:color="#000000" loext:opacity="100%" style:font-name="Arial" officeooo:paragraph-rsid="000f812d"/>
    </style:style>
    <style:style style:name="P30" style:family="paragraph" style:parent-style-name="Text_20_body">
      <loext:graphic-properties draw:fill-gradient-name="gradient" draw:fill-hatch-name="hatch"/>
      <style:paragraph-properties fo:margin-left="0mm" fo:margin-right="0mm" fo:margin-top="0mm" fo:margin-bottom="1.99mm" style:contextual-spacing="false" fo:text-indent="0.49mm" style:auto-text-indent="false"/>
      <style:text-properties fo:color="#000000" loext:opacity="100%" style:font-name="Arial" fo:font-style="italic" officeooo:rsid="000f812d" officeooo:paragraph-rsid="000f812d" style:font-style-asian="italic" style:font-style-complex="italic"/>
    </style:style>
    <style:style style:name="P31" style:family="paragraph" style:parent-style-name="Title" style:master-page-name="">
      <loext:graphic-properties draw:fill-gradient-name="gradient" draw:fill-hatch-name="hatch"/>
      <style:paragraph-properties fo:margin-left="0mm" fo:margin-right="0mm" fo:margin-top="0mm" fo:margin-bottom="1.99mm" style:contextual-spacing="false" fo:keep-together="always" fo:text-indent="0.49mm" style:auto-text-indent="false" style:page-number="auto" fo:keep-with-next="always"/>
      <style:text-properties fo:color="#000000" loext:opacity="100%" style:font-name="Arial"/>
    </style:style>
    <style:style style:name="P32" style:family="paragraph" style:parent-style-name="Title">
      <loext:graphic-properties draw:fill-gradient-name="gradient" draw:fill-hatch-name="hatch"/>
      <style:paragraph-properties fo:margin-left="0mm" fo:margin-right="0mm" fo:margin-top="0mm" fo:margin-bottom="1.99mm" style:contextual-spacing="false" fo:keep-together="always" fo:text-indent="0.49mm" style:auto-text-indent="false" fo:break-before="page" fo:keep-with-next="always"/>
      <style:text-properties fo:color="#000000" loext:opacity="100%" style:font-name="Arial" officeooo:paragraph-rsid="000f812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f812d" style:font-style-asian="italic" style:font-style-complex="italic"/>
    </style:style>
    <style:style style:name="T4" style:family="text">
      <style:text-properties style:font-name="Arial"/>
    </style:style>
    <style:style style:name="T5" style:family="text">
      <style:text-properties style:font-name="Arial" fo:font-style="italic" style:font-style-asian="italic" style:font-style-complex="italic"/>
    </style:style>
    <style:style style:name="T6" style:family="text">
      <style:text-properties style:font-name="Arial" fo:font-style="italic" fo:font-weight="normal" style:font-style-asian="italic" style:font-weight-asian="normal" style:font-style-complex="italic" style:font-weight-complex="normal"/>
    </style:style>
    <style:style style:name="T7" style:family="text">
      <style:text-properties style:font-name="Arial" fo:font-weight="normal" style:font-weight-asian="normal" style:font-weight-complex="normal"/>
    </style:style>
    <style:style style:name="T8" style:family="text">
      <style:text-properties style:font-name="Arial" style:font-style-asian="italic" style:font-style-complex="italic"/>
    </style:style>
    <style:style style:name="T9" style:family="text">
      <style:text-properties style:font-name="Arial" officeooo:rsid="000f812d"/>
    </style:style>
    <style:style style:name="T10" style:family="text">
      <style:text-properties style:font-name="Arial" fo:font-style="normal" style:font-style-asian="normal" style:font-style-complex="normal"/>
    </style:style>
    <style:style style:name="T11" style:family="text">
      <style:text-properties officeooo:rsid="000f812d"/>
    </style:style>
    <style:style style:name="T12" style:family="text">
      <style:text-properties fo:font-weight="bold" style:font-weight-asian="bold" style:font-weight-complex="bold"/>
    </style:style>
    <style:style style:name="T13" style:family="text">
      <style:text-properties fo:font-weight="bold" officeooo:rsid="000f812d" style:font-weight-asian="bold" style:font-weight-complex="bold"/>
    </style:style>
    <style:style style:name="T14" style:family="text">
      <style:text-properties fo:font-style="normal" officeooo:rsid="000f812d" style:font-style-asian="normal" style:font-style-complex="normal"/>
    </style:style>
    <style:style style:name="T15" style:family="text">
      <style:text-properties fo:color="#000000" loext:opacity="100%" officeooo:rsid="000f812d"/>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ritiques protocolaires d’Internet: <text:span text:style-name="T11">c</text:span>omparaison des projets IPFS et SecureScuttleButt</text:p>
      <text:p text:style-name="P2"><text:span text:style-name="T12">Pierre </text:span><text:span text:style-name="T13">DEPAZ</text:span></text:p>
      <text:p text:style-name="P24">pierre.depaz@sorbonne-nouvelle.fr</text:p>
      <text:p text:style-name="P32">Critiques protocolaires d’Internet: comparaison des projets IPFS et SecureScuttleButt</text:p>
      <text:p text:style-name="P29"/>
      <text:p text:style-name="P28">Pierre Depaz est un doctorant à l’ED120 Paris-3 Sorbonne Nouvelle. Sa thèse, sous la direction d’Alexandre Gefen (Paris-3) et Nick Montfort (MIT) porte sur la relation entre esthétique et compréhension au sein des codes sources, et sa recherche s’intéresse plus largement sur les pratiques sociales médiatisées par des systèmes techniques.</text:p>
      <text:p text:style-name="P28"/>
      <text:p text:style-name="P25">Cet article explore <text:span text:style-name="T11">deux </text:span>propositions d'infrastructures critiques comme alternatives à l'état actuel des protocoles de l'Internet: IPFS (Interplanetary File System) et Scuttlebutt, <text:span text:style-name="T11">mettant</text:span> en avant les a priori et débats politiques de ces entreprises techniques. <text:span text:style-name="T11">Pour ce faire</text:span>, je propose d'analyser les discours des développeurs et développeuses de ces deux systèmes sur le mode d'une analyse de discours critique.</text:p>
      <text:p text:style-name="P25">Cet <text:span text:style-name="T11">article</text:span> met en avant une forme de critique particulière aux régimes d'Internet: la critique infrastructurelle, et en souligne la variété par une étude comparative. À travers <text:span text:style-name="T11">ces </text:span>deux cas d'étude, nous verrons comment différentes alternatives aux actuelles implémentations spatio-temporelles d'Internet permettent d'identifier les dimensions d'agencement de ces actes de détournements et de substitution, caractérisant deux approches bien différentes de protocoles décentralisés, <text:span text:style-name="T11">pourtant liés par une similarité technique</text:span>.</text:p>
      <text:p text:style-name="P30">Mots-clés: études des médias, protocole, analyse comparative, infrastructure.</text:p>
      <text:p text:style-name="P30"/>
      <text:p text:style-name="P30">This paper explores two critical infrastructure proposals as alternatives to the current state of the Internet protocols: IPFS (Interplanetary File System) and Scuttlebutt, highlighting the political a priori and debates of these technical enterprises. To do so, I propose to analyze the discourses of the developers of these two systems in the mode of a critical discourse analysis.</text:p>
      <text:p text:style-name="P30">This article highlights a particular form of criticism of Internet regimes: infrastructural criticism, and highlights its variety through <text:soft-page-break/>a comparative study. Through these two case studies, we will see how different alternatives to the current spatio-temporal implementations of the Internet allow us to identify the agency dimensions of these acts of hijacking and substitution, characterizing two quite different approaches to decentralized protocols, yet linked by a technical similarity.</text:p>
      <text:p text:style-name="P30">Keywords: media studies, protocol, comparative analysis, infrastructure.</text:p>
      <text:p text:style-name="P30"/>
      <text:p text:style-name="P30">Este artículo explora dos propuestas de infraestructuras críticas como alternativas al estado actual de los protocolos de Internet: IPFS (Interplanetary File System) y Scuttlebutt, destacando las ideas preconcebidas y los debates políticos de estas aventuras técnicas. Para ello, propongo analizar los discursos de los promotores de estos dos sistemas al modo de un análisis crítico del discurso.</text:p>
      <text:p text:style-name="P30">Este artículo destaca una forma de crítica particular de los regímenes de Internet: la crítica infraestructural, y pone de relieve su variedad mediante un estudio comparativo. A través de estos dos estudios de casos, veremos cómo diferentes alternativas a las actuales implementaciones espacio-temporales de Internet nos permiten identificar las dimensiones de agencia de estos actos de secuestro y sustitución, caracterizando dos enfoques bastante diferentes de los protocolos descentralizados, aunque vinculados por una similitud técnica.</text:p>
      <text:p text:style-name="P30">Palabras clave: estudios de medios de comunicación, protocolo, análisis comparativo, infraestructura.</text:p>
      <text:h text:style-name="P15" text:outline-level="1"><text:bookmark-start text:name="introduction"/>Introduction</text:h>
      <text:p text:style-name="P8">Avec toutes ses implications économiques, sociales et politiques, l’Internet et le Web sont avant tout des protocoles de communication, c’est-à-dire un ensemble de règles permettant à deux parties ou plus de requérir et fournir des données dans un même réseau. Cette suite de protocoles voit le jour autour de TCP/IP à la fin des années 1960 sous l’égide de la recherche militaire étasunienne, tandis que les deux protocoles HTTP et HTTPS qui constituent l’infrastructure du Web sont développés et distribués par le Centre Européen de la Recherche Nucléaire, une institution publique de recherche. Ces deux documents sont mis-à-jour, avec la version 6 de l’Internet Protocol et la version 2 de l’HyperText <text:span text:style-name="T11">P</text:span>rotocol étant actuellement (2022) en cours d’adoption.</text:p>
      <text:p text:style-name="First_20_Paragraph"><text:span text:style-name="T4">Pourtant, l’implémentation et l’adoption de ces protocoles ont découlé sur des utilisations bien différentes de leurs usages intialement envisagés—i.e. la sûreté des données en cas d’attaque militaire soviétique et l’accès à des articles et de la documentation de recherche en physique. Cette évolution est notamment documentée par Lawrence Lessig, dans son ouvrage </text:span><text:span text:style-name="T5">Code and Other Laws of Cyberspace </text:span><text:reference-mark-start text:name="ZOTERO_ITEM CSL_CITATION {&quot;citationID&quot;:&quot;kZQVNHv4&quot;,&quot;properties&quot;:{&quot;formattedCitation&quot;:&quot;(Lessig, 1999)&quot;,&quot;plainCitation&quot;:&quot;(Lessig, 1999)&quot;,&quot;noteIndex&quot;:0},&quot;citationItems&quot;:[{&quot;id&quot;:20,&quot;uris&quot;:[&quot;http://zotero.org/users/8512312/items/6PQQKTZ4&quot;],&quot;itemData&quot;:{&quot;id&quot;:20,&quot;type&quot;:&quot;book&quot;,&quot;abstract&quot;:&quot;From the Publisher:Should cyberspace be regulated__ __ How can it be done__ __ It's a cherished belief of techies and net denizens everywhere that cyberspace is fundamentally impossible to regulate. Harvard Professor Lawrence Lessig warns that, if we're not careful we'll wake up one day to discover that the character of cyberspace has changed from under us. Cyberspace will no longer be a world of relative freedom; instead it will be a world of perfect control where our identities, actions, and desires are monitored, tracked, and analyzed for the latest market research report. Commercial forces will dictate the change, and architecture—the very structure of cyberspace itself—will dictate the form our interactions can and cannot take. Code And Other Laws of Cyberspace is an exciting examination of how the core values of cyberspace as we know it—intellectual property, free speech, and privacy-—are being threatened and what we can do to protect them. Lessig shows how code—the architecture and law of cyberspace—can make a domain, site, or network free or restrictive; how technological architectures influence people's behavior and the values they adopt; and how changes in code can have damaging consequences for individual freedoms. Code is not just for lawyers and policymakers; it is a must-read for everyone concerned with survival of democratic values in the Information Age.&quot;,&quot;event-place&quot;:&quot;USA&quot;,&quot;ISBN&quot;:&quot;0-465-03912-X&quot;,&quot;publisher&quot;:&quot;Basic Books, Inc.&quot;,&quot;publisher-place&quot;:&quot;USA&quot;,&quot;title&quot;:&quot;Code and Other Laws of Cyberspace&quot;,&quot;author&quot;:[{&quot;family&quot;:&quot;Lessig&quot;,&quot;given&quot;:&quot;Lawrence&quot;}],&quot;issued&quot;:{&quot;date-parts&quot;:[[&quot;1999&quot;]]},&quot;citation-key&quot;:&quot;lessigCodeOtherLaws1999&quot;}}],&quot;schema&quot;:&quot;https://github.com/citation-style-language/schema/raw/master/csl-citation.json&quot;} RNDnZbc9WdGh3"/><text:span text:style-name="T4">(Lessig, 1999)</text:span><text:reference-mark-end text:name="ZOTERO_ITEM CSL_CITATION {&quot;citationID&quot;:&quot;kZQVNHv4&quot;,&quot;properties&quot;:{&quot;formattedCitation&quot;:&quot;(Lessig, 1999)&quot;,&quot;plainCitation&quot;:&quot;(Lessig, 1999)&quot;,&quot;noteIndex&quot;:0},&quot;citationItems&quot;:[{&quot;id&quot;:20,&quot;uris&quot;:[&quot;http://zotero.org/users/8512312/items/6PQQKTZ4&quot;],&quot;itemData&quot;:{&quot;id&quot;:20,&quot;type&quot;:&quot;book&quot;,&quot;abstract&quot;:&quot;From the Publisher:Should cyberspace be regulated__ __ How can it be done__ __ It's a cherished belief of techies and net denizens everywhere that cyberspace is fundamentally impossible to regulate. Harvard Professor Lawrence Lessig warns that, if we're not careful we'll wake up one day to discover that the character of cyberspace has changed from under us. Cyberspace will no longer be a world of relative freedom; instead it will be a world of perfect control where our identities, actions, and desires are monitored, tracked, and analyzed for the latest market research report. Commercial forces will dictate the change, and architecture—the very structure of cyberspace itself—will dictate the form our interactions can and cannot take. Code And Other Laws of Cyberspace is an exciting examination of how the core values of cyberspace as we know it—intellectual property, free speech, and privacy-—are being threatened and what we can do to protect them. Lessig shows how code—the architecture and law of cyberspace—can make a domain, site, or network free or restrictive; how technological architectures influence people's behavior and the values they adopt; and how changes in code can have damaging consequences for individual freedoms. Code is not just for lawyers and policymakers; it is a must-read for everyone concerned with survival of democratic values in the Information Age.&quot;,&quot;event-place&quot;:&quot;USA&quot;,&quot;ISBN&quot;:&quot;0-465-03912-X&quot;,&quot;publisher&quot;:&quot;Basic Books, Inc.&quot;,&quot;publisher-place&quot;:&quot;USA&quot;,&quot;title&quot;:&quot;Code and Other Laws of Cyberspace&quot;,&quot;author&quot;:[{&quot;family&quot;:&quot;Lessig&quot;,&quot;given&quot;:&quot;Lawrence&quot;}],&quot;issued&quot;:{&quot;date-parts&quot;:[[&quot;1999&quot;]]},&quot;citation-key&quot;:&quot;lessigCodeOtherLaws1999&quot;}}],&quot;schema&quot;:&quot;https://github.com/citation-style-language/schema/raw/master/csl-citation.json&quot;} RNDnZbc9WdGh3"/><text:span text:style-name="T4">, en ce qu’il identifie différentes forces capables de faconner l’évolution de l’Internet et du Web: des forces légales, marchandes, sociales et technologiques</text:span><text:span text:style-name="T4"><text:note text:id="ftn1" text:note-class="footnote"><text:note-citation>1</text:note-citation><text:note-body><text:p text:style-name="Footnote"><text:s/>Des analyses notamment confirmées par Dominique Cardon <text:span text:style-name="T11">dans son ouvrage </text:span><text:span text:style-name="T3">Culture Numérique</text:span><text:span text:style-name="T14"> </text:span><text:reference-mark-start text:name="ZOTERO_ITEM CSL_CITATION {&quot;citationID&quot;:&quot;gmjdDrUX&quot;,&quot;properties&quot;:{&quot;formattedCitation&quot;:&quot;(Cardon, 2019)&quot;,&quot;plainCitation&quot;:&quot;(Cardon, 2019)&quot;,&quot;noteIndex&quot;:1},&quot;citationItems&quot;:[{&quot;id&quot;:1640,&quot;uris&quot;:[&quot;http://zotero.org/users/8512312/items/SMRM2SQL&quot;],&quot;itemData&quot;:{&quot;id&quot;:1640,&quot;type&quot;:&quot;book&quot;,&quot;abstract&quot;:&quot;L’entrée du numérique dans nos sociétés est souvent comparée aux grandes ruptures technologiques des révolutions industrielles. En réalité, c’est avec l’invention de l’imprimerie que la comparaison s’impose, car la révolu­tion digitale est avant tout d’ordre cognitif. Elle est venue insérer des connaissances et des informations dans tous les aspects de nos vies. Jusqu’aux machines, qu’elle est en train de rendre intelligentes. Si nous fabri­quons le numérique, il nous fabrique aussi. Voilà pourquoi il est indispensable que nous nous forgions une culture numérique.&quot;,&quot;ISBN&quot;:&quot;978-2-7246-2367-3&quot;,&quot;language&quot;:&quot;fr&quot;,&quot;number-of-pages&quot;:&quot;328&quot;,&quot;publisher&quot;:&quot;Presses de SciencesPo&quot;,&quot;source&quot;:&quot;Google Books&quot;,&quot;title&quot;:&quot;Culture numérique&quot;,&quot;author&quot;:[{&quot;family&quot;:&quot;Cardon&quot;,&quot;given&quot;:&quot;Dominique&quot;}],&quot;issued&quot;:{&quot;date-parts&quot;:[[&quot;2019&quot;,3,7]]},&quot;citation-key&quot;:&quot;cardonCultureNumerique2019&quot;}}],&quot;schema&quot;:&quot;https://github.com/citation-style-language/schema/raw/master/csl-citation.json&quot;} RNDKoKYqc5OsQ"/><text:span text:style-name="T14">(Cardon, 2019)</text:span><text:reference-mark-end text:name="ZOTERO_ITEM CSL_CITATION {&quot;citationID&quot;:&quot;gmjdDrUX&quot;,&quot;properties&quot;:{&quot;formattedCitation&quot;:&quot;(Cardon, 2019)&quot;,&quot;plainCitation&quot;:&quot;(Cardon, 2019)&quot;,&quot;noteIndex&quot;:1},&quot;citationItems&quot;:[{&quot;id&quot;:1640,&quot;uris&quot;:[&quot;http://zotero.org/users/8512312/items/SMRM2SQL&quot;],&quot;itemData&quot;:{&quot;id&quot;:1640,&quot;type&quot;:&quot;book&quot;,&quot;abstract&quot;:&quot;L’entrée du numérique dans nos sociétés est souvent comparée aux grandes ruptures technologiques des révolutions industrielles. En réalité, c’est avec l’invention de l’imprimerie que la comparaison s’impose, car la révolu­tion digitale est avant tout d’ordre cognitif. Elle est venue insérer des connaissances et des informations dans tous les aspects de nos vies. Jusqu’aux machines, qu’elle est en train de rendre intelligentes. Si nous fabri­quons le numérique, il nous fabrique aussi. Voilà pourquoi il est indispensable que nous nous forgions une culture numérique.&quot;,&quot;ISBN&quot;:&quot;978-2-7246-2367-3&quot;,&quot;language&quot;:&quot;fr&quot;,&quot;number-of-pages&quot;:&quot;328&quot;,&quot;publisher&quot;:&quot;Presses de SciencesPo&quot;,&quot;source&quot;:&quot;Google Books&quot;,&quot;title&quot;:&quot;Culture numérique&quot;,&quot;author&quot;:[{&quot;family&quot;:&quot;Cardon&quot;,&quot;given&quot;:&quot;Dominique&quot;}],&quot;issued&quot;:{&quot;date-parts&quot;:[[&quot;2019&quot;,3,7]]},&quot;citation-key&quot;:&quot;cardonCultureNumerique2019&quot;}}],&quot;schema&quot;:&quot;https://github.com/citation-style-language/schema/raw/master/csl-citation.json&quot;} RNDKoKYqc5OsQ"/>.</text:p></text:note-body></text:note></text:span><text:span text:style-name="T4">. Par example, Harsh Gupta s’interroge sur le manque de représentation des contients africains, sud-américains et asiatiques (respectivement 0%, 0% et 0%) lors des délibération ayant pour objet l’implémentation de l’Encrypted Media Extensions </text:span><text:reference-mark-start text:name="ZOTERO_ITEM CSL_CITATION {&quot;citationID&quot;:&quot;EB6CIjBC&quot;,&quot;properties&quot;:{&quot;formattedCitation&quot;:&quot;(H. Gupta, 2016)&quot;,&quot;plainCitation&quot;:&quot;(H. Gupta, 2016)&quot;,&quot;noteIndex&quot;:0},&quot;citationItems&quot;:[{&quot;id&quot;:1622,&quot;uris&quot;:[&quot;http://zotero.org/users/8512312/items/76UC3U5E&quot;],&quot;itemData&quot;:{&quot;id&quot;:1622,&quot;type&quot;:&quot;article-journal&quot;,&quot;abstract&quot;:&quot;World Wide Consortium (W3C) as an standard setting organization for the world wide web plays a very important role in shaping the web. We focus on the ongoing controversy related to Encrypted Media Extensions (EME) and found that there was a serious lack of participation from people from non western countries. We also found serious lack of gender diversity in the EME debate.&quot;,&quot;container-title&quot;:&quot;arXiv:1609.01996 [cs]&quot;,&quot;note&quot;:&quot;arXiv: 1609.01996\nversion: 1&quot;,&quot;source&quot;:&quot;arXiv.org&quot;,&quot;title&quot;:&quot;(Lack Of) Representation of Non Western World in process of creation of Web standards&quot;,&quot;URL&quot;:&quot;http://arxiv.org/abs/1609.01996&quot;,&quot;author&quot;:[{&quot;family&quot;:&quot;Gupta&quot;,&quot;given&quot;:&quot;Harsh&quot;}],&quot;accessed&quot;:{&quot;date-parts&quot;:[[&quot;2022&quot;,2,11]]},&quot;issued&quot;:{&quot;date-parts&quot;:[[&quot;2016&quot;,8,29]]},&quot;citation-key&quot;:&quot;guptaLackRepresentationNon2016&quot;}}],&quot;schema&quot;:&quot;https://github.com/citation-style-language/schema/raw/master/csl-citation.json&quot;} RNDVEuSQjAqkT"/><text:span text:style-name="T4">(H. Gupta, 2016)</text:span><text:reference-mark-end text:name="ZOTERO_ITEM CSL_CITATION {&quot;citationID&quot;:&quot;EB6CIjBC&quot;,&quot;properties&quot;:{&quot;formattedCitation&quot;:&quot;(H. Gupta, 2016)&quot;,&quot;plainCitation&quot;:&quot;(H. Gupta, 2016)&quot;,&quot;noteIndex&quot;:0},&quot;citationItems&quot;:[{&quot;id&quot;:1622,&quot;uris&quot;:[&quot;http://zotero.org/users/8512312/items/76UC3U5E&quot;],&quot;itemData&quot;:{&quot;id&quot;:1622,&quot;type&quot;:&quot;article-journal&quot;,&quot;abstract&quot;:&quot;World Wide Consortium (W3C) as an standard setting organization for the world wide web plays a very important role in shaping the web. We focus on the ongoing controversy related to Encrypted Media Extensions (EME) and found that there was a serious lack of participation from people from non western countries. We also found serious lack of gender diversity in the EME debate.&quot;,&quot;container-title&quot;:&quot;arXiv:1609.01996 [cs]&quot;,&quot;note&quot;:&quot;arXiv: 1609.01996\nversion: 1&quot;,&quot;source&quot;:&quot;arXiv.org&quot;,&quot;title&quot;:&quot;(Lack Of) Representation of Non Western World in process of creation of Web standards&quot;,&quot;URL&quot;:&quot;http://arxiv.org/abs/1609.01996&quot;,&quot;author&quot;:[{&quot;family&quot;:&quot;Gupta&quot;,&quot;given&quot;:&quot;Harsh&quot;}],&quot;accessed&quot;:{&quot;date-parts&quot;:[[&quot;2022&quot;,2,11]]},&quot;issued&quot;:{&quot;date-parts&quot;:[[&quot;2016&quot;,8,29]]},&quot;citation-key&quot;:&quot;guptaLackRepresentationNon2016&quot;}}],&quot;schema&quot;:&quot;https://github.com/citation-style-language/schema/raw/master/csl-citation.json&quot;} RNDVEuSQjAqkT"/><text:span text:style-name="T4">. Dans cet example précis, l’EME est un standard de communication pour contenus protégés par une propriété intellectuelle, une propriété intellectuelle de tradition exclusivement occidentale désormais établie en tant que vérité technique plutôt que réglementation économico-politique. Dans ce cas-là, il semble que le protocole en lui-même comporte une capacité d’influence et de détermination du comportement de l’utilisateur.</text:span></text:p>
      <text:p text:style-name="Text_20_body"><text:span text:style-name="T4">Les dérives de surveillance, de limitation de partage, d’automatisation du comportement et de monopole des applications issues des protocoles Internet et Web sont donc bien documentées</text:span><text:span text:style-name="T4"><text:note text:id="ftn32" text:note-class="footnote"><text:note-citation>2</text:note-citation><text:note-body><text:p text:style-name="Footnote"><text:s/>Geert Lovink, Networks without a cause</text:p></text:note-body></text:note></text:span><text:span text:style-name="T4">. Face à celles-ci s’élèvent alors plusieurs types de </text:span><text:soft-page-break/><text:span text:style-name="T4">critiques: critiques sémantiques, sous la forme de blogs, de livres, d’articles et de conférences; critiques légales, telles que les licences GPL ou Creative Commons </text:span><text:reference-mark-start text:name="ZOTERO_ITEM CSL_CITATION {&quot;citationID&quot;:&quot;VR6UbZ9P&quot;,&quot;properties&quot;:{&quot;formattedCitation&quot;:&quot;(Elkin-Koren, 2006)&quot;,&quot;plainCitation&quot;:&quot;(Elkin-Koren, 2006)&quot;,&quot;noteIndex&quot;:0},&quot;citationItems&quot;:[{&quot;id&quot;:1642,&quot;uris&quot;:[&quot;http://zotero.org/users/8512312/items/RIB9JMQE&quot;],&quot;itemData&quot;:{&quot;id&quot;:1642,&quot;type&quot;:&quot;report&quot;,&quot;abstract&quot;:&quot;The paper examines the legal strategy of Creative Commons and analyzes its potential for enhancing the sharing, distribution and reuse of creative works. The paper focuses on Creative Commons's strategic choice to rely on property rights and on viral contracts to promote free culture. While I share Creative Commons's concern with copyright fundamentalism, I am more skeptical of its strategy. The legal strategy which empowers owners to govern their creative works facilitates a far-reaching coalition among libertarians and anarchists, anti-market activists and free-market advocates. While such an ideological diversity might serve the political goals of a social movement, it may compromise the long term goal of making creative works more accessible. The lack of a core perception of 'freedom in information', may lead to ideological fuzziness that would weaken the prospects for constructing a workable and sustainable alternative to copyright. Furthermore, absent a commitment to a comprehensive standard of 'freedom in information', Creative Commons's defining principles are reduced to empowering authors to govern their own work. The paper predicts that this strategy may strengthen the proprietary regime in information.&quot;,&quot;event-place&quot;:&quot;Rochester, NY&quot;,&quot;genre&quot;:&quot;SSRN Scholarly Paper&quot;,&quot;language&quot;:&quot;en&quot;,&quot;number&quot;:&quot;ID 885466&quot;,&quot;publisher&quot;:&quot;Social Science Research Network&quot;,&quot;publisher-place&quot;:&quot;Rochester, NY&quot;,&quot;source&quot;:&quot;papers.ssrn.com&quot;,&quot;title&quot;:&quot;Creative Commons: A Skeptical View of a Worthy Pursuit&quot;,&quot;title-short&quot;:&quot;Creative Commons&quot;,&quot;URL&quot;:&quot;https://papers.ssrn.com/abstract=885466&quot;,&quot;author&quot;:[{&quot;family&quot;:&quot;Elkin-Koren&quot;,&quot;given&quot;:&quot;Niva&quot;}],&quot;accessed&quot;:{&quot;date-parts&quot;:[[&quot;2022&quot;,2,28]]},&quot;issued&quot;:{&quot;date-parts&quot;:[[&quot;2006&quot;,2,27]]},&quot;citation-key&quot;:&quot;elkin-korenCreativeCommonsSkeptical2006&quot;}}],&quot;schema&quot;:&quot;https://github.com/citation-style-language/schema/raw/master/csl-citation.json&quot;} RNDGYxr1zN8Uj"/><text:span text:style-name="T4">(Elkin-Koren, 2006)</text:span><text:reference-mark-end text:name="ZOTERO_ITEM CSL_CITATION {&quot;citationID&quot;:&quot;VR6UbZ9P&quot;,&quot;properties&quot;:{&quot;formattedCitation&quot;:&quot;(Elkin-Koren, 2006)&quot;,&quot;plainCitation&quot;:&quot;(Elkin-Koren, 2006)&quot;,&quot;noteIndex&quot;:0},&quot;citationItems&quot;:[{&quot;id&quot;:1642,&quot;uris&quot;:[&quot;http://zotero.org/users/8512312/items/RIB9JMQE&quot;],&quot;itemData&quot;:{&quot;id&quot;:1642,&quot;type&quot;:&quot;report&quot;,&quot;abstract&quot;:&quot;The paper examines the legal strategy of Creative Commons and analyzes its potential for enhancing the sharing, distribution and reuse of creative works. The paper focuses on Creative Commons's strategic choice to rely on property rights and on viral contracts to promote free culture. While I share Creative Commons's concern with copyright fundamentalism, I am more skeptical of its strategy. The legal strategy which empowers owners to govern their creative works facilitates a far-reaching coalition among libertarians and anarchists, anti-market activists and free-market advocates. While such an ideological diversity might serve the political goals of a social movement, it may compromise the long term goal of making creative works more accessible. The lack of a core perception of 'freedom in information', may lead to ideological fuzziness that would weaken the prospects for constructing a workable and sustainable alternative to copyright. Furthermore, absent a commitment to a comprehensive standard of 'freedom in information', Creative Commons's defining principles are reduced to empowering authors to govern their own work. The paper predicts that this strategy may strengthen the proprietary regime in information.&quot;,&quot;event-place&quot;:&quot;Rochester, NY&quot;,&quot;genre&quot;:&quot;SSRN Scholarly Paper&quot;,&quot;language&quot;:&quot;en&quot;,&quot;number&quot;:&quot;ID 885466&quot;,&quot;publisher&quot;:&quot;Social Science Research Network&quot;,&quot;publisher-place&quot;:&quot;Rochester, NY&quot;,&quot;source&quot;:&quot;papers.ssrn.com&quot;,&quot;title&quot;:&quot;Creative Commons: A Skeptical View of a Worthy Pursuit&quot;,&quot;title-short&quot;:&quot;Creative Commons&quot;,&quot;URL&quot;:&quot;https://papers.ssrn.com/abstract=885466&quot;,&quot;author&quot;:[{&quot;family&quot;:&quot;Elkin-Koren&quot;,&quot;given&quot;:&quot;Niva&quot;}],&quot;accessed&quot;:{&quot;date-parts&quot;:[[&quot;2022&quot;,2,28]]},&quot;issued&quot;:{&quot;date-parts&quot;:[[&quot;2006&quot;,2,27]]},&quot;citation-key&quot;:&quot;elkin-korenCreativeCommonsSkeptical2006&quot;}}],&quot;schema&quot;:&quot;https://github.com/citation-style-language/schema/raw/master/csl-citation.json&quot;} RNDGYxr1zN8Uj"/><text:span text:style-name="T4"> ou les législations de la RGPD ou du DSA; ou encore critiques programmatiques, telles que les bloqueurs de publicités </text:span><text:reference-mark-start text:name="ZOTERO_ITEM CSL_CITATION {&quot;citationID&quot;:&quot;UogeHAhv&quot;,&quot;properties&quot;:{&quot;formattedCitation&quot;:&quot;(R. Gupta &amp; Panda, 2020)&quot;,&quot;plainCitation&quot;:&quot;(R. Gupta &amp; Panda, 2020)&quot;,&quot;noteIndex&quot;:0},&quot;citationItems&quot;:[{&quot;id&quot;:1647,&quot;uris&quot;:[&quot;http://zotero.org/users/8512312/items/QNSF6RWT&quot;],&quot;itemData&quot;:{&quot;id&quot;:1647,&quot;type&quot;:&quot;article-journal&quot;,&quot;abstract&quot;:&quot;Advertisements generate huge chunks of revenues for websites and online businesses. Ad-blocker and tracker blocking programs have gained momentum in the last few years with massive debates raging on privacy concerns and improving user experience online. Acceptable Ads programme and Anti Ad-blockers are primary elements emerging in recent years that combat ad-blockers. In this paper, we discuss at length data collection of top websites in the world, Germany, DACH region and news category. We generate feature based A/B testing metrics and employ classifier evaluations on them along with then analysing the result. Our paper also discusses how Anti Ad-blockers impact the economic, legal and ethical usage in Germany along with the recent changes in GDPR while taking a look at Acceptable ads programme and Whitelisting.&quot;,&quot;container-title&quot;:&quot;arXiv:2001.09434 [cs]&quot;,&quot;note&quot;:&quot;arXiv: 2001.09434&quot;,&quot;source&quot;:&quot;arXiv.org&quot;,&quot;title&quot;:&quot;Block the blocker: Studying the effects of Anti Ad-blocking&quot;,&quot;title-short&quot;:&quot;Block the blocker&quot;,&quot;URL&quot;:&quot;http://arxiv.org/abs/2001.09434&quot;,&quot;author&quot;:[{&quot;family&quot;:&quot;Gupta&quot;,&quot;given&quot;:&quot;Rohit&quot;},{&quot;family&quot;:&quot;Panda&quot;,&quot;given&quot;:&quot;Rohit&quot;}],&quot;accessed&quot;:{&quot;date-parts&quot;:[[&quot;2022&quot;,2,28]]},&quot;issued&quot;:{&quot;date-parts&quot;:[[&quot;2020&quot;,1,26]]},&quot;citation-key&quot;:&quot;guptaBlockBlockerStudying2020&quot;}}],&quot;schema&quot;:&quot;https://github.com/citation-style-language/schema/raw/master/csl-citation.json&quot;} RNDN5qzHznOI0"/><text:span text:style-name="T4">(R. Gupta &amp; Panda, 2020)</text:span><text:reference-mark-end text:name="ZOTERO_ITEM CSL_CITATION {&quot;citationID&quot;:&quot;UogeHAhv&quot;,&quot;properties&quot;:{&quot;formattedCitation&quot;:&quot;(R. Gupta &amp; Panda, 2020)&quot;,&quot;plainCitation&quot;:&quot;(R. Gupta &amp; Panda, 2020)&quot;,&quot;noteIndex&quot;:0},&quot;citationItems&quot;:[{&quot;id&quot;:1647,&quot;uris&quot;:[&quot;http://zotero.org/users/8512312/items/QNSF6RWT&quot;],&quot;itemData&quot;:{&quot;id&quot;:1647,&quot;type&quot;:&quot;article-journal&quot;,&quot;abstract&quot;:&quot;Advertisements generate huge chunks of revenues for websites and online businesses. Ad-blocker and tracker blocking programs have gained momentum in the last few years with massive debates raging on privacy concerns and improving user experience online. Acceptable Ads programme and Anti Ad-blockers are primary elements emerging in recent years that combat ad-blockers. In this paper, we discuss at length data collection of top websites in the world, Germany, DACH region and news category. We generate feature based A/B testing metrics and employ classifier evaluations on them along with then analysing the result. Our paper also discusses how Anti Ad-blockers impact the economic, legal and ethical usage in Germany along with the recent changes in GDPR while taking a look at Acceptable ads programme and Whitelisting.&quot;,&quot;container-title&quot;:&quot;arXiv:2001.09434 [cs]&quot;,&quot;note&quot;:&quot;arXiv: 2001.09434&quot;,&quot;source&quot;:&quot;arXiv.org&quot;,&quot;title&quot;:&quot;Block the blocker: Studying the effects of Anti Ad-blocking&quot;,&quot;title-short&quot;:&quot;Block the blocker&quot;,&quot;URL&quot;:&quot;http://arxiv.org/abs/2001.09434&quot;,&quot;author&quot;:[{&quot;family&quot;:&quot;Gupta&quot;,&quot;given&quot;:&quot;Rohit&quot;},{&quot;family&quot;:&quot;Panda&quot;,&quot;given&quot;:&quot;Rohit&quot;}],&quot;accessed&quot;:{&quot;date-parts&quot;:[[&quot;2022&quot;,2,28]]},&quot;issued&quot;:{&quot;date-parts&quot;:[[&quot;2020&quot;,1,26]]},&quot;citation-key&quot;:&quot;guptaBlockBlockerStudying2020&quot;}}],&quot;schema&quot;:&quot;https://github.com/citation-style-language/schema/raw/master/csl-citation.json&quot;} RNDN5qzHznOI0"/><text:span text:style-name="T4"> ou des applications liées à des performances politiques </text:span><text:reference-mark-start text:name="ZOTERO_ITEM CSL_CITATION {&quot;citationID&quot;:&quot;56vd5ZGh&quot;,&quot;properties&quot;:{&quot;formattedCitation&quot;:&quot;(Critical Art Ensemble, 1996)&quot;,&quot;plainCitation&quot;:&quot;(Critical Art Ensemble, 1996)&quot;,&quot;noteIndex&quot;:0},&quot;citationItems&quot;:[{&quot;id&quot;:1645,&quot;uris&quot;:[&quot;http://zotero.org/users/8512312/items/EJSW535M&quot;],&quot;itemData&quot;:{&quot;id&quot;:1645,&quot;type&quot;:&quot;webpage&quot;,&quot;container-title&quot;:&quot;Critical Art Ensemble&quot;,&quot;title&quot;:&quot;Electronic Civil Disobedience &amp; Other Unpopular Ideas&quot;,&quot;URL&quot;:&quot;http://www.critical-art.net/books/ecd/&quot;,&quot;author&quot;:[{&quot;family&quot;:&quot;Critical Art Ensemble&quot;,&quot;given&quot;:&quot;&quot;}],&quot;accessed&quot;:{&quot;date-parts&quot;:[[&quot;2022&quot;,2,28]]},&quot;issued&quot;:{&quot;date-parts&quot;:[[&quot;1996&quot;]]},&quot;citation-key&quot;:&quot;criticalartensembleElectronicCivilDisobedience1996&quot;}}],&quot;schema&quot;:&quot;https://github.com/citation-style-language/schema/raw/master/csl-citation.json&quot;} RNDuxCyC4HtdX"/><text:span text:style-name="T4">(Critical Art Ensemble, 1996)</text:span><text:reference-mark-end text:name="ZOTERO_ITEM CSL_CITATION {&quot;citationID&quot;:&quot;56vd5ZGh&quot;,&quot;properties&quot;:{&quot;formattedCitation&quot;:&quot;(Critical Art Ensemble, 1996)&quot;,&quot;plainCitation&quot;:&quot;(Critical Art Ensemble, 1996)&quot;,&quot;noteIndex&quot;:0},&quot;citationItems&quot;:[{&quot;id&quot;:1645,&quot;uris&quot;:[&quot;http://zotero.org/users/8512312/items/EJSW535M&quot;],&quot;itemData&quot;:{&quot;id&quot;:1645,&quot;type&quot;:&quot;webpage&quot;,&quot;container-title&quot;:&quot;Critical Art Ensemble&quot;,&quot;title&quot;:&quot;Electronic Civil Disobedience &amp; Other Unpopular Ideas&quot;,&quot;URL&quot;:&quot;http://www.critical-art.net/books/ecd/&quot;,&quot;author&quot;:[{&quot;family&quot;:&quot;Critical Art Ensemble&quot;,&quot;given&quot;:&quot;&quot;}],&quot;accessed&quot;:{&quot;date-parts&quot;:[[&quot;2022&quot;,2,28]]},&quot;issued&quot;:{&quot;date-parts&quot;:[[&quot;1996&quot;]]},&quot;citation-key&quot;:&quot;criticalartensembleElectronicCivilDisobedience1996&quot;}}],&quot;schema&quot;:&quot;https://github.com/citation-style-language/schema/raw/master/csl-citation.json&quot;} RNDuxCyC4HtdX"/><text:span text:style-name="T4">.</text:span></text:p>
      <text:p text:style-name="P19">Ces différentes critiques sont donc toutes des manières d’exposer autant les limitations que les alternatives à un objet donné à un moment donné, se focalisant souvent sur un ou plusieurs points contentieux. La critique sémantique est rhétorique, et offre des stratégies discursives, la critique légale déploie un appareil d’arguments valides en termes législatifs, et la critique programmatique promeut l’utilisation de de dispositifs d’actions (dont des logiciels tels que Sci-Hub, uBlock Origin, Consent-O-matic font partie) pour remédier aux limitations identifiées de manière pratique et computationelle. Le type de critique sur lequel je vais me pencher ici est celui de la <text:span text:style-name="T2">critique protocolaire</text:span>.</text:p>
      <text:p text:style-name="Text_20_body"><text:span text:style-name="T4">Partant du principe, selon Alexander Galloway, qu’un protocole encode des manières de faires qui contraignent ses utilisateurs à la suivre sous peine d’être exclus de la communication se déroulant à travers ce protocole </text:span><text:reference-mark-start text:name="ZOTERO_ITEM CSL_CITATION {&quot;citationID&quot;:&quot;tnOIMH6z&quot;,&quot;properties&quot;:{&quot;formattedCitation&quot;:&quot;(Galloway, 2004)&quot;,&quot;plainCitation&quot;:&quot;(Galloway, 2004)&quot;,&quot;noteIndex&quot;:0},&quot;citationItems&quot;:[{&quot;id&quot;:731,&quot;uris&quot;:[&quot;http://zotero.org/users/8512312/items/CZKQ6K9D&quot;],&quot;itemData&quot;:{&quot;id&quot;:731,&quot;type&quot;:&quot;book&quot;,&quot;abstract&quot;:&quot;How Control Exists after Decentralization&quot;,&quot;collection-title&quot;:&quot;Leonardo&quot;,&quot;event-place&quot;:&quot;Cambridge, MA, USA&quot;,&quot;ISBN&quot;:&quot;978-0-262-07247-2&quot;,&quot;language&quot;:&quot;en&quot;,&quot;number-of-pages&quot;:&quot;286&quot;,&quot;publisher&quot;:&quot;MIT Press&quot;,&quot;publisher-place&quot;:&quot;Cambridge, MA, USA&quot;,&quot;source&quot;:&quot;MIT Press Books&quot;,&quot;title&quot;:&quot;Protocol: How Control Exists after Decentralization&quot;,&quot;title-short&quot;:&quot;Protocol&quot;,&quot;author&quot;:[{&quot;family&quot;:&quot;Galloway&quot;,&quot;given&quot;:&quot;Alexander R.&quot;}],&quot;collection-editor&quot;:[{&quot;family&quot;:&quot;Malina&quot;,&quot;given&quot;:&quot;Roger F.&quot;},{&quot;family&quot;:&quot;Cubitt&quot;,&quot;given&quot;:&quot;Sean&quot;}],&quot;issued&quot;:{&quot;date-parts&quot;:[[&quot;2004&quot;,2,17]]},&quot;citation-key&quot;:&quot;gallowayProtocolHowControl2004&quot;}}],&quot;schema&quot;:&quot;https://github.com/citation-style-language/schema/raw/master/csl-citation.json&quot;} RND2GIG3Ka6pi"/><text:span text:style-name="T4">(Galloway, 2004)</text:span><text:reference-mark-end text:name="ZOTERO_ITEM CSL_CITATION {&quot;citationID&quot;:&quot;tnOIMH6z&quot;,&quot;properties&quot;:{&quot;formattedCitation&quot;:&quot;(Galloway, 2004)&quot;,&quot;plainCitation&quot;:&quot;(Galloway, 2004)&quot;,&quot;noteIndex&quot;:0},&quot;citationItems&quot;:[{&quot;id&quot;:731,&quot;uris&quot;:[&quot;http://zotero.org/users/8512312/items/CZKQ6K9D&quot;],&quot;itemData&quot;:{&quot;id&quot;:731,&quot;type&quot;:&quot;book&quot;,&quot;abstract&quot;:&quot;How Control Exists after Decentralization&quot;,&quot;collection-title&quot;:&quot;Leonardo&quot;,&quot;event-place&quot;:&quot;Cambridge, MA, USA&quot;,&quot;ISBN&quot;:&quot;978-0-262-07247-2&quot;,&quot;language&quot;:&quot;en&quot;,&quot;number-of-pages&quot;:&quot;286&quot;,&quot;publisher&quot;:&quot;MIT Press&quot;,&quot;publisher-place&quot;:&quot;Cambridge, MA, USA&quot;,&quot;source&quot;:&quot;MIT Press Books&quot;,&quot;title&quot;:&quot;Protocol: How Control Exists after Decentralization&quot;,&quot;title-short&quot;:&quot;Protocol&quot;,&quot;author&quot;:[{&quot;family&quot;:&quot;Galloway&quot;,&quot;given&quot;:&quot;Alexander R.&quot;}],&quot;collection-editor&quot;:[{&quot;family&quot;:&quot;Malina&quot;,&quot;given&quot;:&quot;Roger F.&quot;},{&quot;family&quot;:&quot;Cubitt&quot;,&quot;given&quot;:&quot;Sean&quot;}],&quot;issued&quot;:{&quot;date-parts&quot;:[[&quot;2004&quot;,2,17]]},&quot;citation-key&quot;:&quot;gallowayProtocolHowControl2004&quot;}}],&quot;schema&quot;:&quot;https://github.com/citation-style-language/schema/raw/master/csl-citation.json&quot;} RND2GIG3Ka6pi"/><text:span text:style-name="T4">, j’envisage ici la critique protocolaire comme la conception et la distribution d’infrastructures abstraites—c’est-à-dire devant être implémentées </text:span><text:span text:style-name="T5">a posteriori</text:span><text:span text:style-name="T4">—qui addressent les limitations identifiées d’une infrastructure existante.</text:span></text:p>
      <text:p text:style-name="Text_20_body"><text:span text:style-name="T4">De cette possibilité de critique protocolaire découlent plusieurs questions que nous aborderons à travers la comparaison de deux études de cas: celle du protocole IPFS (Interplanetary Filesystem) et celle du protocole SSB (Secure Scuttlebutt). Il s’agira d’examiner, dans les deux cas, les capacités expressives des protocoles numériques en tant que sous-ensemble des systèmes computationnels, en se basant notamment sur les travaux d’Ian Bogost en rhétorique procédurelle, ainsi que les possibilités de déterminisme technologique en comparant les usages abstraits imaginés par le protocole avec ses implémentations concrètes </text:span><text:reference-mark-start text:name="ZOTERO_ITEM CSL_CITATION {&quot;citationID&quot;:&quot;BBCQzTjg&quot;,&quot;properties&quot;:{&quot;formattedCitation&quot;:&quot;(Bogost, 2007)&quot;,&quot;plainCitation&quot;:&quot;(Bogost, 2007)&quot;,&quot;noteIndex&quot;:0},&quot;citationItems&quot;:[{&quot;id&quot;:241,&quot;uris&quot;:[&quot;http://zotero.org/users/8512312/items/K3M4PXCX&quot;],&quot;itemData&quot;:{&quot;id&quot;:241,&quot;type&quot;:&quot;webpage&quot;,&quot;abstract&quot;:&quot;Animal Crossing is an “animal village simulator” for the Nintendo GameCube and DS video game consoles.1 As the game begins, the player has just left home to move to the game’s small village. There he meets a host of cartoonish animal residents and settles into a new life. The player is penniless upon arrival, and the game quickly thrusts him into the reality of making ends meet. The village’s resident real estate tycoon and shopkeeper, Tom Nook, helps the player out, offering him a small shack to live in and a job of planting trees, delivering goods, and creating marketing materials on the town notice board (see figure 1). After completing these chores, Nook releases the player to explore the town on his own. He may then work, trade, and personalize his environment. The game offers a series of innocuous, even mundane activities like bug catching, gardening, and wallpaper designing. One of the more challenging projects in the game is paying off the mortgage on one’s house. Animal Crossing allows players to upgrade their homes, but doing so requires paying off a large note the player must take out to start the game in the first place. The player must then pay down renovation mortgages for even larger sums.2 While the game omits some of the more punitive intricacies of long-term debt, such as compounding interest, improving one’s home does require consistent work in the game world. Catching fish, hunting for fossils, finding insects, and doing jobs for other townsfolk all produce income that can be used to pay off mortgage debt or to buy carpets, furniture, and objects to decorate one’s house. When my then five-year-old began playing the game seriously, he quickly recognized the dilemma he faced. On the one hand, he wanted to spend the money he had earned from collecting fruit and bugs on new furniture, carpets, and shirts. On the other hand, he wanted to pay off his house so he could get a bigger one like mine. Once he managed to amass enough savings to pay off his mortgage, Tom Nook offered to expand his house. While it is possible to refrain from upgrading, the unassuming raccoon continues to offer renovations as frequently as the player visits his store. My son began to realize the dilemma facing him: the more material possessions he took on, the more space he needed, and the more debt he had to assume to provide that space. And the additional space just fueled more material acquisitions, continuing the loop. This link between debt and acquisition gives form to a routine that many mortgage holders fail to recognize: buying more living space not only creates more debt, it also drives the impulse to acquire more goods. More goods demand even more space, creating a vicious cycle.&quot;,&quot;language&quot;:&quot;en&quot;,&quot;title&quot;:&quot;The Rhetoric of Video Games&quot;,&quot;URL&quot;:&quot;/paper/The-Rhetoric-of-Video-Games-Bogost/58b92904ce0d37ab1726e40db881f02529039bd7&quot;,&quot;author&quot;:[{&quot;family&quot;:&quot;Bogost&quot;,&quot;given&quot;:&quot;I.&quot;}],&quot;accessed&quot;:{&quot;date-parts&quot;:[[&quot;2021&quot;,3,25]]},&quot;issued&quot;:{&quot;date-parts&quot;:[[&quot;2007&quot;]]},&quot;citation-key&quot;:&quot;bogostRhetoricVideoGames2007&quot;}}],&quot;schema&quot;:&quot;https://github.com/citation-style-language/schema/raw/master/csl-citation.json&quot;} RNDzD1BdT1XVl"/><text:span text:style-name="T4">(Bogost, 2007)</text:span><text:reference-mark-end text:name="ZOTERO_ITEM CSL_CITATION {&quot;citationID&quot;:&quot;BBCQzTjg&quot;,&quot;properties&quot;:{&quot;formattedCitation&quot;:&quot;(Bogost, 2007)&quot;,&quot;plainCitation&quot;:&quot;(Bogost, 2007)&quot;,&quot;noteIndex&quot;:0},&quot;citationItems&quot;:[{&quot;id&quot;:241,&quot;uris&quot;:[&quot;http://zotero.org/users/8512312/items/K3M4PXCX&quot;],&quot;itemData&quot;:{&quot;id&quot;:241,&quot;type&quot;:&quot;webpage&quot;,&quot;abstract&quot;:&quot;Animal Crossing is an “animal village simulator” for the Nintendo GameCube and DS video game consoles.1 As the game begins, the player has just left home to move to the game’s small village. There he meets a host of cartoonish animal residents and settles into a new life. The player is penniless upon arrival, and the game quickly thrusts him into the reality of making ends meet. The village’s resident real estate tycoon and shopkeeper, Tom Nook, helps the player out, offering him a small shack to live in and a job of planting trees, delivering goods, and creating marketing materials on the town notice board (see figure 1). After completing these chores, Nook releases the player to explore the town on his own. He may then work, trade, and personalize his environment. The game offers a series of innocuous, even mundane activities like bug catching, gardening, and wallpaper designing. One of the more challenging projects in the game is paying off the mortgage on one’s house. Animal Crossing allows players to upgrade their homes, but doing so requires paying off a large note the player must take out to start the game in the first place. The player must then pay down renovation mortgages for even larger sums.2 While the game omits some of the more punitive intricacies of long-term debt, such as compounding interest, improving one’s home does require consistent work in the game world. Catching fish, hunting for fossils, finding insects, and doing jobs for other townsfolk all produce income that can be used to pay off mortgage debt or to buy carpets, furniture, and objects to decorate one’s house. When my then five-year-old began playing the game seriously, he quickly recognized the dilemma he faced. On the one hand, he wanted to spend the money he had earned from collecting fruit and bugs on new furniture, carpets, and shirts. On the other hand, he wanted to pay off his house so he could get a bigger one like mine. Once he managed to amass enough savings to pay off his mortgage, Tom Nook offered to expand his house. While it is possible to refrain from upgrading, the unassuming raccoon continues to offer renovations as frequently as the player visits his store. My son began to realize the dilemma facing him: the more material possessions he took on, the more space he needed, and the more debt he had to assume to provide that space. And the additional space just fueled more material acquisitions, continuing the loop. This link between debt and acquisition gives form to a routine that many mortgage holders fail to recognize: buying more living space not only creates more debt, it also drives the impulse to acquire more goods. More goods demand even more space, creating a vicious cycle.&quot;,&quot;language&quot;:&quot;en&quot;,&quot;title&quot;:&quot;The Rhetoric of Video Games&quot;,&quot;URL&quot;:&quot;/paper/The-Rhetoric-of-Video-Games-Bogost/58b92904ce0d37ab1726e40db881f02529039bd7&quot;,&quot;author&quot;:[{&quot;family&quot;:&quot;Bogost&quot;,&quot;given&quot;:&quot;I.&quot;}],&quot;accessed&quot;:{&quot;date-parts&quot;:[[&quot;2021&quot;,3,25]]},&quot;issued&quot;:{&quot;date-parts&quot;:[[&quot;2007&quot;]]},&quot;citation-key&quot;:&quot;bogostRhetoricVideoGames2007&quot;}}],&quot;schema&quot;:&quot;https://github.com/citation-style-language/schema/raw/master/csl-citation.json&quot;} RNDzD1BdT1XVl"/><text:span text:style-name="T4">. Cela nous amènera enfin à considérer à quel point ces protocoles proposent des nouveaux imaginaires possibles en ce qu’il s’agit de considérer l’échange d’information sur des réseaux numériques, et plus spécifiquement quant aux façons de considérer, techniquement, l’objet, l’individu, l’espace et le temps.</text:span></text:p>
      <text:p text:style-name="Text_20_body"><text:soft-page-break/><text:span text:style-name="T4">Comment se constitue une critique protocolaire? Quels sont les environnements, documents et actions sociales, économiques et techniques qui doivent être déployés pour subvenir à la pérennisation d’un protocole? Afin d’élucider ces questions, nous procéderons à une analyse du protocole et du discours des deux écosystèmes d’IPFS et SSB, confrontant language machine et language humain. Ces écosystèmes comportent des éléments discursifs décrivant leurs protocoles respectifs tant au niveau normatif (le protocole en lui-même), que prescriptif (les usages imaginés par les concepteurs), descriptif (la représentation du projet à travers sites webs, entretiens dans la presse et promotion individuelle) ou encore argumentatifs et participatifs (discussions entre concepteurs et utilisateurs autour des intentions et usages des protocoles). Le cadre d’interprétation de ces documents sera ici celui d’une analyse critique du discours, telle qu’elle est développée par Dianna Mullet, partant de l’hypothèse que les différents facettes du discours d’une même organisation permettent alors de mettre à jour une certaine cosmogonie suggérée avec, à sa base, un protocole comme élément socio-technique similaire </text:span><text:reference-mark-start text:name="ZOTERO_ITEM CSL_CITATION {&quot;citationID&quot;:&quot;AeAtVpcG&quot;,&quot;properties&quot;:{&quot;formattedCitation&quot;:&quot;(Mullet, 2018)&quot;,&quot;plainCitation&quot;:&quot;(Mullet, 2018)&quot;,&quot;noteIndex&quot;:0},&quot;citationItems&quot;:[{&quot;id&quot;:1625,&quot;uris&quot;:[&quot;http://zotero.org/users/8512312/items/AGA6VU9M&quot;],&quot;itemData&quot;:{&quot;id&quot;:1625,&quot;type&quot;:&quot;article-journal&quot;,&quot;abstract&quot;:&quot;Critical discourse analysis (CDA) is a qualitative analytical approach for critically describing, interpreting, and explaining the ways in which discourses construct, maintain, and legitimize social inequalities. CDA rests on the notion that the way we use language is purposeful, regardless of whether discursive choices are conscious or unconscious. CDA takes a number of different approaches and incorporates a variety of methods that depend on research goals and theoretical perspectives. This methodological guide presents a general CDA analytic framework and illustrates the application of that framework to a systematic literature review of CDA studies in education. CDA research studies are no less likely than other forms of scholarly research to reproduce ideological assumptions; qualitative rigor and trustworthiness are discussed.&quot;,&quot;container-title&quot;:&quot;Journal of Advanced Academics&quot;,&quot;DOI&quot;:&quot;10.1177/1932202X18758260&quot;,&quot;ISSN&quot;:&quot;1932-202X&quot;,&quot;issue&quot;:&quot;2&quot;,&quot;language&quot;:&quot;en&quot;,&quot;note&quot;:&quot;publisher: SAGE Publications&quot;,&quot;page&quot;:&quot;116-142&quot;,&quot;source&quot;:&quot;ERIC&quot;,&quot;title&quot;:&quot;A General Critical Discourse Analysis Framework for Educational Research&quot;,&quot;volume&quot;:&quot;29&quot;,&quot;author&quot;:[{&quot;family&quot;:&quot;Mullet&quot;,&quot;given&quot;:&quot;Dianna R.&quot;}],&quot;issued&quot;:{&quot;date-parts&quot;:[[&quot;2018&quot;,5]]},&quot;citation-key&quot;:&quot;mullet_general_2018a&quot;}}],&quot;schema&quot;:&quot;https://github.com/citation-style-language/schema/raw/master/csl-citation.json&quot;} RND8QFkPh4T9q"/><text:span text:style-name="T4">(Mullet, 2018)</text:span><text:reference-mark-end text:name="ZOTERO_ITEM CSL_CITATION {&quot;citationID&quot;:&quot;AeAtVpcG&quot;,&quot;properties&quot;:{&quot;formattedCitation&quot;:&quot;(Mullet, 2018)&quot;,&quot;plainCitation&quot;:&quot;(Mullet, 2018)&quot;,&quot;noteIndex&quot;:0},&quot;citationItems&quot;:[{&quot;id&quot;:1625,&quot;uris&quot;:[&quot;http://zotero.org/users/8512312/items/AGA6VU9M&quot;],&quot;itemData&quot;:{&quot;id&quot;:1625,&quot;type&quot;:&quot;article-journal&quot;,&quot;abstract&quot;:&quot;Critical discourse analysis (CDA) is a qualitative analytical approach for critically describing, interpreting, and explaining the ways in which discourses construct, maintain, and legitimize social inequalities. CDA rests on the notion that the way we use language is purposeful, regardless of whether discursive choices are conscious or unconscious. CDA takes a number of different approaches and incorporates a variety of methods that depend on research goals and theoretical perspectives. This methodological guide presents a general CDA analytic framework and illustrates the application of that framework to a systematic literature review of CDA studies in education. CDA research studies are no less likely than other forms of scholarly research to reproduce ideological assumptions; qualitative rigor and trustworthiness are discussed.&quot;,&quot;container-title&quot;:&quot;Journal of Advanced Academics&quot;,&quot;DOI&quot;:&quot;10.1177/1932202X18758260&quot;,&quot;ISSN&quot;:&quot;1932-202X&quot;,&quot;issue&quot;:&quot;2&quot;,&quot;language&quot;:&quot;en&quot;,&quot;note&quot;:&quot;publisher: SAGE Publications&quot;,&quot;page&quot;:&quot;116-142&quot;,&quot;source&quot;:&quot;ERIC&quot;,&quot;title&quot;:&quot;A General Critical Discourse Analysis Framework for Educational Research&quot;,&quot;volume&quot;:&quot;29&quot;,&quot;author&quot;:[{&quot;family&quot;:&quot;Mullet&quot;,&quot;given&quot;:&quot;Dianna R.&quot;}],&quot;issued&quot;:{&quot;date-parts&quot;:[[&quot;2018&quot;,5]]},&quot;citation-key&quot;:&quot;mullet_general_2018a&quot;}}],&quot;schema&quot;:&quot;https://github.com/citation-style-language/schema/raw/master/csl-citation.json&quot;} RND8QFkPh4T9q"/><text:span text:style-name="T4">.</text:span></text:p>
      <text:p text:style-name="P21">Cette approche d’analyse critique du discours a lieu au sein d’une analyse comparative, et cela pour deux raisons. Premièrement, il s’agit de mettre en exergue les éléments communs au déploiement d’un protocole: pendant technique, pendant communicationel, et pendant social, et de voir comment la forme de ces éléments peuvent varier selons les présupposés des concepteurs, alors qu’ils restent très semblables au niveau protocolaire. Deuxièmement, il s’agit de considérer l’implication d’un même but (communication d’un message d’un émetteur à un récepteur), avec un même principe technique (chaîne d’information cryptographiée) et d’analyser à quel point ce but et ce résultent, ou non, en des conséquences pratiques (en type et nombres d’applications développées) différentes.</text:p>
      <text:p text:style-name="P21">Nous approcherons ce sujet en deux temps. Tout d’abord, nous examinerons les visions paradigmatiques des deux projets, en commencant par IPFS, suivi de SSB. Ces examinations se feront de manière identique, à travers la description du protocole, puis l’identification des discours mis en place autour de celui-ci, pour enfin conclure sur la mise en pratique et les possibles limites de la confrontation au réel que chaque protocole présente avec travers ses applications. Ensuite, nous approfondirons notre comparaison <text:soft-page-break/>en considérant la composante du déterminisme et des ontologies telles qu’elles se manifestent dans chaque protocole.<text:bookmark-end text:name="introduction"/></text:p>
      <text:h text:style-name="Heading_20_1" text:outline-level="1"><text:bookmark-start text:name="Xa64f16dd946bd90dde5c42f10befb0817fe5168"/>IPFS: une disponibilité permanente de l’objet</text:h>
      <text:h text:style-name="Heading_20_2" text:outline-level="2"><text:bookmark-start text:name="description-du-protocole"/>Description du protocole</text:h>
      <text:p text:style-name="First_20_Paragraph"><text:span text:style-name="T4">L’</text:span><text:span text:style-name="T5">InterPlantery File System</text:span><text:span text:style-name="T4">, ou système de fichiers interplanétaires, est un protocole de distribution d’information qui considère comme primordial la disponibilité permanente de tout objet, et oriente donc son organisation technique vers cette optique. La première version du protocole est spécifiée en 2014 par Juan Benet, sous la forme d’un </text:span><text:span text:style-name="T5">white paper</text:span><text:span text:style-name="T4">, publication scientifique distribuée sur le site communautaire arXiv.org </text:span><text:reference-mark-start text:name="ZOTERO_ITEM CSL_CITATION {&quot;citationID&quot;:&quot;k6JnM4ll&quot;,&quot;properties&quot;:{&quot;formattedCitation&quot;:&quot;(Benet, 2014)&quot;,&quot;plainCitation&quot;:&quot;(Benet, 2014)&quot;,&quot;noteIndex&quot;:0},&quot;citationItems&quot;:[{&quot;id&quot;:732,&quot;uris&quot;:[&quot;http://zotero.org/users/8512312/items/LG9X8AAG&quot;],&quot;itemData&quot;:{&quot;id&quot;:732,&quot;type&quot;:&quot;article-journal&quot;,&quot;abstract&quot;:&quot;The InterPlanetary File System (IPFS) is a peer-to-peer distributed file system that seeks to connect all computing devices with the same system of files. In some ways, IPFS is similar to the Web, but IPFS could be seen as a single BitTorrent swarm, exchanging objects within one Git repository. In other words, IPFS provides a high throughput content-addressed block storage model, with content-addressed hyper links. This forms a generalized Merkle DAG, a data structure upon which one can build versioned file systems, blockchains, and even a Permanent Web. IPFS combines a distributed hashtable, an incentivized block exchange, and a self-certifying namespace. IPFS has no single point of failure, and nodes do not need to trust each other.&quot;,&quot;container-title&quot;:&quot;arXiv:1407.3561 [cs]&quot;,&quot;note&quot;:&quot;arXiv: 1407.3561&quot;,&quot;source&quot;:&quot;arXiv.org&quot;,&quot;title&quot;:&quot;IPFS - Content Addressed, Versioned, P2P File System&quot;,&quot;URL&quot;:&quot;http://arxiv.org/abs/1407.3561&quot;,&quot;author&quot;:[{&quot;family&quot;:&quot;Benet&quot;,&quot;given&quot;:&quot;Juan&quot;}],&quot;accessed&quot;:{&quot;date-parts&quot;:[[&quot;2021&quot;,8,24]]},&quot;issued&quot;:{&quot;date-parts&quot;:[[&quot;2014&quot;,7,14]]},&quot;citation-key&quot;:&quot;benetIPFSContentAddressed2014&quot;}}],&quot;schema&quot;:&quot;https://github.com/citation-style-language/schema/raw/master/csl-citation.json&quot;} RND82bhuNpmqV"/><text:span text:style-name="T4">(Benet, 2014)</text:span><text:reference-mark-end text:name="ZOTERO_ITEM CSL_CITATION {&quot;citationID&quot;:&quot;k6JnM4ll&quot;,&quot;properties&quot;:{&quot;formattedCitation&quot;:&quot;(Benet, 2014)&quot;,&quot;plainCitation&quot;:&quot;(Benet, 2014)&quot;,&quot;noteIndex&quot;:0},&quot;citationItems&quot;:[{&quot;id&quot;:732,&quot;uris&quot;:[&quot;http://zotero.org/users/8512312/items/LG9X8AAG&quot;],&quot;itemData&quot;:{&quot;id&quot;:732,&quot;type&quot;:&quot;article-journal&quot;,&quot;abstract&quot;:&quot;The InterPlanetary File System (IPFS) is a peer-to-peer distributed file system that seeks to connect all computing devices with the same system of files. In some ways, IPFS is similar to the Web, but IPFS could be seen as a single BitTorrent swarm, exchanging objects within one Git repository. In other words, IPFS provides a high throughput content-addressed block storage model, with content-addressed hyper links. This forms a generalized Merkle DAG, a data structure upon which one can build versioned file systems, blockchains, and even a Permanent Web. IPFS combines a distributed hashtable, an incentivized block exchange, and a self-certifying namespace. IPFS has no single point of failure, and nodes do not need to trust each other.&quot;,&quot;container-title&quot;:&quot;arXiv:1407.3561 [cs]&quot;,&quot;note&quot;:&quot;arXiv: 1407.3561&quot;,&quot;source&quot;:&quot;arXiv.org&quot;,&quot;title&quot;:&quot;IPFS - Content Addressed, Versioned, P2P File System&quot;,&quot;URL&quot;:&quot;http://arxiv.org/abs/1407.3561&quot;,&quot;author&quot;:[{&quot;family&quot;:&quot;Benet&quot;,&quot;given&quot;:&quot;Juan&quot;}],&quot;accessed&quot;:{&quot;date-parts&quot;:[[&quot;2021&quot;,8,24]]},&quot;issued&quot;:{&quot;date-parts&quot;:[[&quot;2014&quot;,7,14]]},&quot;citation-key&quot;:&quot;benetIPFSContentAddressed2014&quot;}}],&quot;schema&quot;:&quot;https://github.com/citation-style-language/schema/raw/master/csl-citation.json&quot;} RND82bhuNpmqV"/><text:span text:style-name="T4">. Ce document est fondateur de l’approche d’IPFS, et révèle que c’est un projet lui-même constitué d’un amalgames de protocoles existants, composés afin de réguler la création et la vérification d’identité de chaque pair du réseau, la connection et la localisation de pairs au sein du réseau, l’échange d’information entre pairs, et surtout la représentation des objets hébergés par les pairs, intégrant étroitement les questions de versions et de nomination, dans ce qui est considéré un des piliers de l’approche IPFS, le </text:span><text:span text:style-name="T5">content-addressing</text:span><text:span text:style-name="T4">. Bien que sa nature décentralisée rend difficile son utilisation exacte, le réseau IPFS était constitué d’environ 40,000 noeuds en 2020 </text:span><text:reference-mark-start text:name="ZOTERO_ITEM CSL_CITATION {&quot;citationID&quot;:&quot;RZ0O6yzI&quot;,&quot;properties&quot;:{&quot;formattedCitation&quot;:&quot;(Henningsen et al., 2020)&quot;,&quot;plainCitation&quot;:&quot;(Henningsen et al., 2020)&quot;,&quot;noteIndex&quot;:0},&quot;citationItems&quot;:[{&quot;id&quot;:1636,&quot;uris&quot;:[&quot;http://zotero.org/users/8512312/items/8VYM6PYD&quot;],&quot;itemData&quot;:{&quot;id&quot;:1636,&quot;type&quot;:&quot;article-journal&quot;,&quot;abstract&quot;:&quot;The Interplanetary Filesystem (IPFS) is a distributed data storage service frequently used by blockchain applications and for sharing content in a censorship-resistant manner. Data is distributed within an open set of peers using a Kademlia-based distributed hash table (DHT). In this paper, we study the structure of the resulting overlay network, as it significantly influences the robustness and performance of IPFS. We monitor and systematically crawl IPFS' DHT towards mapping the IPFS overlay network. Our measurements found an average of 44474 nodes at every given time. At least 52.19% of these reside behind a NAT and are not reachable from the outside, suggesting that a large share of the network is operated by private individuals on an as-needed basis. Based on our measurements and our analysis of the IPFS code, we conclude that the topology of the IPFS network is, in its current state, closer to an unstructured overlay network than it is to a classical DHT. While such a structure has benefits for robustness and the resistance against Sybil attacks, it leaves room for improvement in terms of performance and query privacy.&quot;,&quot;container-title&quot;:&quot;arXiv:2002.07747 [cs]&quot;,&quot;note&quot;:&quot;arXiv: 2002.07747&quot;,&quot;source&quot;:&quot;arXiv.org&quot;,&quot;title&quot;:&quot;Mapping the Interplanetary Filesystem&quot;,&quot;URL&quot;:&quot;http://arxiv.org/abs/2002.07747&quot;,&quot;author&quot;:[{&quot;family&quot;:&quot;Henningsen&quot;,&quot;given&quot;:&quot;Sebastian&quot;},{&quot;family&quot;:&quot;Florian&quot;,&quot;given&quot;:&quot;Martin&quot;},{&quot;family&quot;:&quot;Rust&quot;,&quot;given&quot;:&quot;Sebastian&quot;},{&quot;family&quot;:&quot;Scheuermann&quot;,&quot;given&quot;:&quot;Björn&quot;}],&quot;accessed&quot;:{&quot;date-parts&quot;:[[&quot;2022&quot;,2,28]]},&quot;issued&quot;:{&quot;date-parts&quot;:[[&quot;2020&quot;,2,18]]},&quot;citation-key&quot;:&quot;henningsenMappingInterplanetaryFilesystem2020&quot;}}],&quot;schema&quot;:&quot;https://github.com/citation-style-language/schema/raw/master/csl-citation.json&quot;} RNDwAJ0rMuN54"/><text:span text:style-name="T4">(Henningsen et al., 2020)</text:span><text:reference-mark-end text:name="ZOTERO_ITEM CSL_CITATION {&quot;citationID&quot;:&quot;RZ0O6yzI&quot;,&quot;properties&quot;:{&quot;formattedCitation&quot;:&quot;(Henningsen et al., 2020)&quot;,&quot;plainCitation&quot;:&quot;(Henningsen et al., 2020)&quot;,&quot;noteIndex&quot;:0},&quot;citationItems&quot;:[{&quot;id&quot;:1636,&quot;uris&quot;:[&quot;http://zotero.org/users/8512312/items/8VYM6PYD&quot;],&quot;itemData&quot;:{&quot;id&quot;:1636,&quot;type&quot;:&quot;article-journal&quot;,&quot;abstract&quot;:&quot;The Interplanetary Filesystem (IPFS) is a distributed data storage service frequently used by blockchain applications and for sharing content in a censorship-resistant manner. Data is distributed within an open set of peers using a Kademlia-based distributed hash table (DHT). In this paper, we study the structure of the resulting overlay network, as it significantly influences the robustness and performance of IPFS. We monitor and systematically crawl IPFS' DHT towards mapping the IPFS overlay network. Our measurements found an average of 44474 nodes at every given time. At least 52.19% of these reside behind a NAT and are not reachable from the outside, suggesting that a large share of the network is operated by private individuals on an as-needed basis. Based on our measurements and our analysis of the IPFS code, we conclude that the topology of the IPFS network is, in its current state, closer to an unstructured overlay network than it is to a classical DHT. While such a structure has benefits for robustness and the resistance against Sybil attacks, it leaves room for improvement in terms of performance and query privacy.&quot;,&quot;container-title&quot;:&quot;arXiv:2002.07747 [cs]&quot;,&quot;note&quot;:&quot;arXiv: 2002.07747&quot;,&quot;source&quot;:&quot;arXiv.org&quot;,&quot;title&quot;:&quot;Mapping the Interplanetary Filesystem&quot;,&quot;URL&quot;:&quot;http://arxiv.org/abs/2002.07747&quot;,&quot;author&quot;:[{&quot;family&quot;:&quot;Henningsen&quot;,&quot;given&quot;:&quot;Sebastian&quot;},{&quot;family&quot;:&quot;Florian&quot;,&quot;given&quot;:&quot;Martin&quot;},{&quot;family&quot;:&quot;Rust&quot;,&quot;given&quot;:&quot;Sebastian&quot;},{&quot;family&quot;:&quot;Scheuermann&quot;,&quot;given&quot;:&quot;Björn&quot;}],&quot;accessed&quot;:{&quot;date-parts&quot;:[[&quot;2022&quot;,2,28]]},&quot;issued&quot;:{&quot;date-parts&quot;:[[&quot;2020&quot;,2,18]]},&quot;citation-key&quot;:&quot;henningsenMappingInterplanetaryFilesystem2020&quot;}}],&quot;schema&quot;:&quot;https://github.com/citation-style-language/schema/raw/master/csl-citation.json&quot;} RNDwAJ0rMuN54"/><text:span text:style-name="T4">.</text:span></text:p>
      <text:p text:style-name="P19">IPFS recombine des technologies existantes, puisant depuis divers domaines de la cryptographie et de la théorie des graphes, pour permettre la disponibilité à tout un chacun d’un seul ensemble globalisé de fichiers. D’après les termes de Juan Benet,</text:p>
      <text:p text:style-name="Block_20_Text"><text:span text:style-name="T5">IPFS is similar to the Web, but IPFS could be seen as a single BitTorrent swarm, exchanging objects within one Git repository. In other words, IPFS provides a high through-put content-addressed block storage model, with content-addressed hyper links. This forms a generalized Merkle DAG, a data structure upon which one can build versioned file systems, blockchains, and even a Permanent Web.</text:span><text:reference-mark-start text:name="ZOTERO_ITEM CSL_CITATION {&quot;citationID&quot;:&quot;XO3cwBsC&quot;,&quot;properties&quot;:{&quot;formattedCitation&quot;:&quot;(Benet, 2014)&quot;,&quot;plainCitation&quot;:&quot;(Benet, 2014)&quot;,&quot;noteIndex&quot;:0},&quot;citationItems&quot;:[{&quot;id&quot;:732,&quot;uris&quot;:[&quot;http://zotero.org/users/8512312/items/LG9X8AAG&quot;],&quot;itemData&quot;:{&quot;id&quot;:732,&quot;type&quot;:&quot;article-journal&quot;,&quot;abstract&quot;:&quot;The InterPlanetary File System (IPFS) is a peer-to-peer distributed file system that seeks to connect all computing devices with the same system of files. In some ways, IPFS is similar to the Web, but IPFS could be seen as a single BitTorrent swarm, exchanging objects within one Git repository. In other words, IPFS provides a high throughput content-addressed block storage model, with content-addressed hyper links. This forms a generalized Merkle DAG, a data structure upon which one can build versioned file systems, blockchains, and even a Permanent Web. IPFS combines a distributed hashtable, an incentivized block exchange, and a self-certifying namespace. IPFS has no single point of failure, and nodes do not need to trust each other.&quot;,&quot;container-title&quot;:&quot;arXiv:1407.3561 [cs]&quot;,&quot;note&quot;:&quot;arXiv: 1407.3561&quot;,&quot;source&quot;:&quot;arXiv.org&quot;,&quot;title&quot;:&quot;IPFS - Content Addressed, Versioned, P2P File System&quot;,&quot;URL&quot;:&quot;http://arxiv.org/abs/1407.3561&quot;,&quot;author&quot;:[{&quot;family&quot;:&quot;Benet&quot;,&quot;given&quot;:&quot;Juan&quot;}],&quot;accessed&quot;:{&quot;date-parts&quot;:[[&quot;2021&quot;,8,24]]},&quot;issued&quot;:{&quot;date-parts&quot;:[[&quot;2014&quot;,7,14]]},&quot;citation-key&quot;:&quot;benetIPFSContentAddressed2014&quot;}}],&quot;schema&quot;:&quot;https://github.com/citation-style-language/schema/raw/master/csl-citation.json&quot;} RNDBCIrLKWiCP"/><text:span text:style-name="T5">(Benet, 2014)</text:span><text:reference-mark-end text:name="ZOTERO_ITEM CSL_CITATION {&quot;citationID&quot;:&quot;XO3cwBsC&quot;,&quot;properties&quot;:{&quot;formattedCitation&quot;:&quot;(Benet, 2014)&quot;,&quot;plainCitation&quot;:&quot;(Benet, 2014)&quot;,&quot;noteIndex&quot;:0},&quot;citationItems&quot;:[{&quot;id&quot;:732,&quot;uris&quot;:[&quot;http://zotero.org/users/8512312/items/LG9X8AAG&quot;],&quot;itemData&quot;:{&quot;id&quot;:732,&quot;type&quot;:&quot;article-journal&quot;,&quot;abstract&quot;:&quot;The InterPlanetary File System (IPFS) is a peer-to-peer distributed file system that seeks to connect all computing devices with the same system of files. In some ways, IPFS is similar to the Web, but IPFS could be seen as a single BitTorrent swarm, exchanging objects within one Git repository. In other words, IPFS provides a high throughput content-addressed block storage model, with content-addressed hyper links. This forms a generalized Merkle DAG, a data structure upon which one can build versioned file systems, blockchains, and even a Permanent Web. IPFS combines a distributed hashtable, an incentivized block exchange, and a self-certifying namespace. IPFS has no single point of failure, and nodes do not need to trust each other.&quot;,&quot;container-title&quot;:&quot;arXiv:1407.3561 [cs]&quot;,&quot;note&quot;:&quot;arXiv: 1407.3561&quot;,&quot;source&quot;:&quot;arXiv.org&quot;,&quot;title&quot;:&quot;IPFS - Content Addressed, Versioned, P2P File System&quot;,&quot;URL&quot;:&quot;http://arxiv.org/abs/1407.3561&quot;,&quot;author&quot;:[{&quot;family&quot;:&quot;Benet&quot;,&quot;given&quot;:&quot;Juan&quot;}],&quot;accessed&quot;:{&quot;date-parts&quot;:[[&quot;2021&quot;,8,24]]},&quot;issued&quot;:{&quot;date-parts&quot;:[[&quot;2014&quot;,7,14]]},&quot;citation-key&quot;:&quot;benetIPFSContentAddressed2014&quot;}}],&quot;schema&quot;:&quot;https://github.com/citation-style-language/schema/raw/master/csl-citation.json&quot;} RNDBCIrLKWiCP"/></text:p>
      <text:p text:style-name="P5">Ce que nous notons <text:span text:style-name="T2">a priori</text:span>, c’est donc un discours qui fait la place belle à cet enchevêtrement de technologies, pour pallier aux limitations identifiées du web actuel. Celui-ci est en effet considéré par Benet comme éphémère et temporel, l’antithèse du but d’IPFS—le web permanent et l’accessibilité universelle de toute <text:soft-page-break/>information<text:note text:id="ftn3" text:note-class="footnote"><text:note-citation>3</text:note-citation><text:note-body><text:p text:style-name="Footnote"><text:s/><text:span text:style-name="T2">A web where [...] publishing valuable information does not impose hosting it on the publisher but upon those interested, where users can trust the content they receive without trusting the peers they receive it from, and where old but important files do not go missing</text:span>. <text:reference-mark-start text:name="ZOTERO_ITEM CSL_CITATION {&quot;citationID&quot;:&quot;fJLcxRNG&quot;,&quot;properties&quot;:{&quot;formattedCitation&quot;:&quot;(Benet, 2014)&quot;,&quot;plainCitation&quot;:&quot;(Benet, 2014)&quot;,&quot;noteIndex&quot;:3},&quot;citationItems&quot;:[{&quot;id&quot;:732,&quot;uris&quot;:[&quot;http://zotero.org/users/8512312/items/LG9X8AAG&quot;],&quot;itemData&quot;:{&quot;id&quot;:732,&quot;type&quot;:&quot;article-journal&quot;,&quot;abstract&quot;:&quot;The InterPlanetary File System (IPFS) is a peer-to-peer distributed file system that seeks to connect all computing devices with the same system of files. In some ways, IPFS is similar to the Web, but IPFS could be seen as a single BitTorrent swarm, exchanging objects within one Git repository. In other words, IPFS provides a high throughput content-addressed block storage model, with content-addressed hyper links. This forms a generalized Merkle DAG, a data structure upon which one can build versioned file systems, blockchains, and even a Permanent Web. IPFS combines a distributed hashtable, an incentivized block exchange, and a self-certifying namespace. IPFS has no single point of failure, and nodes do not need to trust each other.&quot;,&quot;container-title&quot;:&quot;arXiv:1407.3561 [cs]&quot;,&quot;note&quot;:&quot;arXiv: 1407.3561&quot;,&quot;source&quot;:&quot;arXiv.org&quot;,&quot;title&quot;:&quot;IPFS - Content Addressed, Versioned, P2P File System&quot;,&quot;URL&quot;:&quot;http://arxiv.org/abs/1407.3561&quot;,&quot;author&quot;:[{&quot;family&quot;:&quot;Benet&quot;,&quot;given&quot;:&quot;Juan&quot;}],&quot;accessed&quot;:{&quot;date-parts&quot;:[[&quot;2021&quot;,8,24]]},&quot;issued&quot;:{&quot;date-parts&quot;:[[&quot;2014&quot;,7,14]]},&quot;citation-key&quot;:&quot;benetIPFSContentAddressed2014&quot;}}],&quot;schema&quot;:&quot;https://github.com/citation-style-language/schema/raw/master/csl-citation.json&quot;} RND3lYeXUxE3g"/>(Benet, 2014)<text:reference-mark-end text:name="ZOTERO_ITEM CSL_CITATION {&quot;citationID&quot;:&quot;fJLcxRNG&quot;,&quot;properties&quot;:{&quot;formattedCitation&quot;:&quot;(Benet, 2014)&quot;,&quot;plainCitation&quot;:&quot;(Benet, 2014)&quot;,&quot;noteIndex&quot;:3},&quot;citationItems&quot;:[{&quot;id&quot;:732,&quot;uris&quot;:[&quot;http://zotero.org/users/8512312/items/LG9X8AAG&quot;],&quot;itemData&quot;:{&quot;id&quot;:732,&quot;type&quot;:&quot;article-journal&quot;,&quot;abstract&quot;:&quot;The InterPlanetary File System (IPFS) is a peer-to-peer distributed file system that seeks to connect all computing devices with the same system of files. In some ways, IPFS is similar to the Web, but IPFS could be seen as a single BitTorrent swarm, exchanging objects within one Git repository. In other words, IPFS provides a high throughput content-addressed block storage model, with content-addressed hyper links. This forms a generalized Merkle DAG, a data structure upon which one can build versioned file systems, blockchains, and even a Permanent Web. IPFS combines a distributed hashtable, an incentivized block exchange, and a self-certifying namespace. IPFS has no single point of failure, and nodes do not need to trust each other.&quot;,&quot;container-title&quot;:&quot;arXiv:1407.3561 [cs]&quot;,&quot;note&quot;:&quot;arXiv: 1407.3561&quot;,&quot;source&quot;:&quot;arXiv.org&quot;,&quot;title&quot;:&quot;IPFS - Content Addressed, Versioned, P2P File System&quot;,&quot;URL&quot;:&quot;http://arxiv.org/abs/1407.3561&quot;,&quot;author&quot;:[{&quot;family&quot;:&quot;Benet&quot;,&quot;given&quot;:&quot;Juan&quot;}],&quot;accessed&quot;:{&quot;date-parts&quot;:[[&quot;2021&quot;,8,24]]},&quot;issued&quot;:{&quot;date-parts&quot;:[[&quot;2014&quot;,7,14]]},&quot;citation-key&quot;:&quot;benetIPFSContentAddressed2014&quot;}}],&quot;schema&quot;:&quot;https://github.com/citation-style-language/schema/raw/master/csl-citation.json&quot;} RND3lYeXUxE3g"/></text:p></text:note-body></text:note>. Parmi ces technologies, on voit surtout une DHT, <text:span text:style-name="T2">Distributed Hash Table</text:span>, un système d’incitation de partage BitSwap, et une représentation d’objets à travers un graphe acyclique de Merkle, eux-mêmes accédés à travers une infrastructure de clés publiques. Ces innovations techniques vont se combiner pour réaliser la vision d’un protocole assurant un partage de l’information global et permanent, intégrés au système de fichiers "normal" de l’utilisateur, mais comportent aussi d’autres implications sociales qui vont venir se heurter à la vision du protocole.</text:p>
      <text:p text:style-name="P5">L’infrastructure de clé publique permet avant tout d’adresser les objets présents au sein du réseau par leur <text:span text:style-name="T2">contenu</text:span> plutôt que par leur <text:span text:style-name="T2">addresse</text:span>, un choix sur lequel nous reviendrons, afin de pallier à la disparition du contenu à l’adresse spécifiée—un phénomène manifesté sous la forme de la familière erreur 404 par le protocole HTTP. Les identifiants uniques de chaque objet sont ensuite répertoriés, de manière distributive, sur cette DHT, de sorte à ce que chacun des membres du réseau héberge la liste des objets disponibles, contrairement au système DNS d’Internet, qui fonctionne lui de manière hautement centralisée<text:note text:id="ftn5" text:note-class="footnote"><text:note-citation>4</text:note-citation><text:note-body><text:p text:style-name="Footnote"><text:s/>DNS est aussi étroitement lié à des organisations gouvernementales et économiques, tel que l’ICANN.</text:p></text:note-body></text:note>. Le transfert des objets se fait ensuite par le méchanisme BitSwap, qui récompense les membres du réseaux partageant le plus de contenus, et pénalisant ceux qui ne le font pas, à travers un système de dettes et de crédits<text:note text:id="ftn6" text:note-class="footnote"><text:note-citation>5</text:note-citation><text:note-body><text:p text:style-name="Footnote"><text:s/>Comparé au système d’échange <text:span text:style-name="T2">tit-for-tat</text:span> de Bittorrent, plus similaire à un système de préférences modulé d’une approche aléatoire.</text:p></text:note-body></text:note>. Enfin, la représentation de ces objets (qui peuvent être un fragment de texte, un fichier MP3, une section d’image, etc.) est <text:span text:style-name="T2">immuable</text:span>. Cela signifie que chaque objet, une fois inscrit au sein du réseau, ne peut être supprimé par son auteur, et ne disparait qu’une fois que tous les membres du réseaux ont cessé de l’héberger. Si une version subséquente de cet objet est ajoutée sur le réseau, il s’agit d’un tout nouvel objet, avec une nouvelle addresse, et existe donc en supplément de l’objet précédent.</text:p>
      <text:p text:style-name="P5">Cette permanence, c’est-à-dire la disponibilité de chaque objet à n’importe quel membre du réseau, aussi longtemps que ces membres décident de le conserver, est donc rendue possible par des techniques liant unicité de l’objet et mécanismes économiques <text:soft-page-break/>de partage basé sur des dynamiques de marché, afin de pallier à ces myriades d’erreurs 404 du Web contemporain.<text:bookmark-end text:name="description-du-protocole"/></text:p>
      <text:h text:style-name="P17" text:outline-level="2"><text:bookmark-start text:name="ipfs-vision-du-monde-et-réalité"/>IPFS: vision du monde et réalité</text:h>
      <text:p text:style-name="First_20_Paragraph"><text:span text:style-name="T4">Les raisons pour lesquels IPFS cherche à garantir un accès universel et atemporel à tout utilisateur est basée sur </text:span><text:span text:style-name="T9">une critique de l’état actual de</text:span><text:span text:style-name="T4"> l’Internet, et </text:span><text:span text:style-name="T9">plus particulièrement</text:span><text:span text:style-name="T4"> </text:span><text:span text:style-name="T9">d</text:span><text:span text:style-name="T4">u concept d’architecture centralisée, telle que Benet l’explique dans une de ses premières interventions publiques en 2016 à Stanford </text:span><text:reference-mark-start text:name="ZOTERO_ITEM CSL_CITATION {&quot;citationID&quot;:&quot;HlnGHPZG&quot;,&quot;properties&quot;:{&quot;formattedCitation&quot;:&quot;(stanfordonline, 2015)&quot;,&quot;plainCitation&quot;:&quot;(stanfordonline, 2015)&quot;,&quot;noteIndex&quot;:0},&quot;citationItems&quot;:[{&quot;id&quot;:1654,&quot;uris&quot;:[&quot;http://zotero.org/users/8512312/items/FVKBZQWA&quot;],&quot;itemData&quot;:{&quot;id&quot;:1654,&quot;type&quot;:&quot;motion_picture&quot;,&quot;abstract&quot;:&quot;\&quot;IPFS and the Permanent Web\&quot;- Juan Benet of Protocol Labs \n\nSupport for the Stanford Colloquium on Computer Systems Seminar Series provided by the Stanford Computer Forum.\n\nSpeaker Abstract and Bio can be found here: http://ee380.stanford.edu/Abstracts/1... \n\nColloquium on Computer Systems Seminar Series (EE380) presents the current research in design, implementation, analysis, and use of computer systems. Topics range from integrated circuits to operating systems and programming languages. It is free and open to the public, with new lectures each week.\n\nLearn more: http://bit.ly/WinYX5&quot;,&quot;dimensions&quot;:&quot;1:09:10&quot;,&quot;source&quot;:&quot;YouTube&quot;,&quot;title&quot;:&quot;Stanford Seminar - IPFS and the Permanent Web&quot;,&quot;URL&quot;:&quot;https://www.youtube.com/watch?v=HUVmypx9HGI&quot;,&quot;director&quot;:[{&quot;literal&quot;:&quot;stanfordonline&quot;}],&quot;accessed&quot;:{&quot;date-parts&quot;:[[&quot;2022&quot;,2,28]]},&quot;issued&quot;:{&quot;date-parts&quot;:[[&quot;2015&quot;,10,22]]},&quot;citation-key&quot;:&quot;stanfordonlineStanfordSeminarIPFS2015&quot;}}],&quot;schema&quot;:&quot;https://github.com/citation-style-language/schema/raw/master/csl-citation.json&quot;} RNDlVr1CHIG6A"/><text:span text:style-name="T4">(stanfordonline, 2015)</text:span><text:reference-mark-end text:name="ZOTERO_ITEM CSL_CITATION {&quot;citationID&quot;:&quot;HlnGHPZG&quot;,&quot;properties&quot;:{&quot;formattedCitation&quot;:&quot;(stanfordonline, 2015)&quot;,&quot;plainCitation&quot;:&quot;(stanfordonline, 2015)&quot;,&quot;noteIndex&quot;:0},&quot;citationItems&quot;:[{&quot;id&quot;:1654,&quot;uris&quot;:[&quot;http://zotero.org/users/8512312/items/FVKBZQWA&quot;],&quot;itemData&quot;:{&quot;id&quot;:1654,&quot;type&quot;:&quot;motion_picture&quot;,&quot;abstract&quot;:&quot;\&quot;IPFS and the Permanent Web\&quot;- Juan Benet of Protocol Labs \n\nSupport for the Stanford Colloquium on Computer Systems Seminar Series provided by the Stanford Computer Forum.\n\nSpeaker Abstract and Bio can be found here: http://ee380.stanford.edu/Abstracts/1... \n\nColloquium on Computer Systems Seminar Series (EE380) presents the current research in design, implementation, analysis, and use of computer systems. Topics range from integrated circuits to operating systems and programming languages. It is free and open to the public, with new lectures each week.\n\nLearn more: http://bit.ly/WinYX5&quot;,&quot;dimensions&quot;:&quot;1:09:10&quot;,&quot;source&quot;:&quot;YouTube&quot;,&quot;title&quot;:&quot;Stanford Seminar - IPFS and the Permanent Web&quot;,&quot;URL&quot;:&quot;https://www.youtube.com/watch?v=HUVmypx9HGI&quot;,&quot;director&quot;:[{&quot;literal&quot;:&quot;stanfordonline&quot;}],&quot;accessed&quot;:{&quot;date-parts&quot;:[[&quot;2022&quot;,2,28]]},&quot;issued&quot;:{&quot;date-parts&quot;:[[&quot;2015&quot;,10,22]]},&quot;citation-key&quot;:&quot;stanfordonlineStanfordSeminarIPFS2015&quot;}}],&quot;schema&quot;:&quot;https://github.com/citation-style-language/schema/raw/master/csl-citation.json&quot;} RNDlVr1CHIG6A"/><text:span text:style-name="T4">, puis en 2019 à IPFS Camp. Il y a, au sein de la manière dont IPFS se présente, une dimension téléologique indéniable: lors de sa présentation à la première conférence IPFS, il y passe les dix premières minutes à inscrire IPFS dans la directe lignée des 10 millions d’années d’existence de l’espèce humaine</text:span><text:span text:style-name="T4"><text:note text:id="ftn7" text:note-class="footnote"><text:note-citation>6</text:note-citation><text:note-body><text:p text:style-name="Footnote"><text:s/>Présentant une vision déterministe de la technologie, notamment en considérant que la technologie de l’écriture a permis l’apparition de la culture.</text:p></text:note-body></text:note></text:span><text:span text:style-name="T4">. Pour compléter cette approche d’une évolution linéaire, il pose alors le Web actuel comme inefficient en termes de coût par bande passante, du fait de son architecture client/serveur centralisée. C’est bien cette architecture centralisée qui est considérée prone à la disparition d’un document dûe au fait que ce dernier n’est plus hébergé par le serveur le fournissant. Enfin, il pose le développement économique de l’Internet et du Web aujourd’hui comme tendant à une centralisation et un monopole de l’accès à l’information qui sont considérées comme un obstacle à l’innovation.</text:span></text:p>
      <text:p text:style-name="P20">Déjà, nous voyons que certaines sont des critiques technologiques valides (questions de bande-passante et de pérennité du contenu en ligne), mais les deux dernières sont plus floues, et plus difficilement attribuables à une technologie plutôt qu’à un ensemble de décisions socio-économiques, telles qu’identifiées par Lessig. Néanmoins, la vision du monde proposée par IPFS est celle d’un réseau de connexions perpétuel et quasi-instantané. Puisque chacun est considéré responsable à titre égal de la mise à disposition de l’information du réseau, IPFS doit permettre à chacun d’accéder à tout en permanence, là où l’Internet établit une relation de hiérarchie entre serveur et client, en ce que le client est subordonné aux politiques d’autorisation du serveur (notamment par la composante des <text:span text:style-name="T2">headers</text:span> du protocole HTTP).</text:p>
      <text:p text:style-name="P21">D’une certaine manière, le protocole IPFS propose donc une approche solidaire de la distribution d’information, faisant la part <text:soft-page-break/>belle au contenu plutôt qu’à l’adresse de ce contenu<text:note text:id="ftn8" text:note-class="footnote"><text:note-citation>7</text:note-citation><text:note-body><text:p text:style-name="Footnote"><text:s/>Par exemple, la différence entre <text:span text:style-name="T2">Madame Bovary</text:span> et <text:span text:style-name="T2">843.809 FLAU MADA</text:span> du système d’adresse Dewey.</text:p></text:note-body></text:note>. La réponse critique apportée aux limitations d’Internet mentionnées plus haut—lenteur et disparition—est donc radicalement opposée. Il s’agit désormais de faire en sorte que chaque objet mis à disposition sur le réseau puisse y rester tant qu’<text:span text:style-name="T2">au moins un</text:span> pair décide de le fournir au réseau. Cette emphase revêt un caractère particulier lorsque Benet compare IPFS au rêve originel du Web, par lequel Tim Berners-Lee imagine un réseaux de pairs. Et pourtant, nulle part dans les spécifications HTTP 1.0 et 1.1 figurent la mention de pairs, ou d’échange réciproque d’information. Cela semble alors être une sorte de révisionnisme historique, peut-être influencé par le projet plus récent du créateur du Web, Solid, lequel propose un moyen de décentraliser des applications sociales en se basant sur le concept de <text:span text:style-name="T2">Linked Data</text:span>.</text:p>
      <text:p text:style-name="Text_20_body"><text:span text:style-name="T4">IPFS addresse également le problème d’incitation à la distribution d’un contenu qui n’est ni celui que l’on possède, nice celui que l’on désire. Sous le régime protocolaire du Web, le serveur est toujours considéré comme ayant un intérêt à distribuer son propre contenu, tandis que le client sait qu’il s’addresse à un serveur spécifique afin de récupérer un contenu spécifique. Un réseau distribué doit, lui, se reposer sur le partage constant d’information, y compris une information qui n’est pas immédiatement pertinente aux utilisateurs les hébergeant—et donc sans incitation personelle intrinsèque. En universalisant les contenu, on risque alors peut-être de dépersonaliser le rapport au contenu et sa responsabilité. Afin de pallier à cette limitation, IPFS propose BitSwap, une manière d’accumuler du crédit ou du débit en tant que réputation, au sein d’une logique de libre-échange (</text:span><text:span text:style-name="T5">marketplace</text:span><text:span text:style-name="T4">, selon les termes de la documentation </text:span><text:reference-mark-start text:name="ZOTERO_ITEM CSL_CITATION {&quot;citationID&quot;:&quot;voUgIeyn&quot;,&quot;properties&quot;:{&quot;formattedCitation&quot;:&quot;(Protocol Labs, n.d.)&quot;,&quot;plainCitation&quot;:&quot;(Protocol Labs, n.d.)&quot;,&quot;noteIndex&quot;:0},&quot;citationItems&quot;:[{&quot;id&quot;:1655,&quot;uris&quot;:[&quot;http://zotero.org/users/8512312/items/DQLEAWLR&quot;],&quot;itemData&quot;:{&quot;id&quot;:1655,&quot;type&quot;:&quot;webpage&quot;,&quot;container-title&quot;:&quot;IPFS Docs&quot;,&quot;title&quot;:&quot;History | IPFS Docs&quot;,&quot;URL&quot;:&quot;https://docs.ipfs.io/project/history/&quot;,&quot;author&quot;:[{&quot;family&quot;:&quot;Protocol Labs&quot;,&quot;given&quot;:&quot;&quot;}],&quot;accessed&quot;:{&quot;date-parts&quot;:[[&quot;2022&quot;,2,28]]},&quot;citation-key&quot;:&quot;protocollabsHistoryIPFSDocs&quot;}}],&quot;schema&quot;:&quot;https://github.com/citation-style-language/schema/raw/master/csl-citation.json&quot;} RNDmn9ir4Rjp6"/><text:span text:style-name="T4">(Protocol Labs, n.d.)</text:span><text:reference-mark-end text:name="ZOTERO_ITEM CSL_CITATION {&quot;citationID&quot;:&quot;voUgIeyn&quot;,&quot;properties&quot;:{&quot;formattedCitation&quot;:&quot;(Protocol Labs, n.d.)&quot;,&quot;plainCitation&quot;:&quot;(Protocol Labs, n.d.)&quot;,&quot;noteIndex&quot;:0},&quot;citationItems&quot;:[{&quot;id&quot;:1655,&quot;uris&quot;:[&quot;http://zotero.org/users/8512312/items/DQLEAWLR&quot;],&quot;itemData&quot;:{&quot;id&quot;:1655,&quot;type&quot;:&quot;webpage&quot;,&quot;container-title&quot;:&quot;IPFS Docs&quot;,&quot;title&quot;:&quot;History | IPFS Docs&quot;,&quot;URL&quot;:&quot;https://docs.ipfs.io/project/history/&quot;,&quot;author&quot;:[{&quot;family&quot;:&quot;Protocol Labs&quot;,&quot;given&quot;:&quot;&quot;}],&quot;accessed&quot;:{&quot;date-parts&quot;:[[&quot;2022&quot;,2,28]]},&quot;citation-key&quot;:&quot;protocollabsHistoryIPFSDocs&quot;}}],&quot;schema&quot;:&quot;https://github.com/citation-style-language/schema/raw/master/csl-citation.json&quot;} RNDmn9ir4Rjp6"/><text:span text:style-name="T4">), et dont l’auteur lui-même reconnaît dans le </text:span><text:span text:style-name="T5">white paper</text:span><text:span text:style-name="T4"> qu’elle serait particulièrement adaptée à une cryptomonnaie. Celle-ci sera développée sous la forme d’un FileCoin au même moment qu’IPFS—la composante principale du partage de contenu est donc d’inspiration financière—un système de troc tel que BitTorrent ne fonctionne plus dès lors qu’il s’agit d’acquérir une multiplicité de fichiers, plutôt qu’un seul </text:span><text:reference-mark-start text:name="ZOTERO_ITEM CSL_CITATION {&quot;citationID&quot;:&quot;j26F9J3r&quot;,&quot;properties&quot;:{&quot;formattedCitation&quot;:&quot;(Protocol Labs, 2014)&quot;,&quot;plainCitation&quot;:&quot;(Protocol Labs, 2014)&quot;,&quot;noteIndex&quot;:0},&quot;citationItems&quot;:[{&quot;id&quot;:1663,&quot;uris&quot;:[&quot;http://zotero.org/users/8512312/items/Q23BEBIQ&quot;],&quot;itemData&quot;:{&quot;id&quot;:1663,&quot;type&quot;:&quot;report&quot;,&quot;genre&quot;:&quot;Self-published&quot;,&quot;publisher&quot;:&quot;Protocol Labs&quot;,&quot;title&quot;:&quot;Filecoin: A Cryptocurrency Operated File Storage Network&quot;,&quot;URL&quot;:&quot;https://filecoin.io/filecoin-jul-2014.pdf&quot;,&quot;author&quot;:[{&quot;family&quot;:&quot;Protocol Labs&quot;,&quot;given&quot;:&quot;&quot;}],&quot;issued&quot;:{&quot;date-parts&quot;:[[&quot;2014&quot;]]},&quot;citation-key&quot;:&quot;protocollabsFilecoinCryptocurrencyOperated2014&quot;}}],&quot;schema&quot;:&quot;https://github.com/citation-style-language/schema/raw/master/csl-citation.json&quot;} RND1fV2q8OLtv"/><text:span text:style-name="T4">(Protocol Labs, 2014)</text:span><text:reference-mark-end text:name="ZOTERO_ITEM CSL_CITATION {&quot;citationID&quot;:&quot;j26F9J3r&quot;,&quot;properties&quot;:{&quot;formattedCitation&quot;:&quot;(Protocol Labs, 2014)&quot;,&quot;plainCitation&quot;:&quot;(Protocol Labs, 2014)&quot;,&quot;noteIndex&quot;:0},&quot;citationItems&quot;:[{&quot;id&quot;:1663,&quot;uris&quot;:[&quot;http://zotero.org/users/8512312/items/Q23BEBIQ&quot;],&quot;itemData&quot;:{&quot;id&quot;:1663,&quot;type&quot;:&quot;report&quot;,&quot;genre&quot;:&quot;Self-published&quot;,&quot;publisher&quot;:&quot;Protocol Labs&quot;,&quot;title&quot;:&quot;Filecoin: A Cryptocurrency Operated File Storage Network&quot;,&quot;URL&quot;:&quot;https://filecoin.io/filecoin-jul-2014.pdf&quot;,&quot;author&quot;:[{&quot;family&quot;:&quot;Protocol Labs&quot;,&quot;given&quot;:&quot;&quot;}],&quot;issued&quot;:{&quot;date-parts&quot;:[[&quot;2014&quot;]]},&quot;citation-key&quot;:&quot;protocollabsFilecoinCryptocurrencyOperated2014&quot;}}],&quot;schema&quot;:&quot;https://github.com/citation-style-language/schema/raw/master/csl-citation.json&quot;} RND1fV2q8OLtv"/><text:span text:style-name="T4">.</text:span></text:p>
      <text:p text:style-name="P21">Ce que nous voyons donc ici, c’est que le protocole IPFS vise à la permanence du contenu hébergé sur la plateforme indépendamment du ou de la propriétaire, considérant qu’une telle permanence peut être accomplie par le biais d’incitation financière <text:soft-page-break/>à travers une cryptomonnaie, et non à travers la manière dont HTTP le faisait, c’est à dire la responsabilité individuelle de l’hébergeur, ou la manière de BitTorrent, en se focalisant sur un seul fichier, sur un traqueur d’information centralisé et sur la réciprocité de la distribution d’information. Ce système de stockage de l’information à travers une cryptomonnaie, FileCoin, propose alors un espace de stockage de 39 Petabytes pour un peu plus de 818000 objets distincts, soit une moyenne de 53 Gib par objet<text:note text:id="ftn9" text:note-class="footnote"><text:note-citation>8</text:note-citation><text:note-body><text:p text:style-name="Footnote"><text:s/>Données au 01/02/2022, <text:a xlink:type="simple" xlink:href="https://storage.filecoin.io/" text:style-name="Internet_20_link" text:visited-style-name="Visited_20_Internet_20_Link"><text:span text:style-name="Internet_20_link">https://storage.filecoin.io/</text:span></text:a></text:p></text:note-body></text:note>. Si le protocole d’incitation marche, dans le sens où il y a bien un vaste espace de mémoire mis-à-disposition, c’est alors l’utilisation de ce protocole qui va nous intéresser—ce qui est fait de cet espace de mémoire. En effet, comme le dit Tony Willenber en 2016, dans sa présentation d’IPFS:</text:p>
      <text:p text:style-name="Text_20_body"><text:span text:style-name="T5">The IPFS is not just a theoretical or academic experiment. It is a working software system (although still in alpha) that can be downloaded and switched on right now </text:span><text:reference-mark-start text:name="ZOTERO_ITEM CSL_CITATION {&quot;citationID&quot;:&quot;TJt6SvoY&quot;,&quot;properties&quot;:{&quot;formattedCitation&quot;:&quot;(Willenberg, 2018)&quot;,&quot;plainCitation&quot;:&quot;(Willenberg, 2018)&quot;,&quot;noteIndex&quot;:0},&quot;citationItems&quot;:[{&quot;id&quot;:1627,&quot;uris&quot;:[&quot;http://zotero.org/users/8512312/items/ECHFSU7M&quot;],&quot;itemData&quot;:{&quot;id&quot;:1627,&quot;type&quot;:&quot;post-weblog&quot;,&quot;abstract&quot;:&quot;Most people know of Sir Tim Berners-Lee the CERN fellow who back in March 1989 proposed “hypertext” and the globally distributed and…&quot;,&quot;container-title&quot;:&quot;Medium&quot;,&quot;language&quot;:&quot;en&quot;,&quot;title&quot;:&quot;IPFS: The Internet Democratised&quot;,&quot;title-short&quot;:&quot;IPFS&quot;,&quot;URL&quot;:&quot;https://medium.com/@tonywillenberg/web-3-0-a-truly-democratised-internet-f4b06cb4077b&quot;,&quot;author&quot;:[{&quot;family&quot;:&quot;Willenberg&quot;,&quot;given&quot;:&quot;Tony&quot;}],&quot;accessed&quot;:{&quot;date-parts&quot;:[[&quot;2022&quot;,2,21]]},&quot;issued&quot;:{&quot;date-parts&quot;:[[&quot;2018&quot;,5,8]]},&quot;citation-key&quot;:&quot;willenbergIPFSInternetDemocratised2018&quot;}}],&quot;schema&quot;:&quot;https://github.com/citation-style-language/schema/raw/master/csl-citation.json&quot;} RNDVbP11j6eEX"/><text:span text:style-name="T5">(Willenberg, 2018)</text:span><text:reference-mark-end text:name="ZOTERO_ITEM CSL_CITATION {&quot;citationID&quot;:&quot;TJt6SvoY&quot;,&quot;properties&quot;:{&quot;formattedCitation&quot;:&quot;(Willenberg, 2018)&quot;,&quot;plainCitation&quot;:&quot;(Willenberg, 2018)&quot;,&quot;noteIndex&quot;:0},&quot;citationItems&quot;:[{&quot;id&quot;:1627,&quot;uris&quot;:[&quot;http://zotero.org/users/8512312/items/ECHFSU7M&quot;],&quot;itemData&quot;:{&quot;id&quot;:1627,&quot;type&quot;:&quot;post-weblog&quot;,&quot;abstract&quot;:&quot;Most people know of Sir Tim Berners-Lee the CERN fellow who back in March 1989 proposed “hypertext” and the globally distributed and…&quot;,&quot;container-title&quot;:&quot;Medium&quot;,&quot;language&quot;:&quot;en&quot;,&quot;title&quot;:&quot;IPFS: The Internet Democratised&quot;,&quot;title-short&quot;:&quot;IPFS&quot;,&quot;URL&quot;:&quot;https://medium.com/@tonywillenberg/web-3-0-a-truly-democratised-internet-f4b06cb4077b&quot;,&quot;author&quot;:[{&quot;family&quot;:&quot;Willenberg&quot;,&quot;given&quot;:&quot;Tony&quot;}],&quot;accessed&quot;:{&quot;date-parts&quot;:[[&quot;2022&quot;,2,21]]},&quot;issued&quot;:{&quot;date-parts&quot;:[[&quot;2018&quot;,5,8]]},&quot;citation-key&quot;:&quot;willenbergIPFSInternetDemocratised2018&quot;}}],&quot;schema&quot;:&quot;https://github.com/citation-style-language/schema/raw/master/csl-citation.json&quot;} RNDVbP11j6eEX"/></text:p>
      <text:p text:style-name="P23">Si une des vertus de la critique protocolaire est d’être pratique et immédiate, de se manifester directement en des produits et des usages, ce sont vers ces derniers, et le rapport qu’ils ont avec la vision originelle du protocole, que nous nous tournons afin d’analyser la cohérence ou discordance entre théorie et pratique.<text:bookmark-end text:name="ipfs-vision-du-monde-et-réalité"/></text:p>
      <text:h text:style-name="P18" text:outline-level="2"><text:bookmark-start text:name="applications"/>Applications</text:h>
      <text:h text:style-name="Heading_20_2" text:outline-level="2"><text:span text:style-name="T7">La documentation du site IPFS propose une liste exhaustive de cas d’usages, potentiels ou déjà réalisés. On y retrouve notamment le partage de fichiers par un individu, la collaboration en temps-réel sur le même fichier ou encore l’utilisation comme messagerie. Cependant, la principale raison d’être d’IPFS est bien celle d’un protocole, c’est-à-dire en tant qu’infrastructure afin d’héberger, gérer et distribuer du contenu à travers le monde sans —par exemple, Netflix étudiait en 2021 la possibilité de synchroniser ses conteneurs Docker à l’échelle globale via IPFS </text:span><text:reference-mark-start text:name="ZOTERO_ITEM CSL_CITATION {&quot;citationID&quot;:&quot;9uM2Xe8T&quot;,&quot;properties&quot;:{&quot;formattedCitation&quot;:&quot;(Protocol Labs, 2020)&quot;,&quot;plainCitation&quot;:&quot;(Protocol Labs, 2020)&quot;,&quot;noteIndex&quot;:0},&quot;citationItems&quot;:[{&quot;id&quot;:1629,&quot;uris&quot;:[&quot;http://zotero.org/users/8512312/items/IMN4IFBF&quot;],&quot;itemData&quot;:{&quot;id&quot;:1629,&quot;type&quot;:&quot;webpage&quot;,&quot;abstract&quot;:&quot;All the latest information about the IPFS Project in one place: blog posts, release notes, videos, news coverage, and more.&quot;,&quot;container-title&quot;:&quot;IPFS Blog &amp; News&quot;,&quot;language&quot;:&quot;EN&quot;,&quot;title&quot;:&quot;New improvements to IPFS Bitswap for faster container image distribution&quot;,&quot;URL&quot;:&quot;https://blog.ipfs.io/2020-02-14-improved-bitswap-for-container-distribution/&quot;,&quot;author&quot;:[{&quot;family&quot;:&quot;Protocol Labs&quot;,&quot;given&quot;:&quot;&quot;}],&quot;accessed&quot;:{&quot;date-parts&quot;:[[&quot;2022&quot;,2,21]]},&quot;issued&quot;:{&quot;date-parts&quot;:[[&quot;2020&quot;,2,14]]},&quot;citation-key&quot;:&quot;protocollabsNewImprovementsIPFS2020&quot;}}],&quot;schema&quot;:&quot;https://github.com/citation-style-language/schema/raw/master/csl-citation.json&quot;} RNDanVOea8wzi"/><text:span text:style-name="T7">(Protocol Labs, 2020)</text:span><text:reference-mark-end text:name="ZOTERO_ITEM CSL_CITATION {&quot;citationID&quot;:&quot;9uM2Xe8T&quot;,&quot;properties&quot;:{&quot;formattedCitation&quot;:&quot;(Protocol Labs, 2020)&quot;,&quot;plainCitation&quot;:&quot;(Protocol Labs, 2020)&quot;,&quot;noteIndex&quot;:0},&quot;citationItems&quot;:[{&quot;id&quot;:1629,&quot;uris&quot;:[&quot;http://zotero.org/users/8512312/items/IMN4IFBF&quot;],&quot;itemData&quot;:{&quot;id&quot;:1629,&quot;type&quot;:&quot;webpage&quot;,&quot;abstract&quot;:&quot;All the latest information about the IPFS Project in one place: blog posts, release notes, videos, news coverage, and more.&quot;,&quot;container-title&quot;:&quot;IPFS Blog &amp; News&quot;,&quot;language&quot;:&quot;EN&quot;,&quot;title&quot;:&quot;New improvements to IPFS Bitswap for faster container image distribution&quot;,&quot;URL&quot;:&quot;https://blog.ipfs.io/2020-02-14-improved-bitswap-for-container-distribution/&quot;,&quot;author&quot;:[{&quot;family&quot;:&quot;Protocol Labs&quot;,&quot;given&quot;:&quot;&quot;}],&quot;accessed&quot;:{&quot;date-parts&quot;:[[&quot;2022&quot;,2,21]]},&quot;issued&quot;:{&quot;date-parts&quot;:[[&quot;2020&quot;,2,14]]},&quot;citation-key&quot;:&quot;protocollabsNewImprovementsIPFS2020&quot;}}],&quot;schema&quot;:&quot;https://github.com/citation-style-language/schema/raw/master/csl-citation.json&quot;} RNDanVOea8wzi"/><text:span text:style-name="T7">. Plus particulièrement, IPFS concentre son champ d’application de l’IPFS à celui des </text:span><text:span text:style-name="T6">dApps</text:span><text:span text:style-name="T7">, ou applications décentralisées traditionellement basées sur des systèmes de blockchain, ce qui annonce une certaine contingence de l’écosystème des blockchains avec celui d’IPFS.</text:span></text:h>
      <text:p text:style-name="P27"/>
      <text:p text:style-name="P20"><text:soft-page-break/>Cette vision d’un monde informationel qui serait mieux si toute information était permanente se reflète dans plusieurs cas d’étude mis en avant par Protocol Labs, la structure encadrant le développement d’IPFS. D’une part, Juan Benet présente dès 2014 le travail de l’<text:span text:style-name="T2">Internet Archive</text:span> comme étant essentiel dans le développement des connaissances humaines à l’ère informatique. Un projet est donc ouvert sur GitHub où les développeurs et développeuses discutent de l’implémentation en 2015, avant qu’il soit abandonné en 2017, au mêne moment que se pose la question de "qui" va héberger cette archive—nominativement la communauté IPFS, mais en pratique les employés de Protocol Labs<text:note text:id="ftn10" text:note-class="footnote"><text:note-citation>9</text:note-citation><text:note-body><text:p text:style-name="Footnote"><text:s/>Voir notamment les dicussions sur https://github.com/ipfs-inactive/archives/issues/88</text:p></text:note-body></text:note>, retournant donc à un hébergement centralisé. Une autre application du protocole se déroule lors de la copie du site turc de Wikipedia sur IPFS alors que la version HTTP du même site est censurée par le gouvernment Erdoğan. Dans ce cas précis, il s’agit alors d’une initiative de Protocol Labs. Si leur annonce sur leur blog<text:note text:id="ftn11" text:note-class="footnote"><text:note-citation>10</text:note-citation><text:note-body><text:p text:style-name="Footnote"><text:s/>https://blog.ipfs.io/24-uncensorable-wikipedia/</text:p></text:note-body></text:note> se présente comme étant pair-au-pair et décentralisée, l’organisation est, en pratique, non seulement encore une fois la principale à héberger ce contenu, comme le montre leurs demandes de co-hébergement.</text:p>
      <text:p text:style-name="P21">La question de la censure se pose à l’inverse pour le reste du contenu hébergé sur IPFS. En effet, le protocole se base sur l’immutabilité des contenus, ce qui mène donc à la conséquence de suppression de contenu illégal. Un problème compliqué et pourtant intrinsèque à toute information publique résumé sur le répositaire GitHub du projet par l’utilisateur <text:span text:style-name="T2">geebotron</text:span>, à propos de la modification des fichiers disponibles:</text:p>
      <text:p text:style-name="P22"><text:span text:style-name="T2">Every single file that could exist on IPFS has the potential to offend someone. </text:span><text:span text:style-name="T2"><text:note text:id="ftn12" text:note-class="footnote"><text:note-citation>11</text:note-citation><text:note-body><text:p text:style-name="Footnote"><text:s/><text:a xlink:type="simple" xlink:href="https://github.com/ipfs-inactive/faq/issues/36#issuecomment-217677401" text:style-name="Internet_20_link" text:visited-style-name="Visited_20_Internet_20_Link"><text:span text:style-name="Internet_20_link">https://github.com/ipfs-inactive/faq/issues/36#issuecomment-217677401</text:span></text:a></text:p></text:note-body></text:note></text:span><text:span text:style-name="T2">.</text:span></text:p>
      <text:p text:style-name="P21">En effet, la conception d’un protocole sur la permanence d’une information se heurte alors de manière frontale à la question de la censure et de la propriéte intellectuelle. Mis face à l’existence de législation regardant la propriété intellectuelle, la réponse d’IPFS est donc de développer un protocole additionnel (<text:span text:style-name="T2">une whitelist</text:span>) pour déterminer l’utilisation des fichiers ou, plus simplement, en clotûrant la conversation:</text:p>
      <text:p text:style-name="Block_20_Text"><text:span text:style-name="T5">It is not my intention to start a political philosophy discussion—but rather only to articulate the design space </text:span><text:soft-page-break/><text:span text:style-name="T5">and why IPFS falls in a particular set of decisions. If the issue gets more off topic, i’ll just close it, or rename it.</text:span><text:reference-mark-start text:name="ZOTERO_ITEM CSL_CITATION {&quot;citationID&quot;:&quot;D2vTNZCH&quot;,&quot;properties&quot;:{&quot;formattedCitation&quot;:&quot;(Benet, 2017)&quot;,&quot;plainCitation&quot;:&quot;(Benet, 2017)&quot;,&quot;noteIndex&quot;:0},&quot;citationItems&quot;:[{&quot;id&quot;:1664,&quot;uris&quot;:[&quot;http://zotero.org/users/8512312/items/B4EA53SB&quot;],&quot;itemData&quot;:{&quot;id&quot;:1664,&quot;type&quot;:&quot;webpage&quot;,&quot;abstract&quot;:&quot;From @aronayne on Tue Aug 09 2016 09:54:39 GMT+0000 (UTC)  Reading the available ifps commands : https://ipfs.io/docs/commands/ ipfs does not appear to support deletion or editing of existing content that have been added to ifps ?    Copied from original issue: https://github.com/ipfs/faq/issues/156&quot;,&quot;container-title&quot;:&quot;discuss.ipfs.io&quot;,&quot;language&quot;:&quot;en&quot;,&quot;title&quot;:&quot;Editing/deletion of content and power dynamics - Help / Old FAQ&quot;,&quot;URL&quot;:&quot;https://discuss.ipfs.io/t/editing-deletion-of-content-and-power-dynamics/407&quot;,&quot;author&quot;:[{&quot;family&quot;:&quot;Benet&quot;,&quot;given&quot;:&quot;Juan&quot;}],&quot;accessed&quot;:{&quot;date-parts&quot;:[[&quot;2022&quot;,2,28]]},&quot;issued&quot;:{&quot;date-parts&quot;:[[&quot;2017&quot;,5,23]]},&quot;citation-key&quot;:&quot;benetEditingDeletionContent2017&quot;}}],&quot;schema&quot;:&quot;https://github.com/citation-style-language/schema/raw/master/csl-citation.json&quot;} RND9aa7Hcb2bH"/><text:span text:style-name="T10">(Benet, 2017)</text:span><text:reference-mark-end text:name="ZOTERO_ITEM CSL_CITATION {&quot;citationID&quot;:&quot;D2vTNZCH&quot;,&quot;properties&quot;:{&quot;formattedCitation&quot;:&quot;(Benet, 2017)&quot;,&quot;plainCitation&quot;:&quot;(Benet, 2017)&quot;,&quot;noteIndex&quot;:0},&quot;citationItems&quot;:[{&quot;id&quot;:1664,&quot;uris&quot;:[&quot;http://zotero.org/users/8512312/items/B4EA53SB&quot;],&quot;itemData&quot;:{&quot;id&quot;:1664,&quot;type&quot;:&quot;webpage&quot;,&quot;abstract&quot;:&quot;From @aronayne on Tue Aug 09 2016 09:54:39 GMT+0000 (UTC)  Reading the available ifps commands : https://ipfs.io/docs/commands/ ipfs does not appear to support deletion or editing of existing content that have been added to ifps ?    Copied from original issue: https://github.com/ipfs/faq/issues/156&quot;,&quot;container-title&quot;:&quot;discuss.ipfs.io&quot;,&quot;language&quot;:&quot;en&quot;,&quot;title&quot;:&quot;Editing/deletion of content and power dynamics - Help / Old FAQ&quot;,&quot;URL&quot;:&quot;https://discuss.ipfs.io/t/editing-deletion-of-content-and-power-dynamics/407&quot;,&quot;author&quot;:[{&quot;family&quot;:&quot;Benet&quot;,&quot;given&quot;:&quot;Juan&quot;}],&quot;accessed&quot;:{&quot;date-parts&quot;:[[&quot;2022&quot;,2,28]]},&quot;issued&quot;:{&quot;date-parts&quot;:[[&quot;2017&quot;,5,23]]},&quot;citation-key&quot;:&quot;benetEditingDeletionContent2017&quot;}}],&quot;schema&quot;:&quot;https://github.com/citation-style-language/schema/raw/master/csl-citation.json&quot;} RND9aa7Hcb2bH"/></text:p>
      <text:p text:style-name="P7">Enfin, la question de l’applicabilité du protocole BitSwap se retrouve dans le développement de services d’entreprise centralisés<text:note text:id="ftn32" text:note-class="footnote"><text:note-citation>12</text:note-citation><text:note-body><text:p text:style-name="Footnote"><text:s/><text:a xlink:type="simple" xlink:href="https://www.reddit.com/r/ipfs/comments/ruxlej/ipfs_is_an_alternative_for/" text:style-name="Internet_20_link" text:visited-style-name="Visited_20_Internet_20_Link"><text:span text:style-name="Internet_20_link">https://www.reddit.com/r/ipfs/comments/ruxlej/ipfs_is_an_alternative_for/</text:span></text:a></text:p></text:note-body></text:note>:</text:p>
      <text:p text:style-name="P4"><text:span text:style-name="T2">"If you don’t pin your content to IPFS, it goes bye-bye. And if the server pinning your resources ever goes offline and no one else has it pinned, it’s gone forever. That’s why a market has opened up for services like Pinata, which aim to be permanent pinning services. So you still end up with a centralized business framework even if the technology itself is decentralized, in that, if you don’t have the means to provide your own distributed infrastructure, you’re going to have to pay someone who does."</text:span></text:p>
      <text:p text:style-name="P5">En fin de compte, ce que nous voyons dans ce développement, c’est que la réalité technique d’IPFS est soit non-avenante (cf. les mesures d’hébergement de l’Internet Archive), soit centralisée au niveau économique plus qu’au niveau technique, allant jusqu’à ressembler aux protocoles de libre-échange BitSwap, ou se reposant sur la responsabilité d’hébergement d’entités économiques (Protocol Labs, Piñata). Ayant observé l’insertion sociale d’un protocole technique, nous nous tournons désormais vers la description technique d’un protocole social, SSB.<text:bookmark-end text:name="applications"/><text:bookmark-end text:name="Xa64f16dd946bd90dde5c42f10befb0817fe5168"/></text:p>
      <text:h text:style-name="P13" text:outline-level="1"><text:bookmark-start text:name="Xdc45c6847fb9cec2ae15df94886c2746d5a1979"/>SSB: implémentation technologique d’un protocole social</text:h>
      <text:h text:style-name="P16" text:outline-level="2"><text:bookmark-start text:name="description"/>Description</text:h>
      <text:p text:style-name="First_20_Paragraph"><text:span text:style-name="T4">SSB (ou Secure Scuttlebutt) est un protocole de communication créé par Dominic Tarr en 2014, la même année qu’IPFS. Alors que Juan Benet est un développeur issu de la Silicon Valley, Tarr est un navigateur néo-zélandais qui pose la disponibilité hors-ligne, ainsi que la nature sémantique des objets comme messages, en tant que fondation du protocole, sous le terme de (</text:span><text:span text:style-name="T5">local first</text:span><text:span text:style-name="T4">). Les membres de l’organisation autour de SSB (le </text:span><text:span text:style-name="T5">Secure Scuttlebutt Consortium</text:span><text:span text:style-name="T4">) estiment à la fin de 2019 le nombre de pairs sur le réseau à au moins 10,000 </text:span><text:reference-mark-start text:name="ZOTERO_ITEM CSL_CITATION {&quot;citationID&quot;:&quot;VYKCq6i9&quot;,&quot;properties&quot;:{&quot;formattedCitation&quot;:&quot;(Fiscella, 2018)&quot;,&quot;plainCitation&quot;:&quot;(Fiscella, 2018)&quot;,&quot;noteIndex&quot;:0},&quot;citationItems&quot;:[{&quot;id&quot;:1666,&quot;uris&quot;:[&quot;http://zotero.org/users/8512312/items/RQQXLQJ6&quot;],&quot;itemData&quot;:{&quot;id&quot;:1666,&quot;type&quot;:&quot;motion_picture&quot;,&quot;abstract&quot;:&quot;https://media.ccc.de/v/35c3-9635-scut...\n\nThe decentralized P2P gossip protocol\n\nIn this talk @zelf invites to the world of Scuttlebutt, the decentralized P2P gossiping protocol, and how it can be transformative for society through decentralization of data and enabling local community development. \n\nScuttlebutt is a fast growing decentralized social network. As an alternative to the large corporate social networks it enables autonomy for the users and a free zone from big data harvesting. \n\nIt’s based on a protocol (referred to as SSB) which connects the users via a blockchain styled base with each user functioning as a node. Since the information is collected via a 2 or 3 step social connection it’s completely usable while offline and syncs when connected to a local network, a friend or wifi.\n\nScuttlebutt has a large community of users who together develop the protocol and platforms. Completely open-source there are many initiatives of projects, maintenance and explorations as part of the Scuttlebutt ecosystem. Some of these projects range from local community on-boarding by @luandro in Quilombola - Brazil, git-ssb by @cel, and even a chess interface!\n\nAs the Scuttlebutt interface is interchangeable, with the one most widely used being Patchwork, there is a possibility to utilize the same network with multiple applications. Perfect for local communities in rural areas or for environments which require offline workability or simply for user with integrity, the potentials are grand. As of today the estimate is that the user base is beyond 8000 individuals, yet there's no way to surely know.\n\nWe will explore the Scuttleverse and beyond. What is Scuttlebutt now, and and importantly, what can it enable society to become?\n\nZenna / zelf\n\nhttps://fahrplan.events.ccc.de/congre...&quot;,&quot;dimensions&quot;:&quot;34:21&quot;,&quot;source&quot;:&quot;YouTube&quot;,&quot;title&quot;:&quot;35C3 -  Scuttlebutt&quot;,&quot;URL&quot;:&quot;https://www.youtube.com/watch?v=JSWWkzsHhjk&quot;,&quot;director&quot;:[{&quot;family&quot;:&quot;Fiscella&quot;,&quot;given&quot;:&quot;Zenna&quot;}],&quot;accessed&quot;:{&quot;date-parts&quot;:[[&quot;2022&quot;,2,28]]},&quot;issued&quot;:{&quot;date-parts&quot;:[[&quot;2018&quot;,12,27]]},&quot;citation-key&quot;:&quot;fiscella35C3Scuttlebutt2018&quot;}}],&quot;schema&quot;:&quot;https://github.com/citation-style-language/schema/raw/master/csl-citation.json&quot;} RNDfb4RDb4j2W"/><text:span text:style-name="T4">(Fiscella, 2018)</text:span><text:reference-mark-end text:name="ZOTERO_ITEM CSL_CITATION {&quot;citationID&quot;:&quot;VYKCq6i9&quot;,&quot;properties&quot;:{&quot;formattedCitation&quot;:&quot;(Fiscella, 2018)&quot;,&quot;plainCitation&quot;:&quot;(Fiscella, 2018)&quot;,&quot;noteIndex&quot;:0},&quot;citationItems&quot;:[{&quot;id&quot;:1666,&quot;uris&quot;:[&quot;http://zotero.org/users/8512312/items/RQQXLQJ6&quot;],&quot;itemData&quot;:{&quot;id&quot;:1666,&quot;type&quot;:&quot;motion_picture&quot;,&quot;abstract&quot;:&quot;https://media.ccc.de/v/35c3-9635-scut...\n\nThe decentralized P2P gossip protocol\n\nIn this talk @zelf invites to the world of Scuttlebutt, the decentralized P2P gossiping protocol, and how it can be transformative for society through decentralization of data and enabling local community development. \n\nScuttlebutt is a fast growing decentralized social network. As an alternative to the large corporate social networks it enables autonomy for the users and a free zone from big data harvesting. \n\nIt’s based on a protocol (referred to as SSB) which connects the users via a blockchain styled base with each user functioning as a node. Since the information is collected via a 2 or 3 step social connection it’s completely usable while offline and syncs when connected to a local network, a friend or wifi.\n\nScuttlebutt has a large community of users who together develop the protocol and platforms. Completely open-source there are many initiatives of projects, maintenance and explorations as part of the Scuttlebutt ecosystem. Some of these projects range from local community on-boarding by @luandro in Quilombola - Brazil, git-ssb by @cel, and even a chess interface!\n\nAs the Scuttlebutt interface is interchangeable, with the one most widely used being Patchwork, there is a possibility to utilize the same network with multiple applications. Perfect for local communities in rural areas or for environments which require offline workability or simply for user with integrity, the potentials are grand. As of today the estimate is that the user base is beyond 8000 individuals, yet there's no way to surely know.\n\nWe will explore the Scuttleverse and beyond. What is Scuttlebutt now, and and importantly, what can it enable society to become?\n\nZenna / zelf\n\nhttps://fahrplan.events.ccc.de/congre...&quot;,&quot;dimensions&quot;:&quot;34:21&quot;,&quot;source&quot;:&quot;YouTube&quot;,&quot;title&quot;:&quot;35C3 -  Scuttlebutt&quot;,&quot;URL&quot;:&quot;https://www.youtube.com/watch?v=JSWWkzsHhjk&quot;,&quot;director&quot;:[{&quot;family&quot;:&quot;Fiscella&quot;,&quot;given&quot;:&quot;Zenna&quot;}],&quot;accessed&quot;:{&quot;date-parts&quot;:[[&quot;2022&quot;,2,28]]},&quot;issued&quot;:{&quot;date-parts&quot;:[[&quot;2018&quot;,12,27]]},&quot;citation-key&quot;:&quot;fiscella35C3Scuttlebutt2018&quot;}}],&quot;schema&quot;:&quot;https://github.com/citation-style-language/schema/raw/master/csl-citation.json&quot;} RNDfb4RDb4j2W"/><text:span text:style-name="T4">.</text:span></text:p>
      <text:p text:style-name="Text_20_body"><text:span text:style-name="T4">SSB, un protocole de communication et de distributions de fichiers tout comme IPFS, se démarque alors tout d’abord par son positionnement dans la famille des </text:span><text:span text:style-name="T5">gossip protocols</text:span><text:span text:style-name="T4">, des </text:span><text:soft-page-break/><text:span text:style-name="T4">protocoles de ragots. Ceux-ci sont basés sur des modélisations de la distribution des rumeurs, ou des épidémies—essentiellement une sélection plus ou moins au hasard des pairs auxquels l’information va se propager. L’approche est donc posée: il s’agit de définir un protocole technique comme simulation de phénomènes naturels, partant du principe que l’</text:span><text:span text:style-name="T5">information va avoir, en son sein, des schémas sociaux </text:span><text:reference-mark-start text:name="ZOTERO_ITEM CSL_CITATION {&quot;citationID&quot;:&quot;jEOQA24G&quot;,&quot;properties&quot;:{&quot;formattedCitation&quot;:&quot;(Web3 Foundation, 2019)&quot;,&quot;plainCitation&quot;:&quot;(Web3 Foundation, 2019)&quot;,&quot;noteIndex&quot;:0},&quot;citationItems&quot;:[{&quot;id&quot;:1667,&quot;uris&quot;:[&quot;http://zotero.org/users/8512312/items/4CF2WLAU&quot;],&quot;itemData&quot;:{&quot;id&quot;:1667,&quot;type&quot;:&quot;motion_picture&quot;,&quot;abstract&quot;:&quot;Dominic Tarr presents \&quot;Secure Scuttlebutt Peer to Peer Infrastructure\&quot; at Web3 Summit\n \n\&quot;Secure Scuttlebut is a private, permissioned, PoS database, but there is only one staker per blockchain. However, there are thousands of blockchains.\&quot;&quot;,&quot;dimensions&quot;:&quot;18:22&quot;,&quot;source&quot;:&quot;YouTube&quot;,&quot;title&quot;:&quot;Secure Scuttlebutt Peer to Peer Infrastructure by Dominic Tarr at Web3 Summit 2019&quot;,&quot;URL&quot;:&quot;https://www.youtube.com/watch?v=W4VkVm4BylY&quot;,&quot;director&quot;:[{&quot;literal&quot;:&quot;Web3 Foundation&quot;}],&quot;accessed&quot;:{&quot;date-parts&quot;:[[&quot;2022&quot;,2,28]]},&quot;issued&quot;:{&quot;date-parts&quot;:[[&quot;2019&quot;,9,6]]},&quot;citation-key&quot;:&quot;web3foundationSecureScuttlebuttPeer2019&quot;}}],&quot;schema&quot;:&quot;https://github.com/citation-style-language/schema/raw/master/csl-citation.json&quot;} RNDFFxhQrazek"/><text:span text:style-name="T4">(Web3 Foundation, 2019)</text:span><text:reference-mark-end text:name="ZOTERO_ITEM CSL_CITATION {&quot;citationID&quot;:&quot;jEOQA24G&quot;,&quot;properties&quot;:{&quot;formattedCitation&quot;:&quot;(Web3 Foundation, 2019)&quot;,&quot;plainCitation&quot;:&quot;(Web3 Foundation, 2019)&quot;,&quot;noteIndex&quot;:0},&quot;citationItems&quot;:[{&quot;id&quot;:1667,&quot;uris&quot;:[&quot;http://zotero.org/users/8512312/items/4CF2WLAU&quot;],&quot;itemData&quot;:{&quot;id&quot;:1667,&quot;type&quot;:&quot;motion_picture&quot;,&quot;abstract&quot;:&quot;Dominic Tarr presents \&quot;Secure Scuttlebutt Peer to Peer Infrastructure\&quot; at Web3 Summit\n \n\&quot;Secure Scuttlebut is a private, permissioned, PoS database, but there is only one staker per blockchain. However, there are thousands of blockchains.\&quot;&quot;,&quot;dimensions&quot;:&quot;18:22&quot;,&quot;source&quot;:&quot;YouTube&quot;,&quot;title&quot;:&quot;Secure Scuttlebutt Peer to Peer Infrastructure by Dominic Tarr at Web3 Summit 2019&quot;,&quot;URL&quot;:&quot;https://www.youtube.com/watch?v=W4VkVm4BylY&quot;,&quot;director&quot;:[{&quot;literal&quot;:&quot;Web3 Foundation&quot;}],&quot;accessed&quot;:{&quot;date-parts&quot;:[[&quot;2022&quot;,2,28]]},&quot;issued&quot;:{&quot;date-parts&quot;:[[&quot;2019&quot;,9,6]]},&quot;citation-key&quot;:&quot;web3foundationSecureScuttlebuttPeer2019&quot;}}],&quot;schema&quot;:&quot;https://github.com/citation-style-language/schema/raw/master/csl-citation.json&quot;} RNDFFxhQrazek"/><text:span text:style-name="T4">.</text:span></text:p>
      <text:p text:style-name="P21">SSB pose donc comme axiome de départ la disponibilité hors-ligne: le protocole et ses applications doivent être utilisables lorsque l’on n’est pas connecté à l’Internet. Ainsi, tout stockage et accès de données se fait uniquement de manière locale, et la mise à jour, ou synchronization de ces données vont être effectués quand, et si, il y a une connexion effectuée à un ou une autre membre du réseau. SSB réplique, de manière protocolaire, l’expérience d’une vie en mer, expérience locale si il en est, en ne permettant la synchronisation entre deux pairs que si ceux-ci sont connectés au même réseau LAN.</text:p>
      <text:p text:style-name="P21">SSB est également un protocole décentralisé de partage de données. Il fonctionne par pairs qui s’assignent une signature cryptée, afin de constituer leur identité—si on perd sa clé, on perd tout accès à son compte, corrélat de la responsabilité de l’utilisateur de ses propres données. La manière dont les pairs se découvrent, en revanche, ne se situe qu’au niveau local, c’est à dire qu’ils émettent des paquets UDP (une alternative au paquet TCP sous-jacent de l’Internet) jusqu’à ce qu’ils soient reçus par un autre pair. Une fois que la connexion est établie entre deux pairs, un échange de messages ou de blobs (<text:span text:style-name="T2">binary large objects</text:span>). Il est également possible de se connecter à un pair à travers un portail Internet—SSB n’est donc pas directement une critique protocolaire cherchant à remplacer HTTP, mais plutôt à le complémenter<text:note text:id="ftn13" text:note-class="footnote"><text:note-citation>13</text:note-citation><text:note-body><text:p text:style-name="Footnote"><text:s/>Ceux-ci existent sous forme de <text:span text:style-name="T2">pub</text:span>, jeu de mot entre "bar" et "publiciste"</text:p></text:note-body></text:note>.</text:p>
      <text:p text:style-name="P21">Enfin, les messages eux-mêmes sont basés sur une conception similaire à la blockchain, et à une utilisation semblable du versionnage des fichiers d’IPFS. Chaque message est relié cryptographiquement au message précédent et au message suivant, formant donc ce que les développeurs n’appellent pas une <text:span text:style-name="T2">chain</text:span>, mais un <text:span text:style-name="T2">feed</text:span> (flux). De cette manière, les objets ne sont plus uniquement considérés comme étant des entités flottantes, uniques, mais bien des entités relationelles qui tirent leur nature sémantique de leur contexte—un contexte avant tout social.</text:p>
      <text:p text:style-name="P21"><text:soft-page-break/>SSB est donc un protocole qui se base sur des phénomènes naturels, et qui conditionne la décentralisation non pas à l’étendue universelle, mais bien à la responsabilité <text:span text:style-name="T2">locale</text:span>, manifesté dans le protocole même par une préférence pour UDP comme signalétique, par une relation cryptographique, et par un stockage local, et donc personnel, de toutes données. Les discours autour de SSB renforcent cette préférence pour une approche sociale plutôt qu’une approche technique.<text:bookmark-end text:name="description"/></text:p>
      <text:h text:style-name="P18" text:outline-level="2"><text:bookmark-start text:name="communication"/>Communication</text:h>
      <text:p text:style-name="P8"/>
      <text:p text:style-name="First_20_Paragraph"><text:span text:style-name="T4">Le discours de SSB et la manière dont est présenté le protocole est un miroir intéressant d’IPFS: plutôt qu’une démonstration technique, il s’agit plutôt de prendre un cas d’étude, une relation amoureuse, pour montrer comment SSB supporte une conception intime de la communication, plutôt qu’une conception technique </text:span><text:reference-mark-start text:name="ZOTERO_ITEM CSL_CITATION {&quot;citationID&quot;:&quot;IYluKTQC&quot;,&quot;properties&quot;:{&quot;formattedCitation&quot;:&quot;(Mandeville, n.d.-a)&quot;,&quot;plainCitation&quot;:&quot;(Mandeville, n.d.-a)&quot;,&quot;noteIndex&quot;:0},&quot;citationItems&quot;:[{&quot;id&quot;:1668,&quot;uris&quot;:[&quot;http://zotero.org/users/8512312/items/VPQ93JKP&quot;],&quot;itemData&quot;:{&quot;id&quot;:1668,&quot;type&quot;:&quot;motion_picture&quot;,&quot;abstract&quot;:&quot;An Introduction to Scuttlebutt, the lovely decentralized social network (scuttlebutt.nz)&quot;,&quot;language&quot;:&quot;en&quot;,&quot;source&quot;:&quot;vimeo.com&quot;,&quot;title&quot;:&quot;A Scuttlebutt Love Story&quot;,&quot;URL&quot;:&quot;https://vimeo.com/236358264&quot;,&quot;director&quot;:[{&quot;family&quot;:&quot;Mandeville&quot;,&quot;given&quot;:&quot;Zach&quot;}],&quot;accessed&quot;:{&quot;date-parts&quot;:[[&quot;2022&quot;,2,28]]},&quot;citation-key&quot;:&quot;mandevilleScuttlebuttLoveStory&quot;}}],&quot;schema&quot;:&quot;https://github.com/citation-style-language/schema/raw/master/csl-citation.json&quot;} RNDaroSI9ggba"/><text:span text:style-name="T4">(Mandeville, n.d.-a)</text:span><text:reference-mark-end text:name="ZOTERO_ITEM CSL_CITATION {&quot;citationID&quot;:&quot;IYluKTQC&quot;,&quot;properties&quot;:{&quot;formattedCitation&quot;:&quot;(Mandeville, n.d.-a)&quot;,&quot;plainCitation&quot;:&quot;(Mandeville, n.d.-a)&quot;,&quot;noteIndex&quot;:0},&quot;citationItems&quot;:[{&quot;id&quot;:1668,&quot;uris&quot;:[&quot;http://zotero.org/users/8512312/items/VPQ93JKP&quot;],&quot;itemData&quot;:{&quot;id&quot;:1668,&quot;type&quot;:&quot;motion_picture&quot;,&quot;abstract&quot;:&quot;An Introduction to Scuttlebutt, the lovely decentralized social network (scuttlebutt.nz)&quot;,&quot;language&quot;:&quot;en&quot;,&quot;source&quot;:&quot;vimeo.com&quot;,&quot;title&quot;:&quot;A Scuttlebutt Love Story&quot;,&quot;URL&quot;:&quot;https://vimeo.com/236358264&quot;,&quot;director&quot;:[{&quot;family&quot;:&quot;Mandeville&quot;,&quot;given&quot;:&quot;Zach&quot;}],&quot;accessed&quot;:{&quot;date-parts&quot;:[[&quot;2022&quot;,2,28]]},&quot;citation-key&quot;:&quot;mandevilleScuttlebuttLoveStory&quot;}}],&quot;schema&quot;:&quot;https://github.com/citation-style-language/schema/raw/master/csl-citation.json&quot;} RNDaroSI9ggba"/><text:span text:style-name="T4">. À travers cette vidéo, montrant comment SSB peut exister en arrière-plan d’une histoire romantique, se développe un discours bien différent de celui d’IPFS. La page de documentation du site de SSB, au lieu de se présenter sous la forme d’un article académique publié de manière autonome sur un site de recherche scientifique, accueille la visiteur avec le message suivant:</text:span></text:p>
      <text:p text:style-name="P6">Scuttlebutt aims to harmonize four perspectives of life: Environment reflecting Technology reflecting Community reflecting Society.</text:p>
      <text:p text:style-name="P3">We acknowledge the natural, the virtual, and the social environments. Our responsibility is to recognize which resources are abundant, which are sufficient, and adapt accordingly through efficiency.</text:p>
      <text:p text:style-name="Block_20_Text"><text:span text:style-name="T4">Bien qu’il y ait également une possibilité de consulter une documentation plus poussée et plus rigoureusement technique, ainsi que l’article présentant le protocole SSB, publié dans les annales de la conférence Information-Centric Networking de l’ACM en 2019 </text:span><text:reference-mark-start text:name="ZOTERO_ITEM CSL_CITATION {&quot;citationID&quot;:&quot;DKRG5LzG&quot;,&quot;properties&quot;:{&quot;formattedCitation&quot;:&quot;(Tarr et al., 2019)&quot;,&quot;plainCitation&quot;:&quot;(Tarr et al., 2019)&quot;,&quot;noteIndex&quot;:0},&quot;citationItems&quot;:[{&quot;id&quot;:741,&quot;uris&quot;:[&quot;http://zotero.org/users/8512312/items/FI2Q5AV8&quot;],&quot;itemData&quot;:{&quot;id&quot;:741,&quot;type&quot;:&quot;paper-conference&quot;,&quot;abstract&quot;:&quot;Secure Scuttlebutt (SSB) is a novel peer-to-peer event-sharing protocol and architecture for social apps. In this paper we describe SSB's features, its operations as well as the rationale behind the design. We also provide a comparison with Named Data Networking (NDN), an existing information-centric networking architecture, to motivate a larger exploration of the design space for information-centric networking primitives by formulating an identity-centric approach. We finally discuss SSB's limitations and evolution opportunities.&quot;,&quot;collection-title&quot;:&quot;ICN '19&quot;,&quot;container-title&quot;:&quot;Proceedings of the 6th ACM Conference on Information-Centric Networking&quot;,&quot;DOI&quot;:&quot;10.1145/3357150.3357396&quot;,&quot;event-place&quot;:&quot;New York, NY, USA&quot;,&quot;ISBN&quot;:&quot;978-1-4503-6970-1&quot;,&quot;page&quot;:&quot;1–11&quot;,&quot;publisher&quot;:&quot;Association for Computing Machinery&quot;,&quot;publisher-place&quot;:&quot;New York, NY, USA&quot;,&quot;source&quot;:&quot;ACM Digital Library&quot;,&quot;title&quot;:&quot;Secure Scuttlebutt: An Identity-Centric Protocol for Subjective and Decentralized Applications&quot;,&quot;title-short&quot;:&quot;Secure Scuttlebutt&quot;,&quot;URL&quot;:&quot;https://doi.org/10.1145/3357150.3357396&quot;,&quot;author&quot;:[{&quot;family&quot;:&quot;Tarr&quot;,&quot;given&quot;:&quot;Dominic&quot;},{&quot;family&quot;:&quot;Lavoie&quot;,&quot;given&quot;:&quot;Erick&quot;},{&quot;family&quot;:&quot;Meyer&quot;,&quot;given&quot;:&quot;Aljoscha&quot;},{&quot;family&quot;:&quot;Tschudin&quot;,&quot;given&quot;:&quot;Christian&quot;}],&quot;accessed&quot;:{&quot;date-parts&quot;:[[&quot;2021&quot;,8,30]]},&quot;issued&quot;:{&quot;date-parts&quot;:[[&quot;2019&quot;,9,24]]},&quot;citation-key&quot;:&quot;tarrSecureScuttlebuttIdentityCentric2019&quot;}}],&quot;schema&quot;:&quot;https://github.com/citation-style-language/schema/raw/master/csl-citation.json&quot;} RND9DFBCmRTQY"/><text:span text:style-name="T4">(Tarr et al., 2019)</text:span><text:reference-mark-end text:name="ZOTERO_ITEM CSL_CITATION {&quot;citationID&quot;:&quot;DKRG5LzG&quot;,&quot;properties&quot;:{&quot;formattedCitation&quot;:&quot;(Tarr et al., 2019)&quot;,&quot;plainCitation&quot;:&quot;(Tarr et al., 2019)&quot;,&quot;noteIndex&quot;:0},&quot;citationItems&quot;:[{&quot;id&quot;:741,&quot;uris&quot;:[&quot;http://zotero.org/users/8512312/items/FI2Q5AV8&quot;],&quot;itemData&quot;:{&quot;id&quot;:741,&quot;type&quot;:&quot;paper-conference&quot;,&quot;abstract&quot;:&quot;Secure Scuttlebutt (SSB) is a novel peer-to-peer event-sharing protocol and architecture for social apps. In this paper we describe SSB's features, its operations as well as the rationale behind the design. We also provide a comparison with Named Data Networking (NDN), an existing information-centric networking architecture, to motivate a larger exploration of the design space for information-centric networking primitives by formulating an identity-centric approach. We finally discuss SSB's limitations and evolution opportunities.&quot;,&quot;collection-title&quot;:&quot;ICN '19&quot;,&quot;container-title&quot;:&quot;Proceedings of the 6th ACM Conference on Information-Centric Networking&quot;,&quot;DOI&quot;:&quot;10.1145/3357150.3357396&quot;,&quot;event-place&quot;:&quot;New York, NY, USA&quot;,&quot;ISBN&quot;:&quot;978-1-4503-6970-1&quot;,&quot;page&quot;:&quot;1–11&quot;,&quot;publisher&quot;:&quot;Association for Computing Machinery&quot;,&quot;publisher-place&quot;:&quot;New York, NY, USA&quot;,&quot;source&quot;:&quot;ACM Digital Library&quot;,&quot;title&quot;:&quot;Secure Scuttlebutt: An Identity-Centric Protocol for Subjective and Decentralized Applications&quot;,&quot;title-short&quot;:&quot;Secure Scuttlebutt&quot;,&quot;URL&quot;:&quot;https://doi.org/10.1145/3357150.3357396&quot;,&quot;author&quot;:[{&quot;family&quot;:&quot;Tarr&quot;,&quot;given&quot;:&quot;Dominic&quot;},{&quot;family&quot;:&quot;Lavoie&quot;,&quot;given&quot;:&quot;Erick&quot;},{&quot;family&quot;:&quot;Meyer&quot;,&quot;given&quot;:&quot;Aljoscha&quot;},{&quot;family&quot;:&quot;Tschudin&quot;,&quot;given&quot;:&quot;Christian&quot;}],&quot;accessed&quot;:{&quot;date-parts&quot;:[[&quot;2021&quot;,8,30]]},&quot;issued&quot;:{&quot;date-parts&quot;:[[&quot;2019&quot;,9,24]]},&quot;citation-key&quot;:&quot;tarrSecureScuttlebuttIdentityCentric2019&quot;}}],&quot;schema&quot;:&quot;https://github.com/citation-style-language/schema/raw/master/csl-citation.json&quot;} RND9DFBCmRTQY"/><text:span text:style-name="T4">, il est intéressant de s’arrêter sur ce premier message d’accueil. Au vu de la place attribuée au terme </text:span><text:span text:style-name="T5">technologie</text:span><text:span text:style-name="T4">, coincé entre </text:span><text:span text:style-name="T5">environnement</text:span><text:span text:style-name="T4"> et </text:span><text:span text:style-name="T5">communauté</text:span><text:span text:style-name="T4">, la position est bien plus relationelle que le </text:span><text:span text:style-name="T5">protocole hypermedia concu pour préserver et développer le savoir de l’humanité</text:span><text:span text:style-name="T4"> d’IPFS, holistique et donc auto-suffisant.</text:span></text:p>
      <text:p text:style-name="P5"><text:soft-page-break/>Nous pouvons identifier cette prise de parole par une emphase sur la relation entre deux agents, plutôt que sur celle d’un réseau entier. Déjà, la premìère version du protocole SSB se base sur un article de Tarr considérant le problème d’authentification et d’échange d’informations entre deux pairs<text:note text:id="ftn14" text:note-class="footnote"><text:note-citation>14</text:note-citation><text:note-body><text:p text:style-name="Footnote"><text:s/>Voir l’article mis à disposition ici: https://dominictarr.github.io/secret-handshake-paper/shs.pdf</text:p></text:note-body></text:note> plutôt que sur la représentation d’une information. De cette manière, si ces deux protocoles, IPFS et SSB considèrent tous deux la mise en place d’un système de communication, IPFS se focalise sur ce qui est communiqué (messages/objets comme membres d’un graphe acyclique dirigé), tandis que SSB se focalise sur les individus voulant échanger un message (signature cryptées synchronisant leurs contenus).</text:p>
      <text:p text:style-name="P5">En tant que critique, c’est un double présupposé fondamental d’un internet <text:span text:style-name="T2">contemporain</text:span> que SSB critique: l’idée que toute information, et donc tout membre du réseau qui héberge ou demande une information, doit être disponible en permanence et à l’échelle globale. Ce présupposé, considèrent Tarr et ses collaborateurs, a notamment des répercussions sur l’autonomie des membres du réseau par rapport à l’influence de monopoles économiques, et à laquelle ils veulent redonner une prépondérance (ce <text:span text:style-name="T2">local first</text:span> mentionné plus haut) par le biais d’une propagation par défaut sur un réseau local que par réseau global<text:note text:id="ftn15" text:note-class="footnote"><text:note-citation>15</text:note-citation><text:note-body><text:p text:style-name="Footnote"><text:s/>Voir notamment le commentaire d’Ian Bogost sur le sujet, consultable à <text:a xlink:type="simple" xlink:href="https://www.theatlantic.com/technology/archive/2017/05/meet-the-counterantidisintermediationists/527553/" text:style-name="Internet_20_link" text:visited-style-name="Visited_20_Internet_20_Link"><text:span text:style-name="Internet_20_link">https://www.theatlantic.com/technology/archive/2017/05/meet-the-counterantidisintermediationists/527553/</text:span></text:a></text:p></text:note-body></text:note>.</text:p>
      <text:p text:style-name="P19">Comme le développe Zach Mandeville dans son essai, financé par SSB, <text:span text:style-name="T2">The Future Will be Technical</text:span>, on note également dans l’écosystème SSB une croyance en le développement des technologies pour améliorer le futur, mais également une prise en compte de la technique en tant qu’élément de la culture:</text:p>
      <text:p text:style-name="Block_20_Text"><text:span text:style-name="T5">Dev discussions and tutorials are an essential part of our community, and should not be obscured or downplayed.</text:span><text:reference-mark-start text:name="ZOTERO_ITEM CSL_CITATION {&quot;citationID&quot;:&quot;KrEWrA1S&quot;,&quot;properties&quot;:{&quot;formattedCitation&quot;:&quot;(Mandeville, n.d.-b)&quot;,&quot;plainCitation&quot;:&quot;(Mandeville, n.d.-b)&quot;,&quot;noteIndex&quot;:0},&quot;citationItems&quot;:[{&quot;id&quot;:1635,&quot;uris&quot;:[&quot;http://zotero.org/users/8512312/items/AMBSHJ57&quot;],&quot;itemData&quot;:{&quot;id&quot;:1635,&quot;type&quot;:&quot;webpage&quot;,&quot;title&quot;:&quot;The Future Will be Technical&quot;,&quot;URL&quot;:&quot;https://coolguy.website/the-future-will-be-technical/index.html&quot;,&quot;author&quot;:[{&quot;family&quot;:&quot;Mandeville&quot;,&quot;given&quot;:&quot;Zach&quot;}],&quot;accessed&quot;:{&quot;date-parts&quot;:[[&quot;2022&quot;,2,24]]},&quot;citation-key&quot;:&quot;mandevilleFutureWillBe&quot;}}],&quot;schema&quot;:&quot;https://github.com/citation-style-language/schema/raw/master/csl-citation.json&quot;} RNDOletl2hMHy"/><text:span text:style-name="T5">(Mandeville, n.d.-b)</text:span><text:reference-mark-end text:name="ZOTERO_ITEM CSL_CITATION {&quot;citationID&quot;:&quot;KrEWrA1S&quot;,&quot;properties&quot;:{&quot;formattedCitation&quot;:&quot;(Mandeville, n.d.-b)&quot;,&quot;plainCitation&quot;:&quot;(Mandeville, n.d.-b)&quot;,&quot;noteIndex&quot;:0},&quot;citationItems&quot;:[{&quot;id&quot;:1635,&quot;uris&quot;:[&quot;http://zotero.org/users/8512312/items/AMBSHJ57&quot;],&quot;itemData&quot;:{&quot;id&quot;:1635,&quot;type&quot;:&quot;webpage&quot;,&quot;title&quot;:&quot;The Future Will be Technical&quot;,&quot;URL&quot;:&quot;https://coolguy.website/the-future-will-be-technical/index.html&quot;,&quot;author&quot;:[{&quot;family&quot;:&quot;Mandeville&quot;,&quot;given&quot;:&quot;Zach&quot;}],&quot;accessed&quot;:{&quot;date-parts&quot;:[[&quot;2022&quot;,2,24]]},&quot;citation-key&quot;:&quot;mandevilleFutureWillBe&quot;}}],&quot;schema&quot;:&quot;https://github.com/citation-style-language/schema/raw/master/csl-citation.json&quot;} RNDOletl2hMHy"/></text:p>
      <text:p text:style-name="First_20_Paragraph"><text:span text:style-name="T4">La technique est ici un élément fortement culturel et l’adhésion à un protocole est donc une adhésion à une vision partagée du monde, à un imaginaire collectif </text:span><text:reference-mark-start text:name="ZOTERO_ITEM CSL_CITATION {&quot;citationID&quot;:&quot;z9nZkJF4&quot;,&quot;properties&quot;:{&quot;formattedCitation&quot;:&quot;(Hall, 1997)&quot;,&quot;plainCitation&quot;:&quot;(Hall, 1997)&quot;,&quot;noteIndex&quot;:0},&quot;citationItems&quot;:[{&quot;id&quot;:1670,&quot;uris&quot;:[&quot;http://zotero.org/users/8512312/items/4NVPK4B3&quot;],&quot;itemData&quot;:{&quot;id&quot;:1670,&quot;type&quot;:&quot;book&quot;,&quot;abstract&quot;:&quot;This broad-ranging text offers a comprehensive outline of how visual images, language and discourse work as 'systems of representation'. Combining examples with activities and selected readings it offers a unique resource for teachers and students in cultural studies and related fields as an introduction to this complex and central theme.&quot;,&quot;ISBN&quot;:&quot;978-0-7619-5432-3&quot;,&quot;language&quot;:&quot;en&quot;,&quot;number-of-pages&quot;:&quot;420&quot;,&quot;publisher&quot;:&quot;SAGE&quot;,&quot;source&quot;:&quot;Google Books&quot;,&quot;title&quot;:&quot;Representation: Cultural Representations and Signifying Practices&quot;,&quot;title-short&quot;:&quot;Representation&quot;,&quot;author&quot;:[{&quot;family&quot;:&quot;Hall&quot;,&quot;given&quot;:&quot;Stuart&quot;}],&quot;issued&quot;:{&quot;date-parts&quot;:[[&quot;1997&quot;,4,8]]},&quot;citation-key&quot;:&quot;hallRepresentationCulturalRepresentations1997&quot;}}],&quot;schema&quot;:&quot;https://github.com/citation-style-language/schema/raw/master/csl-citation.json&quot;} RNDDZrSEji6bw"/><text:span text:style-name="T4">(Hall, 1997)</text:span><text:reference-mark-end text:name="ZOTERO_ITEM CSL_CITATION {&quot;citationID&quot;:&quot;z9nZkJF4&quot;,&quot;properties&quot;:{&quot;formattedCitation&quot;:&quot;(Hall, 1997)&quot;,&quot;plainCitation&quot;:&quot;(Hall, 1997)&quot;,&quot;noteIndex&quot;:0},&quot;citationItems&quot;:[{&quot;id&quot;:1670,&quot;uris&quot;:[&quot;http://zotero.org/users/8512312/items/4NVPK4B3&quot;],&quot;itemData&quot;:{&quot;id&quot;:1670,&quot;type&quot;:&quot;book&quot;,&quot;abstract&quot;:&quot;This broad-ranging text offers a comprehensive outline of how visual images, language and discourse work as 'systems of representation'. Combining examples with activities and selected readings it offers a unique resource for teachers and students in cultural studies and related fields as an introduction to this complex and central theme.&quot;,&quot;ISBN&quot;:&quot;978-0-7619-5432-3&quot;,&quot;language&quot;:&quot;en&quot;,&quot;number-of-pages&quot;:&quot;420&quot;,&quot;publisher&quot;:&quot;SAGE&quot;,&quot;source&quot;:&quot;Google Books&quot;,&quot;title&quot;:&quot;Representation: Cultural Representations and Signifying Practices&quot;,&quot;title-short&quot;:&quot;Representation&quot;,&quot;author&quot;:[{&quot;family&quot;:&quot;Hall&quot;,&quot;given&quot;:&quot;Stuart&quot;}],&quot;issued&quot;:{&quot;date-parts&quot;:[[&quot;1997&quot;,4,8]]},&quot;citation-key&quot;:&quot;hallRepresentationCulturalRepresentations1997&quot;}}],&quot;schema&quot;:&quot;https://github.com/citation-style-language/schema/raw/master/csl-citation.json&quot;} RNDDZrSEji6bw"/><text:span text:style-name="T4">. Il semble alors que le champ d’application évolue aussi. De manière symmétrique à la perception d’IPFS, qui veut un protocole qui concerne l’univers entier, SSB s’addresse au </text:span><text:span text:style-name="T5">Scuttleverse</text:span><text:span text:style-name="T4">. On peut considérer ce </text:span><text:soft-page-break/><text:span text:style-name="T5">Scuttleverse</text:span><text:span text:style-name="T4"> comme un cosmos qui est mis au monde par le biais d’un lien technique basé sur un lien social—où, par exemple, les </text:span><text:span text:style-name="T5">groupes d’utilisateurs</text:span><text:span text:style-name="T4"> s’appellent des </text:span><text:span text:style-name="T5">tribus</text:span><text:span text:style-name="T4">, rappelant les travaux de Yuk Hui sur la cosmotechnique, cette capacité des systèmes techniques d’émaner de cosmos différents (dans le sens de cultures différentes), puis de supporter des manières d’être, de faire et de penser des utilisateurs de cette technologie </text:span><text:reference-mark-start text:name="ZOTERO_ITEM CSL_CITATION {&quot;citationID&quot;:&quot;PRYlE4OJ&quot;,&quot;properties&quot;:{&quot;formattedCitation&quot;:&quot;(Hui, 2016)&quot;,&quot;plainCitation&quot;:&quot;(Hui, 2016)&quot;,&quot;noteIndex&quot;:0},&quot;citationItems&quot;:[{&quot;id&quot;:743,&quot;uris&quot;:[&quot;http://zotero.org/users/8512312/items/2ZYH79TM&quot;],&quot;itemData&quot;:{&quot;id&quot;:743,&quot;type&quot;:&quot;book&quot;,&quot;abstract&quot;:&quot;A systematic historical survey of Chinese thought is followed by an investigation of the historical-metaphysical questions of modern technology, asking how Chinese thought might contribute to a renewed questioning of globalized technics.&quot;,&quot;collection-title&quot;:&quot;Urbanomic / Mono&quot;,&quot;event-place&quot;:&quot;Cambridge, MA, USA&quot;,&quot;ISBN&quot;:&quot;978-0-9954550-0-9&quot;,&quot;language&quot;:&quot;en&quot;,&quot;number-of-pages&quot;:&quot;352&quot;,&quot;publisher&quot;:&quot;Urbanomic&quot;,&quot;publisher-place&quot;:&quot;Cambridge, MA, USA&quot;,&quot;source&quot;:&quot;MIT Press Books&quot;,&quot;title&quot;:&quot;The Question Concerning Technology in China: An Essay in Cosmotechnics&quot;,&quot;title-short&quot;:&quot;The Question Concerning Technology in China&quot;,&quot;author&quot;:[{&quot;family&quot;:&quot;Hui&quot;,&quot;given&quot;:&quot;Yuk&quot;}],&quot;collection-editor&quot;:[{&quot;family&quot;:&quot;Mackay&quot;,&quot;given&quot;:&quot;Robin&quot;}],&quot;issued&quot;:{&quot;date-parts&quot;:[[&quot;2016&quot;,9,2]]},&quot;citation-key&quot;:&quot;huiQuestionConcerningTechnology2016&quot;}}],&quot;schema&quot;:&quot;https://github.com/citation-style-language/schema/raw/master/csl-citation.json&quot;} RND168vhxgP1D"/><text:span text:style-name="T4">(Hui, 2016)</text:span><text:reference-mark-end text:name="ZOTERO_ITEM CSL_CITATION {&quot;citationID&quot;:&quot;PRYlE4OJ&quot;,&quot;properties&quot;:{&quot;formattedCitation&quot;:&quot;(Hui, 2016)&quot;,&quot;plainCitation&quot;:&quot;(Hui, 2016)&quot;,&quot;noteIndex&quot;:0},&quot;citationItems&quot;:[{&quot;id&quot;:743,&quot;uris&quot;:[&quot;http://zotero.org/users/8512312/items/2ZYH79TM&quot;],&quot;itemData&quot;:{&quot;id&quot;:743,&quot;type&quot;:&quot;book&quot;,&quot;abstract&quot;:&quot;A systematic historical survey of Chinese thought is followed by an investigation of the historical-metaphysical questions of modern technology, asking how Chinese thought might contribute to a renewed questioning of globalized technics.&quot;,&quot;collection-title&quot;:&quot;Urbanomic / Mono&quot;,&quot;event-place&quot;:&quot;Cambridge, MA, USA&quot;,&quot;ISBN&quot;:&quot;978-0-9954550-0-9&quot;,&quot;language&quot;:&quot;en&quot;,&quot;number-of-pages&quot;:&quot;352&quot;,&quot;publisher&quot;:&quot;Urbanomic&quot;,&quot;publisher-place&quot;:&quot;Cambridge, MA, USA&quot;,&quot;source&quot;:&quot;MIT Press Books&quot;,&quot;title&quot;:&quot;The Question Concerning Technology in China: An Essay in Cosmotechnics&quot;,&quot;title-short&quot;:&quot;The Question Concerning Technology in China&quot;,&quot;author&quot;:[{&quot;family&quot;:&quot;Hui&quot;,&quot;given&quot;:&quot;Yuk&quot;}],&quot;collection-editor&quot;:[{&quot;family&quot;:&quot;Mackay&quot;,&quot;given&quot;:&quot;Robin&quot;}],&quot;issued&quot;:{&quot;date-parts&quot;:[[&quot;2016&quot;,9,2]]},&quot;citation-key&quot;:&quot;huiQuestionConcerningTechnology2016&quot;}}],&quot;schema&quot;:&quot;https://github.com/citation-style-language/schema/raw/master/csl-citation.json&quot;} RND168vhxgP1D"/><text:span text:style-name="T4">.</text:span></text:p>
      <text:p text:style-name="P20">Cette étroite connexion entre technologie et culture, cette considération du protocole comme artefact relationnel, se manifeste toujours dans la documentation du protocole. Celle-ci oscille entre rigueur technique et clins d’oeil charmants: présentation de la documentation comme une <text:span text:style-name="T2">carte au trésor</text:span>, ou encore la représentation de l’échange de clés cryptographiées comme relation érotique<text:note text:id="ftn18" text:note-class="footnote"><text:note-citation>16</text:note-citation><text:note-body><text:p text:style-name="Footnote"><text:s/>Voir le visuel suivant: <text:a xlink:type="simple" xlink:href="https://dev.scuttlebutt.nz/assets/handshake-erotica.png" text:style-name="Internet_20_link" text:visited-style-name="Visited_20_Internet_20_Link"><text:span text:style-name="Internet_20_link">https://dev.scuttlebutt.nz/assets/handshake-erotica.png</text:span></text:a></text:p></text:note-body></text:note>.</text:p>
      <text:p text:style-name="P21">Enfin, un dernier example se trouve dans la manière dont ces protocoles font vivre leur communauté, notamment en termes d’évènements organisés pour du <text:span text:style-name="T2">community-building</text:span>. Pour les deux protocoles, cela se manifeste sous formes de camps. Le <text:span text:style-name="T2">IPFS Camp</text:span> consiste à rencontrer des <text:span text:style-name="T2">pionniers</text:span>, prêts à <text:span text:style-name="T2">hacker</text:span> pendant cinq jours, le tout sponsorisé par des entrerprises dont IPFS est le fond de commerce<text:note text:id="ftn16" text:note-class="footnote"><text:note-citation>17</text:note-citation><text:note-body><text:p text:style-name="Footnote"><text:s/>Voir aussi <text:span text:style-name="T11">le site hérbergeant les informations sur le camp:</text:span> https://camp.ipfs.io/</text:p></text:note-body></text:note>; tandis que, de sont côté, le <text:span text:style-name="T2">Scuttlebutt Camp</text:span> est un rassemblement sans véritable fin déterminée, ni agenda particulier<text:note text:id="ftn17" text:note-class="footnote"><text:note-citation>18</text:note-citation><text:note-body><text:p text:style-name="Footnote"><text:s/>La version SSB se trouve à l’addresse suivante: https://two.camp.scuttlebutt.nz</text:p></text:note-body></text:note>. Même si la pandémie de la Covid-19 a été responsable de la non-tenue de ces évènements, nous voyons toujours la différence entre IPFS et SSB en termes de conception de ce qu’est un contenu, un individu, un but et un procédé.<text:bookmark-end text:name="communication"/></text:p>
      <text:h text:style-name="P17" text:outline-level="2"><text:bookmark-start text:name="applications-1"/>Applications</text:h>
      <text:p text:style-name="P9"/>
      <text:p text:style-name="P11">Autant SSB et IPFS proposent directement une implémentation des clients (c’est-à-dire de logiciels manifestant les protocoles sous leur forme concrète et active, écrits dans des languages particuliers pour des plateformes particulières), autant les domaines d’application de SSB sont beaucoup plus concentrés que ceux d’IPFS. Tandis qu’IPFS, fidèle à sa vision d’expansion globale, privilégie la quantité relative d’applications possibles (plus <text:soft-page-break/>de 55 listées sur le site d’IPFS<text:note text:id="ftn19" text:note-class="footnote"><text:note-citation>19</text:note-citation><text:note-body><text:p text:style-name="Footnote"><text:s/><text:span text:style-name="T11">Voir la liste des applications du protocole IPFS: </text:span>https://docs.ipfs.io/concepts/usage-ideas-examples/</text:p></text:note-body></text:note>), SSB se concentre sur la qualité, en ne listant qu’une application principale suggérée: un réseau social—c’est à dire un échange de messages entre personnes (SSB présente 32 applications, dont 13 autour du concept de réseau social<text:note text:id="ftn20" text:note-class="footnote"><text:note-citation>20</text:note-citation><text:note-body><text:p text:style-name="Footnote"><text:s/>Voir <text:span text:style-name="T11">la liste des applications du protocole SSB:</text:span> <text:a xlink:type="simple" xlink:href="https://handbook.scuttlebutt.nz/applications" text:style-name="Internet_20_link" text:visited-style-name="Visited_20_Internet_20_Link"><text:span text:style-name="Internet_20_link">https://handbook.scuttlebutt.nz/applications</text:span></text:a></text:p></text:note-body></text:note>).</text:p>
      <text:p text:style-name="P11">Cette visée de l’application est clairement établie dès les premières pages de "comment rejoindre SSB". Sans rentrer dans les détails du protocole, sont proposées directement les différentes applications pour rejoindre le <text:span text:style-name="T2">Scuttleverse</text:span>, avec en second plan le genre d’applications qui découlent de l’implémentation d’un protocole techniquement plus large que ses visées sociales (e.g. contrôle de version de code, maintenance et distribution de bibliothèques de code, allant même jusqu’à rejoindre le rôle d’IPFS par le biais de <text:span text:style-name="T2">ssbdrv</text:span><text:note text:id="ftn21" text:note-class="footnote"><text:note-citation>21</text:note-citation><text:note-body><text:p text:style-name="Footnote"><text:s/><text:span text:style-name="T11">Voir le code source de SSBDRV ici: </text:span>https://github.com/cn-uofbasel/ssbdrv/</text:p></text:note-body></text:note>, un système de fichiers basé sur SSB.).</text:p>
      <text:p text:style-name="P11">Particulièrement, la fin de l’introduction à SSB consiste autant en un type différent de protocole: une fois que l’installation et l’inscription sont finies, le discours de SSB mentionne non pas le protocole technique, mais un protocole social, mentionné par le terme <text:span text:style-name="T2">tradition</text:span>, celle de se présenter sur le canal <text:span text:style-name="T2">#new-people</text:span>, mettant une fois de plus en avant l’aspect social rendu possible par un protocole, plutôt qu’existant dans une stricte isolation technique.<text:bookmark-end text:name="Xdc45c6847fb9cec2ae15df94886c2746d5a1979"/><text:bookmark-end text:name="applications-1"/></text:p>
      <text:h text:style-name="P14" text:outline-level="1"><text:bookmark-start text:name="final"/>Final</text:h>
      <text:p text:style-name="P7">Bien que les deux protocoles étudiés ici, IPFS et SSB, soient similaires dans leur intention pratique de développer un protocole permettant la distribtion décentralisée et cryptographiée d’information entre pairs d’un réseau par le biais d’un même système technique, la posture théorique des projets se tient néanmoins en porte-à-faux. Nous concluons alors sur cette tension entre similarité technologique et différences culturelles, entre déterminisme et imagination.</text:p>
      <text:h text:style-name="P16" text:outline-level="2"><text:bookmark-start text:name="linternet-lespace-et-le-temps"/>L’internet, l’espace et le temps</text:h>
      <text:p text:style-name="P12"><text:span text:style-name="T4">Manuell Castells estimait, dès la fin des années 1990, que la société connectée, société dont les conditions matérielles de réalisation sont TCP/IP et HTTP, a fait entrer une grande partie du </text:span><text:soft-page-break/><text:span text:style-name="T4">monde, dans une ère d’espaces de flux et de temps atemporel (</text:span><text:span text:style-name="T5">space of flows and timeless time</text:span><text:span text:style-name="T4">) </text:span><text:reference-mark-start text:name="ZOTERO_ITEM CSL_CITATION {&quot;citationID&quot;:&quot;5Csh4n4L&quot;,&quot;properties&quot;:{&quot;formattedCitation&quot;:&quot;(Castells, 2009)&quot;,&quot;plainCitation&quot;:&quot;(Castells, 2009)&quot;,&quot;noteIndex&quot;:0},&quot;citationItems&quot;:[{&quot;id&quot;:1672,&quot;uris&quot;:[&quot;http://zotero.org/users/8512312/items/6SU9Y9IE&quot;],&quot;itemData&quot;:{&quot;id&quot;:1672,&quot;type&quot;:&quot;book&quot;,&quot;abstract&quot;:&quot;We live in the midst of a revolution in communication technologies that affects the way in which people feel, think, and behave. The media have become the space where power strategies are played out. In the current technological context mass communication goes beyond traditional media and includes the Internet and mobile communication. In this wide-ranging and powerful book, Manuel Castells analyses the transformation of the global media industry by this revolution in communication technologies. He argues that a new communication system, mass self-communication, has emerged, and power relationships have been profoundly modified by the emergence of this new communication environment. Created in the commons of the Internet this communication can be locally based, but globally connected. It is built through messaging, social networks sites, and blogging, and is now being used by the millions around the world who have access to the Internet.Drawing on a wide range of social and psychological theories, Castells presents original research on political processes and social movements, including the misinformation of the American public on the Iraq War, the global environmental movement to prevent climate change, the control of information in China and Russia, and Internet-based political campaigns, such as the Obama campaign in the United States. On the basis of these case studies he proposes a new theory of power in the information age based on the management of communication networksJustly celebrated for his analysis of the network society, Castells here builds on that work, offering a well grounded and immensely challenging picture of communication and power in the 21st century. This is a book for anyone who wants to understand the dynamics and character of the modern world.&quot;,&quot;event-place&quot;:&quot;Oxford, New York&quot;,&quot;ISBN&quot;:&quot;978-0-19-956704-1&quot;,&quot;number-of-pages&quot;:&quot;590&quot;,&quot;publisher&quot;:&quot;Oxford University Press&quot;,&quot;publisher-place&quot;:&quot;Oxford, New York&quot;,&quot;source&quot;:&quot;Oxford University Press&quot;,&quot;title&quot;:&quot;Communication Power&quot;,&quot;author&quot;:[{&quot;family&quot;:&quot;Castells&quot;,&quot;given&quot;:&quot;Manuel&quot;}],&quot;issued&quot;:{&quot;date-parts&quot;:[[&quot;2009&quot;,7,9]]},&quot;citation-key&quot;:&quot;castellsCommunicationPower2009&quot;}}],&quot;schema&quot;:&quot;https://github.com/citation-style-language/schema/raw/master/csl-citation.json&quot;} RNDEe84yziPkk"/><text:span text:style-name="T4">(Castells, 2009)</text:span><text:reference-mark-end text:name="ZOTERO_ITEM CSL_CITATION {&quot;citationID&quot;:&quot;5Csh4n4L&quot;,&quot;properties&quot;:{&quot;formattedCitation&quot;:&quot;(Castells, 2009)&quot;,&quot;plainCitation&quot;:&quot;(Castells, 2009)&quot;,&quot;noteIndex&quot;:0},&quot;citationItems&quot;:[{&quot;id&quot;:1672,&quot;uris&quot;:[&quot;http://zotero.org/users/8512312/items/6SU9Y9IE&quot;],&quot;itemData&quot;:{&quot;id&quot;:1672,&quot;type&quot;:&quot;book&quot;,&quot;abstract&quot;:&quot;We live in the midst of a revolution in communication technologies that affects the way in which people feel, think, and behave. The media have become the space where power strategies are played out. In the current technological context mass communication goes beyond traditional media and includes the Internet and mobile communication. In this wide-ranging and powerful book, Manuel Castells analyses the transformation of the global media industry by this revolution in communication technologies. He argues that a new communication system, mass self-communication, has emerged, and power relationships have been profoundly modified by the emergence of this new communication environment. Created in the commons of the Internet this communication can be locally based, but globally connected. It is built through messaging, social networks sites, and blogging, and is now being used by the millions around the world who have access to the Internet.Drawing on a wide range of social and psychological theories, Castells presents original research on political processes and social movements, including the misinformation of the American public on the Iraq War, the global environmental movement to prevent climate change, the control of information in China and Russia, and Internet-based political campaigns, such as the Obama campaign in the United States. On the basis of these case studies he proposes a new theory of power in the information age based on the management of communication networksJustly celebrated for his analysis of the network society, Castells here builds on that work, offering a well grounded and immensely challenging picture of communication and power in the 21st century. This is a book for anyone who wants to understand the dynamics and character of the modern world.&quot;,&quot;event-place&quot;:&quot;Oxford, New York&quot;,&quot;ISBN&quot;:&quot;978-0-19-956704-1&quot;,&quot;number-of-pages&quot;:&quot;590&quot;,&quot;publisher&quot;:&quot;Oxford University Press&quot;,&quot;publisher-place&quot;:&quot;Oxford, New York&quot;,&quot;source&quot;:&quot;Oxford University Press&quot;,&quot;title&quot;:&quot;Communication Power&quot;,&quot;author&quot;:[{&quot;family&quot;:&quot;Castells&quot;,&quot;given&quot;:&quot;Manuel&quot;}],&quot;issued&quot;:{&quot;date-parts&quot;:[[&quot;2009&quot;,7,9]]},&quot;citation-key&quot;:&quot;castellsCommunicationPower2009&quot;}}],&quot;schema&quot;:&quot;https://github.com/citation-style-language/schema/raw/master/csl-citation.json&quot;} RNDEe84yziPkk"/><text:span text:style-name="T4">. L’espace de ces sociétés est un espace qui permet, par des moyens technologiques, de réaliser une simultanéité sans pour autant demander une contiguité, accompagné d’une temporalité qui, tendant à l’immédiateté, tend à s’effacer elle-même.</text:span></text:p>
      <text:p text:style-name="P12"><text:span text:style-name="T4">D’après Castells, même si l’espace se transforme, au début des années 1990, du matériel au dématérialisé, l’inter-opérabilité des lieux de décisions de ces centres d’opérations ne change pour autant pas leur statut de </text:span><text:span text:style-name="T5">centres</text:span><text:span text:style-name="T4">, de noeuds principaux par lesquels doivent transiter les noeuds secondaires afin de communiquer. Cette situation de réseau centralisé est elle-même une conséquence tant de dynamiques économiques et de services marchands, que d’un protocole (HTTP) impliquant la limitation de la duplication de l’information hébergée</text:span><text:span text:style-name="T4"><text:note text:id="ftn2" text:note-class="footnote"><text:note-citation>22</text:note-citation><text:note-body><text:p text:style-name="Footnote"><text:s/>Excepté pour ce qui est des téléchargements et des caches</text:p></text:note-body></text:note></text:span><text:span text:style-name="T4">.</text:span></text:p>
      <text:p text:style-name="P12"><text:span text:style-name="T4">C’est cette centralisation qui est le premier objet des critiques des deux protocoles étudiés ici. Ceux-ci nous montrent cependant qu’une telle situation de simultanéité peut, par ces mêmes moyens techniques, être repensée de diverses manières, et notamment en prenant en compte les communautés imaginées en tant qu’utilisatrices de ces protocoles, les priorités discursives des mainteneurs et mainteneuses des protocoles, considérant donc de manière plus holistique la conception d’un protocole, son implémentation et ses applications comme éléments indissociables d’un même discours.</text:span></text:p>
      <text:p text:style-name="P12"><text:span text:style-name="T4">D’une part, IPFS suggère que le réseau peut pousser encore plus loin cette dynamique, se basant sur une interprétation particulière de la vision originelle de Tim Berners-Lee, pour aboutir à un dispositif où le réseau est intégré directement dans chaque poste via un système de fichier. De cette manière sont contournés les côtés négatifs de la centralisation, notamment la disparition de contenus, et la lenteur de téléchargement des données va être résolue par un système d’identification et d’accès à ces contenus.</text:span></text:p>
      <text:p text:style-name="Text_20_body"><text:span text:style-name="T4">D’autre part, SSB approche le problème sous l’angle inverse. Il s’agit de pallier à l’impératif d’être connecté en permanence, à travers de larges conglomérats économiques, une nécessité qui obfusque la réalité que la synchronisation "authentique" entre individus est toujours repoussée un peu plus, créant un désir d’immédiateté accru, un phénomène théorisé notamment par Dominic Pettman sous le nom de </text:span><text:span text:style-name="T5">will-to-synchronize </text:span><text:reference-mark-start text:name="ZOTERO_ITEM CSL_CITATION {&quot;citationID&quot;:&quot;ywM5eN5H&quot;,&quot;properties&quot;:{&quot;formattedCitation&quot;:&quot;(Pettman, 2015)&quot;,&quot;plainCitation&quot;:&quot;(Pettman, 2015)&quot;,&quot;noteIndex&quot;:0},&quot;citationItems&quot;:[{&quot;id&quot;:1676,&quot;uris&quot;:[&quot;http://zotero.org/users/8512312/items/3VNFUQ6C&quot;],&quot;itemData&quot;:{&quot;id&quot;:1676,&quot;type&quot;:&quot;book&quot;,&quot;abstract&quot;:&quot;It is often argued that contemporary media homogenize our thoughts and actions, without us being fully aware of the restrictions they impose. But what if the problem is not that we are all synchronized to the same motions or moments, but rather dispersed into countless different emotional micro-experiences? What if the effect of so-called social media is to calibrate the interactive spectacle so that we never fully feel the same way as other potential allies at the same time? While one person is fuming about economic injustice or climate change denial, another is giggling at a cute cat video. And, two hours late, vice versa. The nebulous indignation which constitutes the very fuel of true social change can be redirected safely around the network, avoiding any dangerous surges of radical activity. In this short and provocative book, Dominic Pettman examines the deliberate deployment of what he calls hypermodulation, as a key strategy encoded into the contemporary media environment. His account challenges the various narratives that portray social media as a sinister space of synchronized attention, in which we are busily clicking ourselves to death. This critical reflection on the unprecedented power of the Internet requires us to rethink the potential for infinite distraction that our latest technologies now allow.&quot;,&quot;ISBN&quot;:&quot;978-1-5095-0226-4&quot;,&quot;language&quot;:&quot;en&quot;,&quot;note&quot;:&quot;Google-Books-ID: bG0BCgAAQBAJ&quot;,&quot;number-of-pages&quot;:&quot;140&quot;,&quot;publisher&quot;:&quot;John Wiley &amp; Sons&quot;,&quot;source&quot;:&quot;Google Books&quot;,&quot;title&quot;:&quot;Infinite Distraction&quot;,&quot;author&quot;:[{&quot;family&quot;:&quot;Pettman&quot;,&quot;given&quot;:&quot;Dominic&quot;}],&quot;issued&quot;:{&quot;date-parts&quot;:[[&quot;2015&quot;,11,23]]},&quot;citation-key&quot;:&quot;pettmanInfiniteDistraction2015&quot;}}],&quot;schema&quot;:&quot;https://github.com/citation-style-language/schema/raw/master/csl-citation.json&quot;} RND08P23H859T"/><text:span text:style-name="T4">(Pettman, </text:span><text:soft-page-break/><text:span text:style-name="T4">2015)</text:span><text:reference-mark-end text:name="ZOTERO_ITEM CSL_CITATION {&quot;citationID&quot;:&quot;ywM5eN5H&quot;,&quot;properties&quot;:{&quot;formattedCitation&quot;:&quot;(Pettman, 2015)&quot;,&quot;plainCitation&quot;:&quot;(Pettman, 2015)&quot;,&quot;noteIndex&quot;:0},&quot;citationItems&quot;:[{&quot;id&quot;:1676,&quot;uris&quot;:[&quot;http://zotero.org/users/8512312/items/3VNFUQ6C&quot;],&quot;itemData&quot;:{&quot;id&quot;:1676,&quot;type&quot;:&quot;book&quot;,&quot;abstract&quot;:&quot;It is often argued that contemporary media homogenize our thoughts and actions, without us being fully aware of the restrictions they impose. But what if the problem is not that we are all synchronized to the same motions or moments, but rather dispersed into countless different emotional micro-experiences? What if the effect of so-called social media is to calibrate the interactive spectacle so that we never fully feel the same way as other potential allies at the same time? While one person is fuming about economic injustice or climate change denial, another is giggling at a cute cat video. And, two hours late, vice versa. The nebulous indignation which constitutes the very fuel of true social change can be redirected safely around the network, avoiding any dangerous surges of radical activity. In this short and provocative book, Dominic Pettman examines the deliberate deployment of what he calls hypermodulation, as a key strategy encoded into the contemporary media environment. His account challenges the various narratives that portray social media as a sinister space of synchronized attention, in which we are busily clicking ourselves to death. This critical reflection on the unprecedented power of the Internet requires us to rethink the potential for infinite distraction that our latest technologies now allow.&quot;,&quot;ISBN&quot;:&quot;978-1-5095-0226-4&quot;,&quot;language&quot;:&quot;en&quot;,&quot;note&quot;:&quot;Google-Books-ID: bG0BCgAAQBAJ&quot;,&quot;number-of-pages&quot;:&quot;140&quot;,&quot;publisher&quot;:&quot;John Wiley &amp; Sons&quot;,&quot;source&quot;:&quot;Google Books&quot;,&quot;title&quot;:&quot;Infinite Distraction&quot;,&quot;author&quot;:[{&quot;family&quot;:&quot;Pettman&quot;,&quot;given&quot;:&quot;Dominic&quot;}],&quot;issued&quot;:{&quot;date-parts&quot;:[[&quot;2015&quot;,11,23]]},&quot;citation-key&quot;:&quot;pettmanInfiniteDistraction2015&quot;}}],&quot;schema&quot;:&quot;https://github.com/citation-style-language/schema/raw/master/csl-citation.json&quot;} RND08P23H859T"/><text:span text:style-name="T4">. SSB propose une vision du monde où l’espace et le temps de chacun des membres du réseau n’est pas identique, et où la proximité physique est une condition suffisante à l’échange d’information.</text:span></text:p>
      <text:p text:style-name="P21">Des positions similaires sur la centralisation, mais opposées sur la mise-à-disposition, donc. IPFS recherche une quasi-universalité (ou, selon leur dires, une inter-planétarité), alors que SSB recherche l’implémentation technique et culturelle d’une priorité au local. Et pourtant, ces deux protocoles, ces deux visions divergentes se basent sur des algorithmes extrêmement similaires, nous permettant alors de nous poser la question du déterminisme technologique.<text:bookmark-end text:name="linternet-lespace-et-le-temps"/></text:p>
      <text:h text:style-name="P17" text:outline-level="2"><text:bookmark-start text:name="déterminismes-socio-technologiques"/>Déterminismes socio-technologiques</text:h>
      <text:p text:style-name="P11">Dans les deux cas, nous avons à faire à des protocoles basés sur le principe de l’<text:span text:style-name="T2">append-only log</text:span>, c’est à dire une suite d’entités qui ne peut que s’accroître, et dont les entités précédentes dans la liste sont immuables. Ces listes immuables le sont rendues par l’utilisation de techniques cryptographique similaires à celles utilisés par les technologies dérivées de la blockchain. Et pourtant, un protocole est un objet socio-technique qui s’applique également à un <text:span text:style-name="T2">problem domain</text:span>, le domaine d’application de l’algorithme au-delà de son aspect strictement technologique et computationnel. La principale différence n’est donc pas la technologie mais le choix du domaine d’application: IPFS applique son protocole au contenu, possédant une relation à d’autres contenus (fichiers ou dossiers), et une relation à soi-même (établissant par la-même l’immutabilité, et la pérennité du contenu en question), disséminant cette information à travers des mécanismes de marché financier. À l’opposé, SSB utilise ces outils techniques pour définir l’individu, chaque noeud du réseau, comme propriétaire des l’information—socialisée, c’est-à-dire une chaine d’informations basées sur un graphe social, d’individus concrets qui disséminent l’information par proximité physique, ou par proximité sociale via les <text:span text:style-name="T2">pubs</text:span>.</text:p>
      <text:p text:style-name="P19"><text:soft-page-break/>La communauté d’IPFS, lorsqu’il s’agit de développer des applications pour le protocole, se retrouve toujours à considérer une approche globale, centralisée, pour un moteur de recherche<text:note text:id="ftn32" text:note-class="footnote"><text:note-citation>23</text:note-citation><text:note-body><text:p text:style-name="Footnote"><text:s/><text:span text:style-name="T11">Voir </text:span><text:a xlink:type="simple" xlink:href="https://discuss.ipfs.io/t/would-there-be-an-interest-in-an-ipfs-search-engine/8058/32" text:style-name="Internet_20_link" text:visited-style-name="Visited_20_Internet_20_Link"><text:span text:style-name="Internet_20_link">https://discuss.ipfs.io/t/would-there-be-an-interest-in-an-ipfs-search-engine/8058/32</text:span></text:a><text:span text:style-name="Internet_20_link"> </text:span><text:span text:style-name="Internet_20_link"><text:span text:style-name="T15">pour une discussion des tensions entre décentralization et indexation.</text:span></text:span></text:p></text:note-body></text:note>, ou encore à s’enquérir d’une architecture de réseau social qui semble être trop compliqué pour être véritablement centralisé<text:note text:id="ftn32" text:note-class="footnote"><text:note-citation>24</text:note-citation><text:note-body><text:p text:style-name="Footnote"><text:s/>Voir aussi <text:a xlink:type="simple" xlink:href="https://discuss.ipfs.io/t/social-media-architecture-with-ipfs/4625/84" text:style-name="Internet_20_link" text:visited-style-name="Visited_20_Internet_20_Link"><text:span text:style-name="Internet_20_link">https://discuss.ipfs.io/t/social-media-architecture-with-ipfs/4625/84</text:span></text:a> une discussion qui termine en la description d’un service d’hébergement de fichiers, néanmoins avec la mention de SSB</text:p></text:note-body></text:note>. Particulièrement révélateur est un des deux exemples donnés par les membres d’IPFS comme exemple de la résilience du protocole face à la censure: lors du référendum catalan de 2017, le site pour s’enregistrer en tant que que votant ou votante avait été censuré par les autorités de Madrid, et le site avait été mis en ligne sur IPFS en tant qu’alternative permanente d’un contenu victime de censure; pourtant, comme le note l’utilisateur Akira:</text:p>
      <text:p text:style-name="P6">Unfortunately, most users back then used the HTTP gateway gateway.ipfs.io 6, which was also censored, but tech-savvier users avoided censorship using a regular IPFS daemon and installing the simple IPFS Companion browser extension. IPFS is now way easier to use.<text:note text:id="ftn32" text:note-class="footnote"><text:note-citation>25</text:note-citation><text:note-body><text:p text:style-name="Footnote"><text:s/><text:span text:style-name="T11">Voir </text:span><text:a xlink:type="simple" xlink:href="https://discuss.ipfs.io/t/how-censorship-resistant-is-ipfs-intended-to-be/7892/5" text:style-name="Internet_20_link" text:visited-style-name="Visited_20_Internet_20_Link">https://discuss.ipfs.io/t/how-censorship-resistant-is-ipfs-intended-to-be/7892/5</text:a> <text:span text:style-name="T11">pour cette discussion des limites sociales d’une technologie anti-censure.</text:span></text:p></text:note-body></text:note></text:p>
      <text:p text:style-name="P8">La technologie était donc là, mais l’usage ne semble pas avoir suivi. De manière plus générale, l’écosystème d’IPFS semble se focaliser plus sur l’existence d’applications, que sur leur usage, tel que le montre également la page <text:span text:style-name="T2">Awesome IPFS</text:span>, dont environ la moitié des applications sont désormais désuettes ou non-maintenues<text:note text:id="ftn0" text:note-class="footnote"><text:note-citation>26</text:note-citation><text:note-body><text:p text:style-name="Footnote"><text:s/><text:span text:style-name="T11">Consulté le 21.02.2022, à l’addresse </text:span>https://awesome.ipfs.io/apps/</text:p></text:note-body></text:note> sur la centaine de disponible<text:span text:style-name="T11">s</text:span>.</text:p>
      <text:p text:style-name="P10">Plus qu’un déterminisme technologique, SSB semble incarner une approche mutuellement informative entre technique et culture qui est réminiscente de la théorie de l’acteur-réseau, à travers laquelle protocoles et humains co-existent et co-agissent dans un seul et même système. Tel que le présente la documentation du protocole, ce dernier est efficace non pas strictement par ses vertus techniques mais par l’environnement interpersonnel que procure la communauté utilisant ce protocole:</text:p>
      <text:p text:style-name="Block_20_Text"><text:span text:style-name="T5">One of its first applications was as a social network, and it has also become one of the most compelling because the </text:span><text:soft-page-break/><text:span text:style-name="T5">people who hang out there are not jerks.</text:span><text:reference-mark-start text:name="ZOTERO_ITEM CSL_CITATION {&quot;citationID&quot;:&quot;mlF5NPlm&quot;,&quot;properties&quot;:{&quot;formattedCitation&quot;:&quot;(Anonymous, 2021)&quot;,&quot;plainCitation&quot;:&quot;(Anonymous, 2021)&quot;,&quot;noteIndex&quot;:0},&quot;citationItems&quot;:[{&quot;id&quot;:3008,&quot;uris&quot;:[&quot;http://zotero.org/users/8512312/items/IEZPBPIB&quot;],&quot;itemData&quot;:{&quot;id&quot;:3008,&quot;type&quot;:&quot;webpage&quot;,&quot;abstract&quot;:&quot;social network&quot;,&quot;container-title&quot;:&quot;Scuttlebutt&quot;,&quot;language&quot;:&quot;en&quot;,&quot;title&quot;:&quot;Protocol&quot;,&quot;URL&quot;:&quot;https://scuttlebutt.nz/docs/protocol/&quot;,&quot;author&quot;:[{&quot;family&quot;:&quot;Anonymous&quot;,&quot;given&quot;:&quot;&quot;}],&quot;accessed&quot;:{&quot;date-parts&quot;:[[&quot;2023&quot;,1,2]]},&quot;issued&quot;:{&quot;date-parts&quot;:[[&quot;2021&quot;,8,12]]},&quot;citation-key&quot;:&quot;anonymous_protocol_2021&quot;}}],&quot;schema&quot;:&quot;https://github.com/citation-style-language/schema/raw/master/csl-citation.json&quot;} RNDfk3hccLeCG"/><text:span text:style-name="T5">(Anonymous, 2021)</text:span><text:reference-mark-end text:name="ZOTERO_ITEM CSL_CITATION {&quot;citationID&quot;:&quot;mlF5NPlm&quot;,&quot;properties&quot;:{&quot;formattedCitation&quot;:&quot;(Anonymous, 2021)&quot;,&quot;plainCitation&quot;:&quot;(Anonymous, 2021)&quot;,&quot;noteIndex&quot;:0},&quot;citationItems&quot;:[{&quot;id&quot;:3008,&quot;uris&quot;:[&quot;http://zotero.org/users/8512312/items/IEZPBPIB&quot;],&quot;itemData&quot;:{&quot;id&quot;:3008,&quot;type&quot;:&quot;webpage&quot;,&quot;abstract&quot;:&quot;social network&quot;,&quot;container-title&quot;:&quot;Scuttlebutt&quot;,&quot;language&quot;:&quot;en&quot;,&quot;title&quot;:&quot;Protocol&quot;,&quot;URL&quot;:&quot;https://scuttlebutt.nz/docs/protocol/&quot;,&quot;author&quot;:[{&quot;family&quot;:&quot;Anonymous&quot;,&quot;given&quot;:&quot;&quot;}],&quot;accessed&quot;:{&quot;date-parts&quot;:[[&quot;2023&quot;,1,2]]},&quot;issued&quot;:{&quot;date-parts&quot;:[[&quot;2021&quot;,8,12]]},&quot;citation-key&quot;:&quot;anonymous_protocol_2021&quot;}}],&quot;schema&quot;:&quot;https://github.com/citation-style-language/schema/raw/master/csl-citation.json&quot;} RNDfk3hccLeCG"/></text:p>
      <text:p text:style-name="P26"/>
      <text:p text:style-name="First_20_Paragraph"><text:span text:style-name="T4">Cet enchevêtrement entre développements technologiques et interactions sociales est présente dès la genèse de SSB, racontée par Dominic Tarr: il développe des concepts technologiques, les présente et intègre des contributions d’autres individus et collaborateurs, puis développe le protocole d’avantage, dans un mouvement de balance qui contraste avec l’aspect plus téléologique d’IPFS </text:span><text:reference-mark-start text:name="ZOTERO_ITEM CSL_CITATION {&quot;citationID&quot;:&quot;tIxTTPH6&quot;,&quot;properties&quot;:{&quot;formattedCitation&quot;:&quot;(Tarr, 2016)&quot;,&quot;plainCitation&quot;:&quot;(Tarr, 2016)&quot;,&quot;noteIndex&quot;:0},&quot;citationItems&quot;:[{&quot;id&quot;:3010,&quot;uris&quot;:[&quot;http://zotero.org/users/8512312/items/WWQUAUXK&quot;],&quot;itemData&quot;:{&quot;id&quot;:3010,&quot;type&quot;:&quot;webpage&quot;,&quot;title&quot;:&quot;Scuttlebutt Genesis · GitBook&quot;,&quot;URL&quot;:&quot;https://handbook.scuttlebutt.nz/stories/scuttlebutt-genesis&quot;,&quot;author&quot;:[{&quot;family&quot;:&quot;Tarr&quot;,&quot;given&quot;:&quot;Dominic&quot;}],&quot;accessed&quot;:{&quot;date-parts&quot;:[[&quot;2023&quot;,1,2]]},&quot;issued&quot;:{&quot;date-parts&quot;:[[&quot;2016&quot;,7,11]]},&quot;citation-key&quot;:&quot;tarr_scuttlebutt_2016&quot;}}],&quot;schema&quot;:&quot;https://github.com/citation-style-language/schema/raw/master/csl-citation.json&quot;} RNDek0mWDCTOt"/><text:span text:style-name="T4">(Tarr, 2016)</text:span><text:reference-mark-end text:name="ZOTERO_ITEM CSL_CITATION {&quot;citationID&quot;:&quot;tIxTTPH6&quot;,&quot;properties&quot;:{&quot;formattedCitation&quot;:&quot;(Tarr, 2016)&quot;,&quot;plainCitation&quot;:&quot;(Tarr, 2016)&quot;,&quot;noteIndex&quot;:0},&quot;citationItems&quot;:[{&quot;id&quot;:3010,&quot;uris&quot;:[&quot;http://zotero.org/users/8512312/items/WWQUAUXK&quot;],&quot;itemData&quot;:{&quot;id&quot;:3010,&quot;type&quot;:&quot;webpage&quot;,&quot;title&quot;:&quot;Scuttlebutt Genesis · GitBook&quot;,&quot;URL&quot;:&quot;https://handbook.scuttlebutt.nz/stories/scuttlebutt-genesis&quot;,&quot;author&quot;:[{&quot;family&quot;:&quot;Tarr&quot;,&quot;given&quot;:&quot;Dominic&quot;}],&quot;accessed&quot;:{&quot;date-parts&quot;:[[&quot;2023&quot;,1,2]]},&quot;issued&quot;:{&quot;date-parts&quot;:[[&quot;2016&quot;,7,11]]},&quot;citation-key&quot;:&quot;tarr_scuttlebutt_2016&quot;}}],&quot;schema&quot;:&quot;https://github.com/citation-style-language/schema/raw/master/csl-citation.json&quot;} RNDek0mWDCTOt"/><text:span text:style-name="T4">.</text:span><text:bookmark-end text:name="déterminismes-socio-technologiques"/><text:bookmark-end text:name="final"/></text:p>
      <text:h text:style-name="P13" text:outline-level="1"><text:bookmark-start text:name="conclusion"/>Conclusion</text:h>
      <text:p text:style-name="P7">Cette étude comparative de deux protocoles nous a, en fin de compte, permis de révéler la manière dont un dispositif technique présente des présupposés profonds quant à la manière dont la communication d’une information doit se dérouler, lorsqu’il est appliqué à un domaine en particulier, que ce soit en se focalisant sur le message (IPFS) ou sur les interlocuteurs ou interlocutrices (SSB).</text:p>
      <text:p text:style-name="P19">D’autre part, nous avons pu élucider comment cette rhétorique du protocole peut plus ou moins s’aligner à la rhétorique des utilisateurs (notamment en ce qui concerne la censure sur IPFS, ou en ce qui concerne la centralisation des données, ou l’application à des domaines plus spécifiques), et identifier certaines cohérences et incohérences entre les discours autour du protocole et les applications développées par ce protocole, touchant à la question du déterminisme technologique, que ce soit sur une trajectoire téléologique (IPFS), ou sur une trajectoire plus écologique (SSB). En fin de compte, donc, un protocole de communication semble impliquer un certain déterminisme par sa technologie, mais aussi par sa culture.<text:bookmark-end text:name="conclusion"/></text:p>
      <text:section text:style-name="Sect1" text:name="ZOTERO_BIBL {&quot;uncited&quot;:[],&quot;omitted&quot;:[],&quot;custom&quot;:[]} CSL_BIBLIOGRAPHY RND959aGH1DUH">
        <text:p text:style-name="P1">Anonymous. (2021, August 12). <text:span text:style-name="T1">Protocol</text:span>. Scuttlebutt. https://scuttlebutt.nz/docs/protocol/</text:p>
        <text:p text:style-name="Bibliography_20_1">Benet, J. (2014). IPFS - Content Addressed, Versioned, P2P File System. <text:span text:style-name="T1">ArXiv:1407.3561 [Cs]</text:span>. http://arxiv.org/abs/1407.3561</text:p>
        <text:p text:style-name="Bibliography_20_1">Benet, J. (2017, May 23). <text:span text:style-name="T1">Editing/deletion of content and power dynamics—Help / Old FAQ</text:span>. Discuss.Ipfs.Io. https://discuss.ipfs.io/t/editing-deletion-of-content-and-power-dynamics/407</text:p>
        <text:p text:style-name="Bibliography_20_1">Bogost, I. (2007). <text:span text:style-name="T1">The Rhetoric of Video Games</text:span>. /paper/The-Rhetoric-of-Video-Games-Bogost/58b92904ce0d37ab1726e40db881f02529039bd7</text:p>
        <text:p text:style-name="Bibliography_20_1">Cardon, D. (2019). <text:span text:style-name="T1">Culture numérique</text:span>. Presses de SciencesPo.</text:p>
        <text:p text:style-name="Bibliography_20_1">Castells, M. (2009). <text:span text:style-name="T1">Communication Power</text:span>. Oxford University Press.</text:p>
        <text:p text:style-name="Bibliography_20_1">Critical Art Ensemble. (1996). <text:span text:style-name="T1">Electronic Civil Disobedience &amp; Other Unpopular Ideas</text:span>. Critical Art Ensemble. http://www.critical-art.net/books/ecd/</text:p>
        <text:p text:style-name="Bibliography_20_1">Elkin-Koren, N. (2006). <text:span text:style-name="T1">Creative Commons: A Skeptical View of a Worthy Pursuit</text:span> (SSRN Scholarly Paper ID 885466). Social Science Research Network. https://papers.ssrn.com/abstract=885466</text:p>
        <text:p text:style-name="Bibliography_20_1">Fiscella, Z. (Director). (2018, December 27). <text:span text:style-name="T1">35C3—Scuttlebutt</text:span>. https://www.youtube.com/watch?v=JSWWkzsHhjk</text:p>
        <text:p text:style-name="Bibliography_20_1">Galloway, A. R. (2004). <text:span text:style-name="T1">Protocol: How Control Exists after Decentralization</text:span>. MIT Press.</text:p>
        <text:p text:style-name="Bibliography_20_1">Gupta, H. (2016). (Lack Of) Representation of Non Western World in process of creation of Web standards. <text:span text:style-name="T1">ArXiv:1609.01996 [Cs]</text:span>. http://arxiv.org/abs/1609.01996</text:p>
        <text:p text:style-name="Bibliography_20_1"><text:soft-page-break/>Gupta, R., &amp; Panda, R. (2020). Block the blocker: Studying the effects of Anti Ad-blocking. <text:span text:style-name="T1">ArXiv:2001.09434 [Cs]</text:span>. http://arxiv.org/abs/2001.09434</text:p>
        <text:p text:style-name="Bibliography_20_1">Hall, S. (1997). <text:span text:style-name="T1">Representation: Cultural Representations and Signifying Practices</text:span>. SAGE.</text:p>
        <text:p text:style-name="Bibliography_20_1">Henningsen, S., Florian, M., Rust, S., &amp; Scheuermann, B. (2020). Mapping the Interplanetary Filesystem. <text:span text:style-name="T1">ArXiv:2002.07747 [Cs]</text:span>. http://arxiv.org/abs/2002.07747</text:p>
        <text:p text:style-name="Bibliography_20_1">Hui, Y. (2016). <text:span text:style-name="T1">The Question Concerning Technology in China: An Essay in Cosmotechnics</text:span>. Urbanomic.</text:p>
        <text:p text:style-name="Bibliography_20_1">Lessig, L. (1999). <text:span text:style-name="T1">Code and Other Laws of Cyberspace</text:span>. Basic Books, Inc.</text:p>
        <text:p text:style-name="Bibliography_20_1">Mandeville, Z. (Director). (n.d.-a). <text:span text:style-name="T1">A Scuttlebutt Love Story</text:span>. Retrieved February 28, 2022, from https://vimeo.com/236358264</text:p>
        <text:p text:style-name="Bibliography_20_1">Mandeville, Z. (n.d.-b). <text:span text:style-name="T1">The Future Will be Technical</text:span>. Retrieved February 24, 2022, from https://coolguy.website/the-future-will-be-technical/index.html</text:p>
        <text:p text:style-name="Bibliography_20_1">Mullet, D. R. (2018). A General Critical Discourse Analysis Framework for Educational Research. <text:span text:style-name="T1">Journal of Advanced Academics</text:span>, <text:span text:style-name="T1">29</text:span>(2), 116–142. https://doi.org/10.1177/1932202X18758260</text:p>
        <text:p text:style-name="Bibliography_20_1">Pettman, D. (2015). <text:span text:style-name="T1">Infinite Distraction</text:span>. John Wiley &amp; Sons.</text:p>
        <text:p text:style-name="Bibliography_20_1">Protocol Labs. (n.d.). <text:span text:style-name="T1">History | IPFS Docs</text:span>. IPFS Docs. Retrieved February 28, 2022, from https://docs.ipfs.io/project/history/</text:p>
        <text:p text:style-name="Bibliography_20_1">Protocol Labs. (2014). <text:span text:style-name="T1">Filecoin: A Cryptocurrency Operated File Storage Network</text:span> [Self-published]. Protocol Labs. https://filecoin.io/filecoin-jul-2014.pdf</text:p>
        <text:p text:style-name="Bibliography_20_1">Protocol Labs. (2020, February 14). <text:span text:style-name="T1">New improvements to IPFS Bitswap for faster container image distribution</text:span>. IPFS Blog &amp; <text:soft-page-break/>News. https://blog.ipfs.io/2020-02-14-improved-bitswap-for-container-distribution/</text:p>
        <text:p text:style-name="Bibliography_20_1">stanfordonline (Director). (2015, October 22). <text:span text:style-name="T1">Stanford Seminar—IPFS and the Permanent Web</text:span>. https://www.youtube.com/watch?v=HUVmypx9HGI</text:p>
        <text:p text:style-name="Bibliography_20_1">Tarr, D. (2016, July 11). <text:span text:style-name="T1">Scuttlebutt Genesis · GitBook</text:span>. https://handbook.scuttlebutt.nz/stories/scuttlebutt-genesis</text:p>
        <text:p text:style-name="Bibliography_20_1">Tarr, D., Lavoie, E., Meyer, A., &amp; Tschudin, C. (2019). Secure Scuttlebutt: An Identity-Centric Protocol for Subjective and Decentralized Applications. <text:span text:style-name="T1">Proceedings of the 6th ACM Conference on Information-Centric Networking</text:span>, 1–11. https://doi.org/10.1145/3357150.3357396</text:p>
        <text:p text:style-name="Bibliography_20_1">Web3 Foundation (Director). (2019, September 6). <text:span text:style-name="T1">Secure Scuttlebutt Peer to Peer Infrastructure by Dominic Tarr at Web3 Summit 2019</text:span>. https://www.youtube.com/watch?v=W4VkVm4BylY</text:p>
        <text:p text:style-name="Bibliography_20_1">Willenberg, T. (2018, May 8). IPFS: The Internet Democratised. <text:span text:style-name="T1">Medium</text:span>. https://medium.com/@tonywillenberg/web-3-0-a-truly-democratised-internet-f4b06cb4077b</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svg:font-family="'Noto Sans', 'Droid Sans Mono', monospace, monospace, 'Droid Sans Fallback', 'Droid Sans Mono', monospace, monospac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3.53m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3.18mm" fo:margin-bottom="3.18mm" style:contextual-spacing="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loext:linked-style-name="Body_20_Text_20_Char" style:class="extra">
      <style:paragraph-properties fo:margin-top="0mm" fo:margin-bottom="2.12m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64mm" fo:margin-bottom="0.64mm" style:contextual-spacing="false"/>
    </style:style>
    <style:style style:name="Title" style:family="paragraph" style:parent-style-name="Standard" style:next-style-name="Text_20_body" style:class="chapter">
      <style:paragraph-properties fo:margin-top="8.47mm" fo:margin-bottom="4.23m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4.23mm" fo:margin-bottom="4.23m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mm" fo:margin-bottom="3.53m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mm" fo:margin-bottom="3.53m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5.29mm" fo:margin-bottom="5.29m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loext:graphic-properties draw:fill-gradient-name="gradient" draw:fill-hatch-name="hatch"/>
      <style:paragraph-properties fo:margin-left="0mm" fo:margin-right="0mm" fo:margin-top="0mm" fo:margin-bottom="1.99mm" style:contextual-spacing="false" fo:keep-together="always" fo:text-indent="0.49mm" style:auto-text-indent="false" fo:keep-with-next="always"/>
      <style:text-properties fo:color="#000000" loext:opacity="100%" style:font-name="Arial" fo:font-family="Arial" style:font-family-generic="swiss"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2" style:display-name="Heading 2" style:family="paragraph" style:parent-style-name="Standard" style:next-style-name="Text_20_body" style:default-outline-level="2" style:list-style-name="" style:class="text">
      <style:paragraph-properties fo:margin-top="3.53mm" fo:margin-bottom="0mm" style:contextual-spacing="false" fo:keep-together="always" fo:keep-with-next="always"/>
      <style:text-properties fo:color="#000000"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3" style:display-name="Heading 3" style:family="paragraph" style:parent-style-name="Standard" style:next-style-name="Text_20_body" style:default-outline-level="3" style:list-style-name="" style:class="text">
      <style:paragraph-properties fo:margin-top="3.53mm" fo:margin-bottom="0m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3.53mm" fo:margin-bottom="0m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3.53mm" fo:margin-bottom="0m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3.53mm" fo:margin-bottom="0m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3.53mm" fo:margin-bottom="0m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3.53mm" fo:margin-bottom="0m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3.53mm" fo:margin-bottom="0m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8.47mm" fo:margin-right="8.47mm" fo:margin-top="1.76mm" fo:margin-bottom="1.76mm" style:contextual-spacing="false" fo:text-indent="0mm" style:auto-text-indent="false"/>
    </style:style>
    <style:style style:name="Footnote" style:family="paragraph" style:parent-style-name="Standard" style:class="extra">
      <style:text-properties style:font-name="Arial" fo:font-family="Arial" style:font-family-generic="swiss" fo:font-size="9pt" style:font-size-asian="9pt" style:font-size-complex="9pt"/>
    </style:style>
    <style:style style:name="Definition_20_Term" style:display-name="Definition Term" style:family="paragraph" style:parent-style-name="Standard" style:next-style-name="Definition">
      <style:paragraph-properties fo:margin-top="0mm" fo:margin-bottom="0m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4.23mm" fo:margin-bottom="0m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62.95mm" style:type="center"/>
          <style:tab-stop style:position="125.91mm" style:type="right"/>
        </style:tab-stops>
      </style:paragraph-properties>
    </style:style>
    <style:style style:name="Header" style:family="paragraph" style:parent-style-name="Header_20_and_20_Footer" style:class="extra">
      <style:paragraph-properties text:number-lines="false" text:line-number="0">
        <style:tab-stops>
          <style:tab-stop style:position="62.95mm" style:type="center"/>
          <style:tab-stop style:position="125.91m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62.95mm" style:type="center"/>
          <style:tab-stop style:position="125.91mm" style:type="right"/>
        </style:tab-stops>
      </style:paragraph-properties>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25.91mm"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8.47mm" fo:margin-left="12.7m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8.47mm" fo:margin-left="25.4m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8.47mm" fo:margin-left="38.1m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8.47mm" fo:margin-left="50.8m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8.47mm" fo:margin-left="63.5m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8.47mm" fo:margin-left="76.2m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8.47mm" fo:margin-left="88.9m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8.47mm" fo:margin-left="101.6m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8.47mm" fo:margin-left="114.3m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5.9mm" fo:page-height="279.4mm" style:num-format="1" style:print-orientation="portrait" fo:margin-top="25.4mm" fo:margin-bottom="25.4mm" fo:margin-left="45mm" fo:margin-right="45mm" style:writing-mode="lr-tb" style:layout-grid-color="#c0c0c0" style:layout-grid-lines="22860" style:layout-grid-base-height="1.76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Header_20_left"/>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ritiques protocolaires d’Internet: Comparaison des projets IPFS et SecureScuttleButt</dc:title>
    <meta:initial-creator>Pierre Depaz</meta:initial-creator>
    <meta:creation-date>2023-01-02T14:58:24</meta:creation-date>
    <dc:date>2023-01-02T18:02:17.884530941</dc:date>
    <meta:generator>LibreOffice/7.4.3.2$Linux_X86_64 LibreOffice_project/40$Build-2</meta:generator>
    <meta:editing-duration>PT2H9M26S</meta:editing-duration>
    <meta:editing-cycles>40</meta:editing-cycles>
    <meta:document-statistic meta:table-count="0" meta:image-count="0" meta:object-count="0" meta:page-count="25" meta:paragraph-count="148" meta:word-count="7471" meta:character-count="52069" meta:non-whitespace-character-count="44745"/>
    <meta:user-defined meta:name="AppVersion">12.0000</meta:user-defined>
    <meta:user-defined meta:name="ZOTERO_PREF_1">&lt;data data-version="3" zotero-version="6.0.19"&gt;&lt;session id="4Ndm4a69"/&gt;&lt;style id="http://www.zotero.org/styles/apa" locale="en-US" hasBibliography="1" bibliographyStyleHasBeenSet="1"/&gt;&lt;prefs&gt;&lt;pref name="fieldType" value="ReferenceMark"/&gt;&lt;pref name="automa</meta:user-defined>
    <meta:user-defined meta:name="ZOTERO_PREF_2">ticJournalAbbreviations" value="true"/&gt;&lt;/prefs&gt;&lt;/data&gt;</meta:user-defined>
    <meta:user-defined meta:name="bibliography"/>
    <meta:template xlink:type="simple" xlink:actuate="onRequest" xlink:title="Normal.dotm" xlink:href=""/>
  </office:meta>
</office:document-meta>
</file>